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5" style:family="paragraph" style:parent-style-name="Thesis_5f_body">
      <style:text-properties fo:font-style="italic" fo:font-weight="bold" officeooo:rsid="02433408" officeooo:paragraph-rsid="02433408" style:font-style-asian="italic" style:font-weight-asian="bold" style:font-style-complex="italic" style:font-weight-complex="bold"/>
    </style:style>
    <style:style style:name="P6" style:family="paragraph" style:parent-style-name="Thesis_5f_body">
      <style:text-properties fo:font-style="italic" fo:font-weight="bold" officeooo:rsid="02d1e734" officeooo:paragraph-rsid="02d1e734" style:font-style-asian="italic" style:font-weight-asian="bold" style:font-style-complex="italic" style:font-weight-complex="bold"/>
    </style:style>
    <style:style style:name="P7" style:family="paragraph" style:parent-style-name="Thesis_5f_body">
      <style:text-properties fo:font-style="italic" fo:font-weight="bold" officeooo:rsid="01e32c06" style:font-style-asian="italic" style:font-weight-asian="bold" style:font-style-complex="italic" style:font-weight-complex="bold"/>
    </style:style>
    <style:style style:name="P8" style:family="paragraph" style:parent-style-name="Thesis_5f_body">
      <style:text-properties fo:font-style="italic" style:font-style-asian="italic" style:font-style-complex="italic"/>
    </style:style>
    <style:style style:name="P9" style:family="paragraph" style:parent-style-name="Thesis_5f_body">
      <style:text-properties fo:font-style="normal" fo:font-weight="bold" style:font-style-asian="normal" style:font-weight-asian="bold" style:font-style-complex="normal" style:font-weight-complex="bold"/>
    </style:style>
    <style:style style:name="P10" style:family="paragraph" style:parent-style-name="Thesis_5f_body">
      <style:text-properties officeooo:rsid="016197a2"/>
    </style:style>
    <style:style style:name="P11" style:family="paragraph" style:parent-style-name="Thesis_5f_body">
      <style:text-properties officeooo:paragraph-rsid="01d1fbc3"/>
    </style:style>
    <style:style style:name="P12" style:family="paragraph" style:parent-style-name="Thesis_5f_body">
      <style:text-properties fo:language="bg" fo:country="BG" officeooo:rsid="020811ef" officeooo:paragraph-rsid="020fa8f2"/>
    </style:style>
    <style:style style:name="P13" style:family="paragraph" style:parent-style-name="Thesis_5f_body">
      <style:paragraph-properties fo:text-align="justify" style:justify-single-word="false"/>
      <style:text-properties fo:language="bg" fo:country="BG" officeooo:rsid="02316f69" officeooo:paragraph-rsid="02316f69"/>
    </style:style>
    <style:style style:name="P14" style:family="paragraph" style:parent-style-name="Thesis_5f_body">
      <style:text-properties fo:language="bg" fo:country="BG" fo:font-style="italic" fo:font-weight="bold" officeooo:rsid="02452410" officeooo:paragraph-rsid="01f8082d" fo:background-color="transparent" style:font-style-asian="italic" style:font-weight-asian="bold" style:font-style-complex="italic" style:font-weight-complex="bold"/>
    </style:style>
    <style:style style:name="P15" style:family="paragraph" style:parent-style-name="Thesis_5f_body">
      <style:text-properties fo:language="bg" fo:country="BG" officeooo:rsid="024d3423" officeooo:paragraph-rsid="024d3423" fo:background-color="transparent"/>
    </style:style>
    <style:style style:name="P16" style:family="paragraph" style:parent-style-name="Thesis_5f_body">
      <style:text-properties fo:language="bg" fo:country="BG" officeooo:rsid="020c729a" officeooo:paragraph-rsid="02b74a49"/>
    </style:style>
    <style:style style:name="P17" style:family="paragraph" style:parent-style-name="Thesis_5f_body">
      <style:text-properties fo:language="bg" fo:country="BG" fo:font-style="normal" fo:font-weight="normal" officeooo:rsid="02806b7d" officeooo:paragraph-rsid="02906675" fo:background-color="transparent" style:font-style-asian="normal" style:font-weight-asian="normal" style:font-style-complex="normal" style:font-weight-complex="normal"/>
    </style:style>
    <style:style style:name="P18" style:family="paragraph" style:parent-style-name="Thesis_5f_body">
      <style:text-properties fo:language="bg" fo:country="BG" officeooo:rsid="0209fc3b" officeooo:paragraph-rsid="03df600c"/>
    </style:style>
    <style:style style:name="P19" style:family="paragraph" style:parent-style-name="Thesis_5f_body">
      <style:text-properties officeooo:rsid="02d8dab0" officeooo:paragraph-rsid="02d8dab0" fo:background-color="#ffff00"/>
    </style:style>
    <style:style style:name="P20" style:family="paragraph" style:parent-style-name="Thesis_5f_body">
      <style:text-properties officeooo:rsid="03c59137" officeooo:paragraph-rsid="03c5d787" fo:background-color="#ffff00"/>
    </style:style>
    <style:style style:name="P21" style:family="paragraph" style:parent-style-name="Thesis_5f_body">
      <style:text-properties officeooo:rsid="03c59137" officeooo:paragraph-rsid="03c63aa2" fo:background-color="#ffff00"/>
    </style:style>
    <style:style style:name="P22" style:family="paragraph" style:parent-style-name="Thesis_5f_body">
      <style:text-properties officeooo:rsid="0223c1b4" fo:background-color="#ffff00"/>
    </style:style>
    <style:style style:name="P23" style:family="paragraph" style:parent-style-name="Thesis_5f_body">
      <style:text-properties officeooo:rsid="0322b49a" officeooo:paragraph-rsid="032ef850" fo:background-color="#ffff00"/>
    </style:style>
    <style:style style:name="P24" style:family="paragraph" style:parent-style-name="Thesis_5f_body">
      <style:paragraph-properties fo:text-align="center" style:justify-single-word="false"/>
      <style:text-properties officeooo:rsid="020252a4" officeooo:paragraph-rsid="02301eed"/>
    </style:style>
    <style:style style:name="P25" style:family="paragraph" style:parent-style-name="Thesis_5f_body">
      <style:text-properties officeooo:paragraph-rsid="021c3539"/>
    </style:style>
    <style:style style:name="P26" style:family="paragraph" style:parent-style-name="Thesis_5f_body">
      <style:text-properties officeooo:paragraph-rsid="021eab53"/>
    </style:style>
    <style:style style:name="P27" style:family="paragraph" style:parent-style-name="Thesis_5f_body">
      <style:paragraph-properties fo:text-align="start" style:justify-single-word="false"/>
      <style:text-properties officeooo:rsid="022bd978" officeooo:paragraph-rsid="022bd978"/>
    </style:style>
    <style:style style:name="P28" style:family="paragraph" style:parent-style-name="Thesis_5f_body">
      <style:paragraph-properties fo:text-align="center" style:justify-single-word="false"/>
      <style:text-properties officeooo:paragraph-rsid="022bd978"/>
    </style:style>
    <style:style style:name="P29" style:family="paragraph" style:parent-style-name="Thesis_5f_body">
      <style:paragraph-properties fo:text-align="center" style:justify-single-word="false"/>
      <style:text-properties officeooo:paragraph-rsid="0243bddf"/>
    </style:style>
    <style:style style:name="P30" style:family="paragraph" style:parent-style-name="Thesis_5f_body">
      <style:paragraph-properties fo:text-align="center" style:justify-single-word="false"/>
      <style:text-properties officeooo:paragraph-rsid="0388cbe2"/>
    </style:style>
    <style:style style:name="P31" style:family="paragraph" style:parent-style-name="Thesis_5f_body">
      <style:text-properties officeooo:paragraph-rsid="022bd978"/>
    </style:style>
    <style:style style:name="P32" style:family="paragraph" style:parent-style-name="Thesis_5f_body">
      <style:text-properties officeooo:paragraph-rsid="022f01b8"/>
    </style:style>
    <style:style style:name="P33" style:family="paragraph" style:parent-style-name="Thesis_5f_body">
      <style:paragraph-properties fo:text-align="justify" style:justify-single-word="false"/>
      <style:text-properties officeooo:rsid="02032a7d" officeooo:paragraph-rsid="02316f69"/>
    </style:style>
    <style:style style:name="P34" style:family="paragraph" style:parent-style-name="Thesis_5f_body">
      <style:paragraph-properties fo:text-align="justify" style:justify-single-word="false"/>
      <style:text-properties officeooo:rsid="0204e267" officeooo:paragraph-rsid="0237717f"/>
    </style:style>
    <style:style style:name="P35" style:family="paragraph" style:parent-style-name="Thesis_5f_body">
      <style:paragraph-properties fo:text-align="justify" style:justify-single-word="false"/>
      <style:text-properties officeooo:paragraph-rsid="023cb3eb"/>
    </style:style>
    <style:style style:name="P36" style:family="paragraph" style:parent-style-name="Thesis_5f_body">
      <style:paragraph-properties fo:text-align="justify" style:justify-single-word="false"/>
      <style:text-properties officeooo:paragraph-rsid="02407147"/>
    </style:style>
    <style:style style:name="P37" style:family="paragraph" style:parent-style-name="Thesis_5f_body">
      <style:text-properties officeooo:paragraph-rsid="0243bddf"/>
    </style:style>
    <style:style style:name="P38" style:family="paragraph" style:parent-style-name="Thesis_5f_body">
      <style:text-properties officeooo:rsid="02452410" officeooo:paragraph-rsid="02467ba1"/>
    </style:style>
    <style:style style:name="P39" style:family="paragraph" style:parent-style-name="Thesis_5f_body">
      <style:text-properties officeooo:rsid="011e2908" officeooo:paragraph-rsid="021c3539"/>
    </style:style>
    <style:style style:name="P40" style:family="paragraph" style:parent-style-name="Thesis_5f_body">
      <style:text-properties fo:language="ru" fo:country="RU" officeooo:rsid="01f95797" officeooo:paragraph-rsid="0243bddf" fo:background-color="transparent"/>
    </style:style>
    <style:style style:name="P41" style:family="paragraph" style:parent-style-name="Thesis_5f_body">
      <style:text-properties fo:language="ru" fo:country="RU" officeooo:rsid="017b4e5e" officeooo:paragraph-rsid="02c29d7c"/>
    </style:style>
    <style:style style:name="P42" style:family="paragraph" style:parent-style-name="Thesis_5f_body">
      <style:text-properties fo:language="ru" fo:country="RU" fo:font-style="normal" fo:font-weight="normal" officeooo:rsid="02d1e734" fo:background-color="transparent" style:font-style-asian="normal" style:font-weight-asian="normal" style:font-style-complex="normal" style:font-weight-complex="normal"/>
    </style:style>
    <style:style style:name="P43" style:family="paragraph" style:parent-style-name="Thesis_5f_body">
      <style:text-properties fo:language="ru" fo:country="RU" officeooo:rsid="036c88a6" officeooo:paragraph-rsid="03794632"/>
    </style:style>
    <style:style style:name="P44" style:family="paragraph" style:parent-style-name="Thesis_5f_body">
      <style:text-properties fo:language="ru" fo:country="RU" officeooo:rsid="036c88a6" officeooo:paragraph-rsid="038d644c"/>
    </style:style>
    <style:style style:name="P45" style:family="paragraph" style:parent-style-name="Thesis_5f_body">
      <style:text-properties fo:language="ru" fo:country="RU" officeooo:rsid="037b0866" officeooo:paragraph-rsid="037d2b84"/>
    </style:style>
    <style:style style:name="P46" style:family="paragraph" style:parent-style-name="Thesis_5f_body">
      <style:text-properties fo:language="ru" fo:country="RU" officeooo:rsid="0385755b" officeooo:paragraph-rsid="038299cb"/>
    </style:style>
    <style:style style:name="P47" style:family="paragraph" style:parent-style-name="Thesis_5f_body">
      <style:text-properties fo:language="ru" fo:country="RU" officeooo:rsid="03727f09" officeooo:paragraph-rsid="03794632"/>
    </style:style>
    <style:style style:name="P48" style:family="paragraph" style:parent-style-name="Thesis_5f_body">
      <style:text-properties fo:language="ru" fo:country="RU" officeooo:rsid="03807614" officeooo:paragraph-rsid="03807614"/>
    </style:style>
    <style:style style:name="P49" style:family="paragraph" style:parent-style-name="Thesis_5f_body">
      <style:text-properties fo:language="ru" fo:country="RU" officeooo:rsid="038299cb" officeooo:paragraph-rsid="0388cbe2"/>
    </style:style>
    <style:style style:name="P50" style:family="paragraph" style:parent-style-name="Thesis_5f_body">
      <style:text-properties fo:language="ru" fo:country="RU" officeooo:rsid="03c63aa2" officeooo:paragraph-rsid="03c63aa2" fo:background-color="#ffff00"/>
    </style:style>
    <style:style style:name="P51" style:family="paragraph" style:parent-style-name="Thesis_5f_body">
      <style:text-properties fo:language="ru" fo:country="RU" officeooo:paragraph-rsid="03afc98f"/>
    </style:style>
    <style:style style:name="P52" style:family="paragraph" style:parent-style-name="Thesis_5f_body">
      <style:text-properties fo:language="ru" fo:country="RU" officeooo:rsid="03ccd9bc" officeooo:paragraph-rsid="03d8198b"/>
    </style:style>
    <style:style style:name="P53" style:family="paragraph" style:parent-style-name="Thesis_5f_body">
      <style:text-properties fo:language="ru" fo:country="RU" fo:font-style="italic" fo:font-weight="bold" officeooo:rsid="036550c1" officeooo:paragraph-rsid="036550c1" style:font-style-asian="italic" style:font-weight-asian="bold" style:font-style-complex="italic" style:font-weight-complex="bold"/>
    </style:style>
    <style:style style:name="P54" style:family="paragraph" style:parent-style-name="Thesis_5f_body">
      <style:text-properties fo:language="ru" fo:country="RU" officeooo:rsid="037fe5df" officeooo:paragraph-rsid="040bd3f0"/>
    </style:style>
    <style:style style:name="P55" style:family="paragraph" style:parent-style-name="Thesis_5f_body">
      <style:paragraph-properties fo:text-align="justify" style:justify-single-word="false"/>
      <style:text-properties style:text-position="0% 100%" fo:language="bg" fo:country="BG" officeooo:rsid="02316f69" officeooo:paragraph-rsid="0237717f"/>
    </style:style>
    <style:style style:name="P56" style:family="paragraph" style:parent-style-name="Thesis_5f_body">
      <style:text-properties officeooo:rsid="0256356d" officeooo:paragraph-rsid="0256356d"/>
    </style:style>
    <style:style style:name="P57" style:family="paragraph" style:parent-style-name="Thesis_5f_body">
      <style:text-properties officeooo:rsid="0223c1b4" officeooo:paragraph-rsid="0262477b"/>
    </style:style>
    <style:style style:name="P58" style:family="paragraph" style:parent-style-name="Thesis_5f_body">
      <style:text-properties officeooo:paragraph-rsid="02647b4a"/>
    </style:style>
    <style:style style:name="P59" style:family="paragraph" style:parent-style-name="Thesis_5f_body">
      <style:text-properties officeooo:paragraph-rsid="02669ddf"/>
    </style:style>
    <style:style style:name="P60" style:family="paragraph" style:parent-style-name="Thesis_5f_body">
      <style:text-properties style:font-name="Times New Roman" fo:language="bg" fo:country="BG" officeooo:rsid="028ea244" officeooo:paragraph-rsid="028fdca1" fo:background-color="transparent"/>
    </style:style>
    <style:style style:name="P61" style:family="paragraph" style:parent-style-name="Thesis_5f_body">
      <style:text-properties style:font-name="Times New Roman" fo:language="bg" fo:country="BG" officeooo:rsid="02902cb0" officeooo:paragraph-rsid="02902cb0" fo:background-color="transparent"/>
    </style:style>
    <style:style style:name="P62" style:family="paragraph" style:parent-style-name="Thesis_5f_body">
      <style:paragraph-properties fo:text-align="center" style:justify-single-word="false"/>
      <style:text-properties style:font-name="Times New Roman" fo:language="bg" fo:country="BG" officeooo:rsid="03807614" officeooo:paragraph-rsid="03807614" style:font-size-asian="10.5pt"/>
    </style:style>
    <style:style style:name="P63" style:family="paragraph" style:parent-style-name="Thesis_5f_body">
      <style:text-properties officeooo:paragraph-rsid="0289f5d1"/>
    </style:style>
    <style:style style:name="P64" style:family="paragraph" style:parent-style-name="Thesis_5f_body">
      <style:text-properties officeooo:paragraph-rsid="02906675"/>
    </style:style>
    <style:style style:name="P65" style:family="paragraph" style:parent-style-name="Thesis_5f_body">
      <style:text-properties officeooo:paragraph-rsid="02a1258a"/>
    </style:style>
    <style:style style:name="P66" style:family="paragraph" style:parent-style-name="Thesis_5f_body">
      <style:text-properties officeooo:paragraph-rsid="02a7c037"/>
    </style:style>
    <style:style style:name="P67" style:family="paragraph" style:parent-style-name="Thesis_5f_body">
      <style:text-properties officeooo:paragraph-rsid="02c29d7c"/>
    </style:style>
    <style:style style:name="P68" style:family="paragraph" style:parent-style-name="Thesis_5f_body">
      <style:text-properties officeooo:paragraph-rsid="02d57940"/>
    </style:style>
    <style:style style:name="P69" style:family="paragraph" style:parent-style-name="Thesis_5f_body">
      <style:text-properties officeooo:paragraph-rsid="02da7e72"/>
    </style:style>
    <style:style style:name="P70" style:family="paragraph" style:parent-style-name="Thesis_5f_body">
      <style:text-properties officeooo:rsid="029c96c9" officeooo:paragraph-rsid="029c96c9"/>
    </style:style>
    <style:style style:name="P71" style:family="paragraph" style:parent-style-name="Thesis_5f_body">
      <style:text-properties officeooo:rsid="018178aa" officeooo:paragraph-rsid="02c8c43a"/>
    </style:style>
    <style:style style:name="P72" style:family="paragraph" style:parent-style-name="Thesis_5f_body">
      <style:text-properties officeooo:paragraph-rsid="02e54a67"/>
    </style:style>
    <style:style style:name="P73" style:family="paragraph" style:parent-style-name="Thesis_5f_body">
      <style:text-properties officeooo:paragraph-rsid="02f25e91"/>
    </style:style>
    <style:style style:name="P74" style:family="paragraph" style:parent-style-name="Thesis_5f_body">
      <style:text-properties officeooo:paragraph-rsid="02f29667"/>
    </style:style>
    <style:style style:name="P75" style:family="paragraph" style:parent-style-name="Thesis_5f_body">
      <style:text-properties officeooo:paragraph-rsid="02faf8e9"/>
    </style:style>
    <style:style style:name="P76" style:family="paragraph" style:parent-style-name="Thesis_5f_body">
      <style:text-properties officeooo:rsid="02e54a67" officeooo:paragraph-rsid="02e91078"/>
    </style:style>
    <style:style style:name="P77" style:family="paragraph" style:parent-style-name="Thesis_5f_body">
      <style:text-properties officeooo:paragraph-rsid="01c386a6"/>
    </style:style>
    <style:style style:name="P78" style:family="paragraph" style:parent-style-name="Thesis_5f_body">
      <style:text-properties officeooo:rsid="030ae902" officeooo:paragraph-rsid="032ef850"/>
    </style:style>
    <style:style style:name="P79" style:family="paragraph" style:parent-style-name="Thesis_5f_body">
      <style:text-properties officeooo:paragraph-rsid="032ef850"/>
    </style:style>
    <style:style style:name="P80" style:family="paragraph" style:parent-style-name="Thesis_5f_body">
      <style:text-properties officeooo:paragraph-rsid="02b4546d"/>
    </style:style>
    <style:style style:name="P81" style:family="paragraph" style:parent-style-name="Thesis_5f_body">
      <style:text-properties officeooo:paragraph-rsid="0333b87e"/>
    </style:style>
    <style:style style:name="P82" style:family="paragraph" style:parent-style-name="Thesis_5f_body">
      <style:text-properties officeooo:rsid="030dda5f" officeooo:paragraph-rsid="032ef850"/>
    </style:style>
    <style:style style:name="P83" style:family="paragraph" style:parent-style-name="Thesis_5f_body">
      <style:text-properties officeooo:paragraph-rsid="035c13a5"/>
    </style:style>
    <style:style style:name="P84" style:family="paragraph" style:parent-style-name="Thesis_5f_body">
      <style:text-properties officeooo:paragraph-rsid="035dc0ef"/>
    </style:style>
    <style:style style:name="P85" style:family="paragraph" style:parent-style-name="Thesis_5f_body">
      <style:text-properties officeooo:rsid="033916ef" officeooo:paragraph-rsid="033916ef"/>
    </style:style>
    <style:style style:name="P86" style:family="paragraph" style:parent-style-name="Thesis_5f_body">
      <style:text-properties officeooo:rsid="036550c1" officeooo:paragraph-rsid="036550c1"/>
    </style:style>
    <style:style style:name="P87" style:family="paragraph" style:parent-style-name="Thesis_5f_body">
      <style:text-properties officeooo:rsid="02bb9787" officeooo:paragraph-rsid="03667c86"/>
    </style:style>
    <style:style style:name="P88" style:family="paragraph" style:parent-style-name="Thesis_5f_body">
      <style:text-properties officeooo:paragraph-rsid="03807614"/>
    </style:style>
    <style:style style:name="P89" style:family="paragraph" style:parent-style-name="Thesis_5f_body">
      <style:text-properties officeooo:paragraph-rsid="0388cbe2"/>
    </style:style>
    <style:style style:name="P90" style:family="paragraph" style:parent-style-name="Thesis_5f_body">
      <style:text-properties officeooo:paragraph-rsid="03b9758b"/>
    </style:style>
    <style:style style:name="P91" style:family="paragraph" style:parent-style-name="Thesis_5f_body">
      <style:text-properties officeooo:rsid="03b9cb28" officeooo:paragraph-rsid="03b9cb28"/>
    </style:style>
    <style:style style:name="P92" style:family="paragraph" style:parent-style-name="Thesis_5f_body">
      <style:text-properties officeooo:paragraph-rsid="03c9b2ac"/>
    </style:style>
    <style:style style:name="P93" style:family="paragraph" style:parent-style-name="Thesis_5f_body">
      <style:text-properties officeooo:rsid="03ccd9bc" officeooo:paragraph-rsid="03ccd9bc"/>
    </style:style>
    <style:style style:name="P94" style:family="paragraph" style:parent-style-name="Thesis_5f_body">
      <style:text-properties officeooo:rsid="03d31187" officeooo:paragraph-rsid="03d31187"/>
    </style:style>
    <style:style style:name="P95" style:family="paragraph" style:parent-style-name="Thesis_5f_body">
      <style:text-properties officeooo:paragraph-rsid="03e9781e"/>
    </style:style>
    <style:style style:name="P96" style:family="paragraph" style:parent-style-name="Thesis_5f_body">
      <style:text-properties officeooo:paragraph-rsid="03ed217e"/>
    </style:style>
    <style:style style:name="P97" style:family="paragraph" style:parent-style-name="Thesis_5f_body">
      <style:text-properties officeooo:paragraph-rsid="03fa50dc"/>
    </style:style>
    <style:style style:name="P98" style:family="paragraph" style:parent-style-name="Thesis_5f_body">
      <style:text-properties officeooo:paragraph-rsid="03fb4820"/>
    </style:style>
    <style:style style:name="P99" style:family="paragraph" style:parent-style-name="Thesis_5f_body">
      <style:text-properties officeooo:paragraph-rsid="04057150"/>
    </style:style>
    <style:style style:name="P100" style:family="paragraph" style:parent-style-name="Thesis_5f_body">
      <style:text-properties officeooo:paragraph-rsid="0405d70f"/>
    </style:style>
    <style:style style:name="P101" style:family="paragraph" style:parent-style-name="Thesis_5f_body">
      <style:text-properties officeooo:paragraph-rsid="0407bd0b"/>
    </style:style>
    <style:style style:name="P102" style:family="paragraph" style:parent-style-name="Thesis_5f_body">
      <style:text-properties officeooo:paragraph-rsid="040863cd"/>
    </style:style>
    <style:style style:name="P103" style:family="paragraph" style:parent-style-name="Thesis_5f_body">
      <style:text-properties officeooo:rsid="02216c56" officeooo:paragraph-rsid="0409812e"/>
    </style:style>
    <style:style style:name="P104" style:family="paragraph" style:parent-style-name="Table_20_Contents">
      <style:paragraph-properties fo:text-align="center" style:justify-single-word="false"/>
      <style:text-properties style:font-name="Times New Roman" officeooo:rsid="03794632" style:font-size-asian="10.5pt"/>
    </style:style>
    <style:style style:name="P105" style:family="paragraph" style:parent-style-name="Table_20_Contents">
      <style:paragraph-properties fo:text-align="center" style:justify-single-word="false"/>
      <style:text-properties style:font-name="Times New Roman" officeooo:rsid="03794632" officeooo:paragraph-rsid="03794632" style:font-size-asian="10.5pt"/>
    </style:style>
    <style:style style:name="P106" style:family="paragraph" style:parent-style-name="Table_20_Contents">
      <style:paragraph-properties fo:text-align="center" style:justify-single-word="false"/>
      <style:text-properties style:font-name="Times New Roman" style:font-size-asian="10.5pt"/>
    </style:style>
    <style:style style:name="P107" style:family="paragraph" style:parent-style-name="Table_20_Contents">
      <style:paragraph-properties fo:text-align="center" style:justify-single-word="false"/>
      <style:text-properties style:font-name="Times New Roman" officeooo:paragraph-rsid="03794632" style:font-size-asian="10.5pt"/>
    </style:style>
    <style:style style:name="P108" style:family="paragraph" style:parent-style-name="Table_20_Contents">
      <style:paragraph-properties fo:text-align="center" style:justify-single-word="false"/>
      <style:text-properties style:font-name="Times New Roman" officeooo:rsid="037d2b84" officeooo:paragraph-rsid="037d2b84" style:font-size-asian="10.5pt"/>
    </style:style>
    <style:style style:name="P109" style:family="paragraph" style:parent-style-name="Table_20_Contents">
      <style:paragraph-properties fo:text-align="center" style:justify-single-word="false"/>
      <style:text-properties style:font-name="Times New Roman" fo:font-weight="bold" officeooo:rsid="037d2b84" officeooo:paragraph-rsid="037d2b84" style:font-size-asian="10.5pt" style:font-weight-asian="bold" style:font-weight-complex="bold"/>
    </style:style>
    <style:style style:name="P110" style:family="paragraph" style:parent-style-name="Table_20_Contents">
      <style:paragraph-properties fo:text-align="center" style:justify-single-word="false"/>
      <style:text-properties style:font-name="Times New Roman" fo:font-style="normal" fo:font-weight="bold" officeooo:rsid="03794632" officeooo:paragraph-rsid="03794632" style:font-size-asian="10.5pt" style:font-style-asian="normal" style:font-weight-asian="bold" style:font-style-complex="normal" style:font-weight-complex="bold"/>
    </style:style>
    <style:style style:name="P111" style:family="paragraph" style:parent-style-name="Table_20_Contents">
      <style:paragraph-properties fo:text-align="center" style:justify-single-word="false"/>
      <style:text-properties style:font-name="Times New Roman" fo:language="bg" fo:country="BG" officeooo:rsid="03807614" officeooo:paragraph-rsid="03807614" style:font-size-asian="10.5pt"/>
    </style:style>
    <style:style style:name="P112" style:family="paragraph" style:parent-style-name="Table_20_Contents">
      <style:paragraph-properties fo:text-align="center" style:justify-single-word="false"/>
      <style:text-properties style:font-name="Times New Roman" fo:language="bg" fo:country="BG" officeooo:rsid="0381094e" officeooo:paragraph-rsid="0381094e" style:font-size-asian="10.5pt"/>
    </style:style>
    <style:style style:name="P113" style:family="paragraph" style:parent-style-name="Table_20_Contents">
      <style:paragraph-properties fo:text-align="center" style:justify-single-word="false"/>
      <style:text-properties style:font-name="Times New Roman" fo:language="bg" fo:country="BG" fo:font-weight="bold" officeooo:rsid="03807614" officeooo:paragraph-rsid="03807614" style:font-size-asian="10.5pt" style:font-weight-asian="bold" style:font-weight-complex="bold"/>
    </style:style>
    <style:style style:name="P114" style:family="paragraph" style:parent-style-name="Thesis_5f_Heading3" style:list-style-name="Thesis_5f_numbering"/>
    <style:style style:name="P115" style:family="paragraph" style:parent-style-name="Thesis_5f_body" style:list-style-name="L1"/>
    <style:style style:name="P116" style:family="paragraph" style:parent-style-name="Thesis_5f_Heading2" style:list-style-name="Thesis_5f_numbering"/>
    <style:style style:name="P117" style:family="paragraph" style:parent-style-name="Thesis_5f_Heading1" style:list-style-name="Thesis_5f_numbering" style:master-page-name="Thesis_5f_bodyPage">
      <style:paragraph-properties style:page-number="auto"/>
    </style:style>
    <style:style style:name="P1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style:text-position="super 58%" style:font-name="Times New Roman" fo:language="en" fo:country="US" officeooo:rsid="024d3423" fo:background-color="transparent" loext:char-shading-value="0"/>
    </style:style>
    <style:style style:name="T4" style:family="text">
      <style:text-properties style:text-position="super 58%" style:font-name="Times New Roman" fo:language="bg" fo:country="BG" officeooo:rsid="02647b4a" fo:background-color="transparent" loext:char-shading-value="0"/>
    </style:style>
    <style:style style:name="T5" style:family="text">
      <style:text-properties style:text-position="super 58%" officeooo:rsid="030c542f"/>
    </style:style>
    <style:style style:name="T6" style:family="text">
      <style:text-properties style:text-position="super 58%" officeooo:rsid="03290a8b"/>
    </style:style>
    <style:style style:name="T7" style:family="text">
      <style:text-properties style:text-position="super 58%" fo:language="ru" fo:country="RU" officeooo:rsid="0360478b"/>
    </style:style>
    <style:style style:name="T8" style:family="text">
      <style:text-properties officeooo:rsid="030dda5f" fo:background-color="#ffff00" loext:char-shading-value="0"/>
    </style:style>
    <style:style style:name="T9" style:family="text">
      <style:text-properties style:text-position="sub 58%" fo:language="en" fo:country="US"/>
    </style:style>
    <style:style style:name="T10" style:family="text">
      <style:text-properties style:text-position="sub 58%" fo:language="en" fo:country="US" style:font-size-asian="10.5pt"/>
    </style:style>
    <style:style style:name="T11" style:family="text">
      <style:text-properties style:text-position="sub 58%" fo:language="ru" fo:country="RU" officeooo:rsid="0114fb40"/>
    </style:style>
    <style:style style:name="T12" style:family="text">
      <style:text-properties style:text-position="sub 58%" officeooo:rsid="030c542f"/>
    </style:style>
    <style:style style:name="T13" style:family="text">
      <style:text-properties style:text-position="sub 58%" officeooo:rsid="03290a8b"/>
    </style:style>
    <style:style style:name="T14" style:family="text">
      <style:text-properties style:text-position="0% 100%" fo:language="ru" fo:country="RU" officeooo:rsid="0114fb40"/>
    </style:style>
    <style:style style:name="T15" style:family="text">
      <style:text-properties style:text-position="0% 100%" fo:language="en" fo:country="US"/>
    </style:style>
    <style:style style:name="T16" style:family="text">
      <style:text-properties style:text-position="0% 100%" fo:language="en" fo:country="US" officeooo:rsid="020572cc"/>
    </style:style>
    <style:style style:name="T17" style:family="text">
      <style:text-properties style:text-position="0% 100%" fo:language="en" fo:country="US" officeooo:rsid="0237717f"/>
    </style:style>
    <style:style style:name="T18" style:family="text">
      <style:text-properties style:text-position="0% 100%" fo:language="en" fo:country="US" officeooo:rsid="023e832c" fo:background-color="transparent" loext:char-shading-value="0"/>
    </style:style>
    <style:style style:name="T19" style:family="text">
      <style:text-properties style:text-position="0% 100%" fo:language="en" fo:country="US" officeooo:rsid="0240b852" fo:background-color="transparent" loext:char-shading-value="0"/>
    </style:style>
    <style:style style:name="T20" style:family="text">
      <style:text-properties style:text-position="0% 100%" fo:language="en" fo:country="US" officeooo:rsid="0240b852"/>
    </style:style>
    <style:style style:name="T21" style:family="text">
      <style:text-properties style:text-position="0% 100%" fo:language="bg" fo:country="BG"/>
    </style:style>
    <style:style style:name="T22" style:family="text">
      <style:text-properties style:text-position="0% 100%" fo:language="bg" fo:country="BG" officeooo:rsid="0204e267"/>
    </style:style>
    <style:style style:name="T23" style:family="text">
      <style:text-properties style:text-position="0% 100%" fo:language="bg" fo:country="BG" officeooo:rsid="020572cc"/>
    </style:style>
    <style:style style:name="T24" style:family="text">
      <style:text-properties style:text-position="0% 100%" fo:language="bg" fo:country="BG" officeooo:rsid="02316f69"/>
    </style:style>
    <style:style style:name="T25" style:family="text">
      <style:text-properties style:text-position="0% 100%" fo:language="bg" fo:country="BG" officeooo:rsid="0237717f"/>
    </style:style>
    <style:style style:name="T26" style:family="text">
      <style:text-properties style:text-position="0% 100%" fo:language="bg" fo:country="BG" officeooo:rsid="023cb3eb"/>
    </style:style>
    <style:style style:name="T27" style:family="text">
      <style:text-properties style:text-position="0% 100%" fo:language="bg" fo:country="BG" officeooo:rsid="020252a4" fo:background-color="transparent" loext:char-shading-value="0"/>
    </style:style>
    <style:style style:name="T28" style:family="text">
      <style:text-properties style:text-position="0% 100%" fo:language="bg" fo:country="BG" officeooo:rsid="023e832c" fo:background-color="transparent" loext:char-shading-value="0"/>
    </style:style>
    <style:style style:name="T29" style:family="text">
      <style:text-properties style:text-position="0% 100%" fo:language="bg" fo:country="BG" officeooo:rsid="024292dc"/>
    </style:style>
    <style:style style:name="T30" style:family="text">
      <style:text-properties style:text-position="0% 100%" fo:language="bg" fo:country="BG" officeooo:rsid="03e684b2"/>
    </style:style>
    <style:style style:name="T31" style:family="text">
      <style:text-properties style:text-position="0% 100%" style:font-name="Times New Roman" fo:language="en" fo:country="US" officeooo:rsid="02647b4a" fo:background-color="transparent" loext:char-shading-value="0"/>
    </style:style>
    <style:style style:name="T32" style:family="text">
      <style:text-properties style:text-position="0% 100%" style:font-name="Times New Roman" fo:language="en" fo:country="US" officeooo:rsid="024d3423" fo:background-color="transparent" loext:char-shading-value="0"/>
    </style:style>
    <style:style style:name="T33" style:family="text">
      <style:text-properties style:text-position="0% 100%" style:font-name="Times New Roman" fo:language="bg" fo:country="BG" officeooo:rsid="0269e92a" fo:background-color="transparent" loext:char-shading-value="0"/>
    </style:style>
    <style:style style:name="T34" style:family="text">
      <style:text-properties style:text-position="0% 100%" style:font-name="Times New Roman" fo:language="bg" fo:country="BG" officeooo:rsid="026b2712" fo:background-color="transparent" loext:char-shading-value="0"/>
    </style:style>
    <style:style style:name="T35" style:family="text">
      <style:text-properties style:text-position="0% 100%" style:font-name="Times New Roman" fo:language="bg" fo:country="BG" officeooo:rsid="026dfc35" fo:background-color="transparent" loext:char-shading-value="0"/>
    </style:style>
    <style:style style:name="T36" style:family="text">
      <style:text-properties style:text-position="0% 100%" style:font-name="Times New Roman" fo:language="bg" fo:country="BG" officeooo:rsid="03e9781e" fo:background-color="transparent" loext:char-shading-value="0"/>
    </style:style>
    <style:style style:name="T37" style:family="text">
      <style:text-properties style:text-position="0% 100%" style:font-name="Times New Roman" fo:language="bg" fo:country="BG" officeooo:rsid="03eb0097" fo:background-color="transparent" loext:char-shading-value="0"/>
    </style:style>
    <style:style style:name="T38" style:family="text">
      <style:text-properties style:text-position="0% 100%" style:font-name="Times New Roman4" fo:language="bg" fo:country="BG" officeooo:rsid="024d3423" fo:background-color="transparent" loext:char-shading-value="0"/>
    </style:style>
    <style:style style:name="T39" style:family="text">
      <style:text-properties officeooo:rsid="01458ba0" fo:background-color="transparent" loext:char-shading-value="0"/>
    </style:style>
    <style:style style:name="T40" style:family="text">
      <style:text-properties officeooo:rsid="011e2908" fo:background-color="transparent" loext:char-shading-value="0"/>
    </style:style>
    <style:style style:name="T41" style:family="text">
      <style:text-properties officeooo:rsid="014ae22a" fo:background-color="transparent" loext:char-shading-value="0"/>
    </style:style>
    <style:style style:name="T42" style:family="text">
      <style:text-properties officeooo:rsid="014c301c" fo:background-color="transparent" loext:char-shading-value="0"/>
    </style:style>
    <style:style style:name="T43" style:family="text">
      <style:text-properties fo:color="#000000" officeooo:rsid="016197a2"/>
    </style:style>
    <style:style style:name="T44" style:family="text">
      <style:text-properties fo:language="ru" fo:country="RU"/>
    </style:style>
    <style:style style:name="T45" style:family="text">
      <style:text-properties fo:language="ru" fo:country="RU" officeooo:rsid="0114fb40"/>
    </style:style>
    <style:style style:name="T46" style:family="text">
      <style:text-properties fo:language="ru" fo:country="RU" officeooo:rsid="011846d8"/>
    </style:style>
    <style:style style:name="T47" style:family="text">
      <style:text-properties fo:language="ru" fo:country="RU" officeooo:rsid="012e22f9"/>
    </style:style>
    <style:style style:name="T48" style:family="text">
      <style:text-properties fo:language="ru" fo:country="RU" officeooo:rsid="012f5c58"/>
    </style:style>
    <style:style style:name="T49" style:family="text">
      <style:text-properties fo:language="ru" fo:country="RU" officeooo:rsid="0132ef5d"/>
    </style:style>
    <style:style style:name="T50" style:family="text">
      <style:text-properties fo:language="ru" fo:country="RU" fo:background-color="transparent" loext:char-shading-value="0"/>
    </style:style>
    <style:style style:name="T51" style:family="text">
      <style:text-properties fo:language="ru" fo:country="RU" officeooo:rsid="01f95797" fo:background-color="transparent" loext:char-shading-value="0"/>
    </style:style>
    <style:style style:name="T52" style:family="text">
      <style:text-properties fo:language="ru" fo:country="RU" officeooo:rsid="0116663d" fo:background-color="transparent" loext:char-shading-value="0"/>
    </style:style>
    <style:style style:name="T53" style:family="text">
      <style:text-properties fo:language="ru" fo:country="RU" officeooo:rsid="02a1258a" fo:background-color="transparent" loext:char-shading-value="0"/>
    </style:style>
    <style:style style:name="T54" style:family="text">
      <style:text-properties fo:language="ru" fo:country="RU" officeooo:rsid="02a43f44" fo:background-color="transparent" loext:char-shading-value="0"/>
    </style:style>
    <style:style style:name="T55" style:family="text">
      <style:text-properties fo:language="ru" fo:country="RU" officeooo:rsid="03018a0e" fo:background-color="transparent" loext:char-shading-value="0"/>
    </style:style>
    <style:style style:name="T56" style:family="text">
      <style:text-properties fo:language="ru" fo:country="RU" officeooo:rsid="0302601a" fo:background-color="transparent" loext:char-shading-value="0"/>
    </style:style>
    <style:style style:name="T57" style:family="text">
      <style:text-properties fo:language="ru" fo:country="RU" officeooo:rsid="0309534b" fo:background-color="transparent" loext:char-shading-value="0"/>
    </style:style>
    <style:style style:name="T58" style:family="text">
      <style:text-properties fo:language="ru" fo:country="RU" officeooo:rsid="03040e44" fo:background-color="transparent" loext:char-shading-value="0"/>
    </style:style>
    <style:style style:name="T59" style:family="text">
      <style:text-properties fo:language="ru" fo:country="RU" officeooo:rsid="0309e951" fo:background-color="transparent" loext:char-shading-value="0"/>
    </style:style>
    <style:style style:name="T60" style:family="text">
      <style:text-properties fo:language="ru" fo:country="RU" officeooo:rsid="0328cc18" fo:background-color="transparent" loext:char-shading-value="0"/>
    </style:style>
    <style:style style:name="T61" style:family="text">
      <style:text-properties fo:language="ru" fo:country="RU" officeooo:rsid="032ae6b5" fo:background-color="transparent" loext:char-shading-value="0"/>
    </style:style>
    <style:style style:name="T62" style:family="text">
      <style:text-properties fo:language="ru" fo:country="RU" officeooo:rsid="0333b87e" fo:background-color="transparent" loext:char-shading-value="0"/>
    </style:style>
    <style:style style:name="T63" style:family="text">
      <style:text-properties fo:language="ru" fo:country="RU" officeooo:rsid="033468b1" fo:background-color="transparent" loext:char-shading-value="0"/>
    </style:style>
    <style:style style:name="T64" style:family="text">
      <style:text-properties fo:language="ru" fo:country="RU" officeooo:rsid="03359499" fo:background-color="transparent" loext:char-shading-value="0"/>
    </style:style>
    <style:style style:name="T65" style:family="text">
      <style:text-properties fo:language="ru" fo:country="RU" officeooo:rsid="03376d89" fo:background-color="transparent" loext:char-shading-value="0"/>
    </style:style>
    <style:style style:name="T66" style:family="text">
      <style:text-properties fo:language="ru" fo:country="RU" officeooo:rsid="033aefb6" fo:background-color="transparent" loext:char-shading-value="0"/>
    </style:style>
    <style:style style:name="T67" style:family="text">
      <style:text-properties fo:language="ru" fo:country="RU" officeooo:rsid="030745f4" fo:background-color="transparent" loext:char-shading-value="0"/>
    </style:style>
    <style:style style:name="T68" style:family="text">
      <style:text-properties fo:language="ru" fo:country="RU" officeooo:rsid="0135215b"/>
    </style:style>
    <style:style style:name="T69" style:family="text">
      <style:text-properties fo:language="ru" fo:country="RU" officeooo:rsid="0179ceb9"/>
    </style:style>
    <style:style style:name="T70" style:family="text">
      <style:text-properties fo:language="ru" fo:country="RU" officeooo:rsid="017b4e5e"/>
    </style:style>
    <style:style style:name="T71" style:family="text">
      <style:text-properties fo:language="ru" fo:country="RU" officeooo:rsid="019e9021"/>
    </style:style>
    <style:style style:name="T72" style:family="text">
      <style:text-properties fo:language="ru" fo:country="RU" officeooo:rsid="019fcfd6"/>
    </style:style>
    <style:style style:name="T73" style:family="text">
      <style:text-properties fo:language="ru" fo:country="RU" officeooo:rsid="01a014c2"/>
    </style:style>
    <style:style style:name="T74" style:family="text">
      <style:text-properties fo:language="ru" fo:country="RU" officeooo:rsid="01a51461"/>
    </style:style>
    <style:style style:name="T75" style:family="text">
      <style:text-properties fo:language="ru" fo:country="RU" officeooo:rsid="01b2cbb3"/>
    </style:style>
    <style:style style:name="T76" style:family="text">
      <style:text-properties fo:language="ru" fo:country="RU" officeooo:rsid="01c386a6"/>
    </style:style>
    <style:style style:name="T77" style:family="text">
      <style:text-properties fo:language="ru" fo:country="RU" officeooo:rsid="01e574b9"/>
    </style:style>
    <style:style style:name="T78" style:family="text">
      <style:text-properties fo:language="ru" fo:country="RU" officeooo:rsid="01e77159"/>
    </style:style>
    <style:style style:name="T79" style:family="text">
      <style:text-properties fo:language="ru" fo:country="RU" officeooo:rsid="022bd978"/>
    </style:style>
    <style:style style:name="T80" style:family="text">
      <style:text-properties fo:language="ru" fo:country="RU" officeooo:rsid="029d8513"/>
    </style:style>
    <style:style style:name="T81" style:family="text">
      <style:text-properties fo:language="ru" fo:country="RU" officeooo:rsid="029f26c8"/>
    </style:style>
    <style:style style:name="T82" style:family="text">
      <style:text-properties fo:language="ru" fo:country="RU" officeooo:rsid="02a1258a"/>
    </style:style>
    <style:style style:name="T83" style:family="text">
      <style:text-properties fo:language="ru" fo:country="RU" officeooo:rsid="02a38236"/>
    </style:style>
    <style:style style:name="T84" style:family="text">
      <style:text-properties fo:language="ru" fo:country="RU" officeooo:rsid="02a43f44"/>
    </style:style>
    <style:style style:name="T85" style:family="text">
      <style:text-properties fo:language="ru" fo:country="RU" officeooo:rsid="02a5a0fa"/>
    </style:style>
    <style:style style:name="T86" style:family="text">
      <style:text-properties fo:language="ru" fo:country="RU" officeooo:rsid="02bfe583"/>
    </style:style>
    <style:style style:name="T87" style:family="text">
      <style:text-properties fo:language="ru" fo:country="RU" officeooo:rsid="02c12a72"/>
    </style:style>
    <style:style style:name="T88" style:family="text">
      <style:text-properties fo:language="ru" fo:country="RU" officeooo:rsid="02c30232"/>
    </style:style>
    <style:style style:name="T89" style:family="text">
      <style:text-properties fo:language="ru" fo:country="RU" officeooo:rsid="02d1e734"/>
    </style:style>
    <style:style style:name="T90" style:family="text">
      <style:text-properties fo:language="ru" fo:country="RU" officeooo:rsid="02d3b7f0"/>
    </style:style>
    <style:style style:name="T91" style:family="text">
      <style:text-properties fo:language="ru" fo:country="RU" officeooo:rsid="02d57940"/>
    </style:style>
    <style:style style:name="T92" style:family="text">
      <style:text-properties fo:language="ru" fo:country="RU" officeooo:rsid="02d5d240"/>
    </style:style>
    <style:style style:name="T93" style:family="text">
      <style:text-properties fo:language="ru" fo:country="RU" officeooo:rsid="02da7e72"/>
    </style:style>
    <style:style style:name="T94" style:family="text">
      <style:text-properties fo:language="ru" fo:country="RU" officeooo:rsid="02efaeb2"/>
    </style:style>
    <style:style style:name="T95" style:family="text">
      <style:text-properties fo:language="ru" fo:country="RU" officeooo:rsid="02f07443"/>
    </style:style>
    <style:style style:name="T96" style:family="text">
      <style:text-properties fo:language="ru" fo:country="RU" officeooo:rsid="02f25e91"/>
    </style:style>
    <style:style style:name="T97" style:family="text">
      <style:text-properties fo:language="ru" fo:country="RU" officeooo:rsid="02f29667"/>
    </style:style>
    <style:style style:name="T98" style:family="text">
      <style:text-properties fo:language="ru" fo:country="RU" officeooo:rsid="02f45237"/>
    </style:style>
    <style:style style:name="T99" style:family="text">
      <style:text-properties fo:language="ru" fo:country="RU" officeooo:rsid="02f63f3b"/>
    </style:style>
    <style:style style:name="T100" style:family="text">
      <style:text-properties fo:language="ru" fo:country="RU" officeooo:rsid="02f6bb36"/>
    </style:style>
    <style:style style:name="T101" style:family="text">
      <style:text-properties fo:language="ru" fo:country="RU" officeooo:rsid="02f89262"/>
    </style:style>
    <style:style style:name="T102" style:family="text">
      <style:text-properties fo:language="ru" fo:country="RU" officeooo:rsid="02f96f2d"/>
    </style:style>
    <style:style style:name="T103" style:family="text">
      <style:text-properties fo:language="ru" fo:country="RU" officeooo:rsid="02faf8e9"/>
    </style:style>
    <style:style style:name="T104" style:family="text">
      <style:text-properties fo:language="ru" fo:country="RU" officeooo:rsid="02fc9825"/>
    </style:style>
    <style:style style:name="T105" style:family="text">
      <style:text-properties fo:language="ru" fo:country="RU" officeooo:rsid="02fe6b87"/>
    </style:style>
    <style:style style:name="T106" style:family="text">
      <style:text-properties fo:language="ru" fo:country="RU" officeooo:rsid="03018a0e"/>
    </style:style>
    <style:style style:name="T107" style:family="text">
      <style:text-properties fo:language="ru" fo:country="RU" officeooo:rsid="034e5d9d" fo:background-color="#ffff00" loext:char-shading-value="0"/>
    </style:style>
    <style:style style:name="T108" style:family="text">
      <style:text-properties fo:language="ru" fo:country="RU" officeooo:rsid="035dc0ef" fo:background-color="#ffff00" loext:char-shading-value="0"/>
    </style:style>
    <style:style style:name="T109" style:family="text">
      <style:text-properties fo:language="ru" fo:country="RU" officeooo:rsid="035ee637" fo:background-color="#ffff00" loext:char-shading-value="0"/>
    </style:style>
    <style:style style:name="T110" style:family="text">
      <style:text-properties fo:language="ru" fo:country="RU" officeooo:rsid="03afc98f" fo:background-color="#ffff00" loext:char-shading-value="0"/>
    </style:style>
    <style:style style:name="T111" style:family="text">
      <style:text-properties fo:language="ru" fo:country="RU" officeooo:rsid="03c63aa2" fo:background-color="#ffff00" loext:char-shading-value="0"/>
    </style:style>
    <style:style style:name="T112" style:family="text">
      <style:text-properties fo:language="ru" fo:country="RU" officeooo:rsid="03c9b2ac" fo:background-color="#ffff00" loext:char-shading-value="0"/>
    </style:style>
    <style:style style:name="T113" style:family="text">
      <style:text-properties fo:language="ru" fo:country="RU" officeooo:rsid="03bbe83a" fo:background-color="#ffff00" loext:char-shading-value="0"/>
    </style:style>
    <style:style style:name="T114" style:family="text">
      <style:text-properties fo:language="ru" fo:country="RU" officeooo:rsid="03caf9ff" fo:background-color="#ffff00" loext:char-shading-value="0"/>
    </style:style>
    <style:style style:name="T115" style:family="text">
      <style:text-properties fo:language="ru" fo:country="RU" officeooo:rsid="03c7c107" fo:background-color="#ffff00" loext:char-shading-value="0"/>
    </style:style>
    <style:style style:name="T116" style:family="text">
      <style:text-properties fo:language="ru" fo:country="RU" officeooo:rsid="03d73594" fo:background-color="#ffff00" loext:char-shading-value="0"/>
    </style:style>
    <style:style style:name="T117" style:family="text">
      <style:text-properties fo:language="ru" fo:country="RU" officeooo:rsid="0305a991"/>
    </style:style>
    <style:style style:name="T118" style:family="text">
      <style:text-properties fo:language="ru" fo:country="RU" officeooo:rsid="03071805"/>
    </style:style>
    <style:style style:name="T119" style:family="text">
      <style:text-properties fo:language="ru" fo:country="RU" fo:font-style="italic" fo:font-weight="bold" style:font-style-asian="italic" style:font-weight-asian="bold" style:font-style-complex="italic" style:font-weight-complex="bold"/>
    </style:style>
    <style:style style:name="T120" style:family="text">
      <style:text-properties fo:language="ru" fo:country="RU" fo:font-style="italic" fo:font-weight="bold" officeooo:rsid="030ca7ce" style:font-style-asian="italic" style:font-weight-asian="bold" style:font-style-complex="italic" style:font-weight-complex="bold"/>
    </style:style>
    <style:style style:name="T121" style:family="text">
      <style:text-properties fo:language="ru" fo:country="RU" officeooo:rsid="0328cc18"/>
    </style:style>
    <style:style style:name="T122" style:family="text">
      <style:text-properties fo:language="ru" fo:country="RU" officeooo:rsid="032c7896"/>
    </style:style>
    <style:style style:name="T123" style:family="text">
      <style:text-properties fo:language="ru" fo:country="RU" officeooo:rsid="032ef850"/>
    </style:style>
    <style:style style:name="T124" style:family="text">
      <style:text-properties fo:language="ru" fo:country="RU" officeooo:rsid="032f3b89"/>
    </style:style>
    <style:style style:name="T125" style:family="text">
      <style:text-properties fo:language="ru" fo:country="RU" officeooo:rsid="03310ff2"/>
    </style:style>
    <style:style style:name="T126" style:family="text">
      <style:text-properties fo:language="ru" fo:country="RU" officeooo:rsid="0332bc9b"/>
    </style:style>
    <style:style style:name="T127" style:family="text">
      <style:text-properties fo:language="ru" fo:country="RU" officeooo:rsid="0340481b"/>
    </style:style>
    <style:style style:name="T128" style:family="text">
      <style:text-properties fo:language="ru" fo:country="RU" officeooo:rsid="03418fe5"/>
    </style:style>
    <style:style style:name="T129" style:family="text">
      <style:text-properties fo:language="ru" fo:country="RU" officeooo:rsid="034383b3"/>
    </style:style>
    <style:style style:name="T130" style:family="text">
      <style:text-properties fo:language="ru" fo:country="RU" officeooo:rsid="034514af"/>
    </style:style>
    <style:style style:name="T131" style:family="text">
      <style:text-properties fo:language="ru" fo:country="RU" officeooo:rsid="034527f1"/>
    </style:style>
    <style:style style:name="T132" style:family="text">
      <style:text-properties fo:language="ru" fo:country="RU" officeooo:rsid="0346479f"/>
    </style:style>
    <style:style style:name="T133" style:family="text">
      <style:text-properties fo:language="ru" fo:country="RU" officeooo:rsid="03475a6a"/>
    </style:style>
    <style:style style:name="T134" style:family="text">
      <style:text-properties fo:language="ru" fo:country="RU" officeooo:rsid="034a6b9d"/>
    </style:style>
    <style:style style:name="T135" style:family="text">
      <style:text-properties fo:language="ru" fo:country="RU" officeooo:rsid="034c5ca6"/>
    </style:style>
    <style:style style:name="T136" style:family="text">
      <style:text-properties fo:language="ru" fo:country="RU" officeooo:rsid="034da883"/>
    </style:style>
    <style:style style:name="T137" style:family="text">
      <style:text-properties fo:language="ru" fo:country="RU" officeooo:rsid="034dec27"/>
    </style:style>
    <style:style style:name="T138" style:family="text">
      <style:text-properties fo:language="ru" fo:country="RU" officeooo:rsid="034e8eba"/>
    </style:style>
    <style:style style:name="T139" style:family="text">
      <style:text-properties fo:language="ru" fo:country="RU" officeooo:rsid="03511121"/>
    </style:style>
    <style:style style:name="T140" style:family="text">
      <style:text-properties fo:language="ru" fo:country="RU" officeooo:rsid="03526e24"/>
    </style:style>
    <style:style style:name="T141" style:family="text">
      <style:text-properties fo:language="ru" fo:country="RU" officeooo:rsid="035346ee"/>
    </style:style>
    <style:style style:name="T142" style:family="text">
      <style:text-properties fo:language="ru" fo:country="RU" officeooo:rsid="0354c8ca"/>
    </style:style>
    <style:style style:name="T143" style:family="text">
      <style:text-properties fo:language="ru" fo:country="RU" officeooo:rsid="03569bbd"/>
    </style:style>
    <style:style style:name="T144" style:family="text">
      <style:text-properties fo:language="ru" fo:country="RU" officeooo:rsid="0357ea99"/>
    </style:style>
    <style:style style:name="T145" style:family="text">
      <style:text-properties fo:language="ru" fo:country="RU" officeooo:rsid="03597257"/>
    </style:style>
    <style:style style:name="T146" style:family="text">
      <style:text-properties fo:language="ru" fo:country="RU" officeooo:rsid="0359dbe6"/>
    </style:style>
    <style:style style:name="T147" style:family="text">
      <style:text-properties fo:language="ru" fo:country="RU" officeooo:rsid="035aaa4e"/>
    </style:style>
    <style:style style:name="T148" style:family="text">
      <style:text-properties fo:language="ru" fo:country="RU" officeooo:rsid="035c13a5"/>
    </style:style>
    <style:style style:name="T149" style:family="text">
      <style:text-properties fo:language="ru" fo:country="RU" officeooo:rsid="035dc0ef"/>
    </style:style>
    <style:style style:name="T150" style:family="text">
      <style:text-properties fo:language="ru" fo:country="RU" officeooo:rsid="035ee637"/>
    </style:style>
    <style:style style:name="T151" style:family="text">
      <style:text-properties fo:language="ru" fo:country="RU" officeooo:rsid="0360478b"/>
    </style:style>
    <style:style style:name="T152" style:family="text">
      <style:text-properties fo:language="ru" fo:country="RU" officeooo:rsid="0360605a"/>
    </style:style>
    <style:style style:name="T153" style:family="text">
      <style:text-properties fo:language="ru" fo:country="RU" officeooo:rsid="03625f38"/>
    </style:style>
    <style:style style:name="T154" style:family="text">
      <style:text-properties fo:language="ru" fo:country="RU" officeooo:rsid="03658168"/>
    </style:style>
    <style:style style:name="T155" style:family="text">
      <style:text-properties fo:language="ru" fo:country="RU" officeooo:rsid="03667c86"/>
    </style:style>
    <style:style style:name="T156" style:family="text">
      <style:text-properties fo:language="ru" fo:country="RU" officeooo:rsid="0367673a"/>
    </style:style>
    <style:style style:name="T157" style:family="text">
      <style:text-properties fo:language="ru" fo:country="RU" officeooo:rsid="036b4ca2"/>
    </style:style>
    <style:style style:name="T158" style:family="text">
      <style:text-properties fo:language="ru" fo:country="RU" officeooo:rsid="037ea35f"/>
    </style:style>
    <style:style style:name="T159" style:family="text">
      <style:text-properties fo:language="ru" fo:country="RU" officeooo:rsid="037fe5df"/>
    </style:style>
    <style:style style:name="T160" style:family="text">
      <style:text-properties fo:language="ru" fo:country="RU" officeooo:rsid="03807614"/>
    </style:style>
    <style:style style:name="T161" style:family="text">
      <style:text-properties fo:language="ru" fo:country="RU" officeooo:rsid="038299cb"/>
    </style:style>
    <style:style style:name="T162" style:family="text">
      <style:text-properties fo:language="ru" fo:country="RU" officeooo:rsid="0388d214"/>
    </style:style>
    <style:style style:name="T163" style:family="text">
      <style:text-properties fo:language="ru" fo:country="RU" officeooo:rsid="038a2166"/>
    </style:style>
    <style:style style:name="T164" style:family="text">
      <style:text-properties fo:language="ru" fo:country="RU" officeooo:rsid="038ceaa1"/>
    </style:style>
    <style:style style:name="T165" style:family="text">
      <style:text-properties fo:language="ru" fo:country="RU" officeooo:rsid="038d644c"/>
    </style:style>
    <style:style style:name="T166" style:family="text">
      <style:text-properties fo:language="ru" fo:country="RU" officeooo:rsid="038ef1ee"/>
    </style:style>
    <style:style style:name="T167" style:family="text">
      <style:text-properties fo:language="ru" fo:country="RU" officeooo:rsid="0391ac23"/>
    </style:style>
    <style:style style:name="T168" style:family="text">
      <style:text-properties fo:language="ru" fo:country="RU" officeooo:rsid="03935606"/>
    </style:style>
    <style:style style:name="T169" style:family="text">
      <style:text-properties fo:language="ru" fo:country="RU" officeooo:rsid="03946dea"/>
    </style:style>
    <style:style style:name="T170" style:family="text">
      <style:text-properties fo:language="ru" fo:country="RU" officeooo:rsid="039653b7"/>
    </style:style>
    <style:style style:name="T171" style:family="text">
      <style:text-properties fo:language="ru" fo:country="RU" officeooo:rsid="039809e4"/>
    </style:style>
    <style:style style:name="T172" style:family="text">
      <style:text-properties fo:language="ru" fo:country="RU" officeooo:rsid="0398b1a3"/>
    </style:style>
    <style:style style:name="T173" style:family="text">
      <style:text-properties fo:language="ru" fo:country="RU" officeooo:rsid="0399f1ba"/>
    </style:style>
    <style:style style:name="T174" style:family="text">
      <style:text-properties fo:language="ru" fo:country="RU" officeooo:rsid="039ab30e"/>
    </style:style>
    <style:style style:name="T175" style:family="text">
      <style:text-properties fo:language="ru" fo:country="RU" officeooo:rsid="039b0fc6"/>
    </style:style>
    <style:style style:name="T176" style:family="text">
      <style:text-properties fo:language="ru" fo:country="RU" officeooo:rsid="039c5159"/>
    </style:style>
    <style:style style:name="T177" style:family="text">
      <style:text-properties fo:language="ru" fo:country="RU" officeooo:rsid="039dec0e"/>
    </style:style>
    <style:style style:name="T178" style:family="text">
      <style:text-properties fo:language="ru" fo:country="RU" officeooo:rsid="039fbaae"/>
    </style:style>
    <style:style style:name="T179" style:family="text">
      <style:text-properties fo:language="ru" fo:country="RU" officeooo:rsid="03a24917"/>
    </style:style>
    <style:style style:name="T180" style:family="text">
      <style:text-properties fo:language="ru" fo:country="RU" officeooo:rsid="03a40fcd"/>
    </style:style>
    <style:style style:name="T181" style:family="text">
      <style:text-properties fo:language="ru" fo:country="RU" officeooo:rsid="03a52cca"/>
    </style:style>
    <style:style style:name="T182" style:family="text">
      <style:text-properties fo:language="ru" fo:country="RU" officeooo:rsid="03a6fd75"/>
    </style:style>
    <style:style style:name="T183" style:family="text">
      <style:text-properties fo:language="ru" fo:country="RU" officeooo:rsid="03a7ae67"/>
    </style:style>
    <style:style style:name="T184" style:family="text">
      <style:text-properties fo:language="ru" fo:country="RU" officeooo:rsid="03a7ec8e"/>
    </style:style>
    <style:style style:name="T185" style:family="text">
      <style:text-properties fo:language="ru" fo:country="RU" officeooo:rsid="03abe033"/>
    </style:style>
    <style:style style:name="T186" style:family="text">
      <style:text-properties fo:language="ru" fo:country="RU" officeooo:rsid="03add80c"/>
    </style:style>
    <style:style style:name="T187" style:family="text">
      <style:text-properties fo:language="ru" fo:country="RU" officeooo:rsid="03afc98f"/>
    </style:style>
    <style:style style:name="T188" style:family="text">
      <style:text-properties fo:language="ru" fo:country="RU" officeooo:rsid="03b085a8"/>
    </style:style>
    <style:style style:name="T189" style:family="text">
      <style:text-properties fo:language="ru" fo:country="RU" officeooo:rsid="03b24bcb"/>
    </style:style>
    <style:style style:name="T190" style:family="text">
      <style:text-properties fo:language="ru" fo:country="RU" officeooo:rsid="03b32f39"/>
    </style:style>
    <style:style style:name="T191" style:family="text">
      <style:text-properties fo:language="ru" fo:country="RU" officeooo:rsid="03b41447"/>
    </style:style>
    <style:style style:name="T192" style:family="text">
      <style:text-properties fo:language="ru" fo:country="RU" officeooo:rsid="03b494c8"/>
    </style:style>
    <style:style style:name="T193" style:family="text">
      <style:text-properties fo:language="ru" fo:country="RU" officeooo:rsid="03b60106"/>
    </style:style>
    <style:style style:name="T194" style:family="text">
      <style:text-properties fo:language="ru" fo:country="RU" officeooo:rsid="03b6e097"/>
    </style:style>
    <style:style style:name="T195" style:family="text">
      <style:text-properties fo:language="ru" fo:country="RU" officeooo:rsid="03b7f0be"/>
    </style:style>
    <style:style style:name="T196" style:family="text">
      <style:text-properties fo:language="ru" fo:country="RU" officeooo:rsid="03b94247"/>
    </style:style>
    <style:style style:name="T197" style:family="text">
      <style:text-properties fo:language="ru" fo:country="RU" officeooo:rsid="03bdcdb1"/>
    </style:style>
    <style:style style:name="T198" style:family="text">
      <style:text-properties fo:language="ru" fo:country="RU" officeooo:rsid="03bf4941"/>
    </style:style>
    <style:style style:name="T199" style:family="text">
      <style:text-properties fo:language="ru" fo:country="RU" officeooo:rsid="03c147cc"/>
    </style:style>
    <style:style style:name="T200" style:family="text">
      <style:text-properties fo:language="ru" fo:country="RU" officeooo:rsid="03c29331"/>
    </style:style>
    <style:style style:name="T201" style:family="text">
      <style:text-properties fo:language="ru" fo:country="RU" officeooo:rsid="03c346f9"/>
    </style:style>
    <style:style style:name="T202" style:family="text">
      <style:text-properties fo:language="ru" fo:country="RU" officeooo:rsid="03c5d787"/>
    </style:style>
    <style:style style:name="T203" style:family="text">
      <style:text-properties fo:language="ru" fo:country="RU" officeooo:rsid="03c63aa2"/>
    </style:style>
    <style:style style:name="T204" style:family="text">
      <style:text-properties fo:language="ru" fo:country="RU" officeooo:rsid="03ce75e2"/>
    </style:style>
    <style:style style:name="T205" style:family="text">
      <style:text-properties fo:language="ru" fo:country="RU" officeooo:rsid="03d05011"/>
    </style:style>
    <style:style style:name="T206" style:family="text">
      <style:text-properties fo:language="ru" fo:country="RU" officeooo:rsid="03d0afb1"/>
    </style:style>
    <style:style style:name="T207" style:family="text">
      <style:text-properties fo:language="ru" fo:country="RU" officeooo:rsid="03d1ac9b"/>
    </style:style>
    <style:style style:name="T208" style:family="text">
      <style:text-properties fo:language="ru" fo:country="RU" officeooo:rsid="03d259ff"/>
    </style:style>
    <style:style style:name="T209" style:family="text">
      <style:text-properties fo:language="ru" fo:country="RU" officeooo:rsid="03d31187"/>
    </style:style>
    <style:style style:name="T210" style:family="text">
      <style:text-properties fo:language="ru" fo:country="RU" officeooo:rsid="03d361d8"/>
    </style:style>
    <style:style style:name="T211" style:family="text">
      <style:text-properties fo:language="ru" fo:country="RU" officeooo:rsid="03d45610"/>
    </style:style>
    <style:style style:name="T212" style:family="text">
      <style:text-properties fo:language="ru" fo:country="RU" officeooo:rsid="03d599ba"/>
    </style:style>
    <style:style style:name="T213" style:family="text">
      <style:text-properties fo:language="ru" fo:country="RU" officeooo:rsid="03d73594"/>
    </style:style>
    <style:style style:name="T214" style:family="text">
      <style:text-properties fo:language="ru" fo:country="RU" officeooo:rsid="03d812b5"/>
    </style:style>
    <style:style style:name="T215" style:family="text">
      <style:text-properties fo:language="ru" fo:country="RU" officeooo:rsid="02a5e8ab"/>
    </style:style>
    <style:style style:name="T216" style:family="text">
      <style:text-properties fo:language="ru" fo:country="RU" officeooo:rsid="02216c56"/>
    </style:style>
    <style:style style:name="T217" style:family="text">
      <style:text-properties fo:language="en" fo:country="US"/>
    </style:style>
    <style:style style:name="T218" style:family="text">
      <style:text-properties fo:language="en" fo:country="US" fo:background-color="transparent" loext:char-shading-value="0"/>
    </style:style>
    <style:style style:name="T219" style:family="text">
      <style:text-properties fo:language="en" fo:country="US" officeooo:rsid="01f95797" fo:background-color="transparent" loext:char-shading-value="0"/>
    </style:style>
    <style:style style:name="T220" style:family="text">
      <style:text-properties fo:language="en" fo:country="US" officeooo:rsid="02003a92" fo:background-color="transparent" loext:char-shading-value="0"/>
    </style:style>
    <style:style style:name="T221" style:family="text">
      <style:text-properties fo:language="en" fo:country="US" officeooo:rsid="0232c982" fo:background-color="transparent" loext:char-shading-value="0"/>
    </style:style>
    <style:style style:name="T222" style:family="text">
      <style:text-properties fo:language="en" fo:country="US" officeooo:rsid="023cb3eb" fo:background-color="transparent" loext:char-shading-value="0"/>
    </style:style>
    <style:style style:name="T223" style:family="text">
      <style:text-properties fo:language="en" fo:country="US" officeooo:rsid="0243bddf" fo:background-color="transparent" loext:char-shading-value="0"/>
    </style:style>
    <style:style style:name="T224" style:family="text">
      <style:text-properties fo:language="en" fo:country="US" officeooo:rsid="02467ba1" fo:background-color="transparent" loext:char-shading-value="0"/>
    </style:style>
    <style:style style:name="T225" style:family="text">
      <style:text-properties fo:language="en" fo:country="US" officeooo:rsid="02824caa" fo:background-color="transparent" loext:char-shading-value="0"/>
    </style:style>
    <style:style style:name="T226" style:family="text">
      <style:text-properties fo:language="en" fo:country="US" officeooo:rsid="0282e0e0" fo:background-color="transparent" loext:char-shading-value="0"/>
    </style:style>
    <style:style style:name="T227" style:family="text">
      <style:text-properties fo:language="en" fo:country="US" officeooo:rsid="019bde14"/>
    </style:style>
    <style:style style:name="T228" style:family="text">
      <style:text-properties fo:language="en" fo:country="US" officeooo:rsid="01a15bc4"/>
    </style:style>
    <style:style style:name="T229" style:family="text">
      <style:text-properties fo:language="en" fo:country="US" fo:font-weight="bold" officeooo:rsid="02157838" style:font-weight-asian="bold" style:font-weight-complex="bold"/>
    </style:style>
    <style:style style:name="T230" style:family="text">
      <style:text-properties fo:language="en" fo:country="US" officeooo:rsid="02257e6c"/>
    </style:style>
    <style:style style:name="T231" style:family="text">
      <style:text-properties fo:language="en" fo:country="US" officeooo:rsid="022bd978"/>
    </style:style>
    <style:style style:name="T232" style:family="text">
      <style:text-properties fo:language="en" fo:country="US" officeooo:rsid="022f01b8"/>
    </style:style>
    <style:style style:name="T233" style:family="text">
      <style:text-properties fo:language="en" fo:country="US" officeooo:rsid="02433408"/>
    </style:style>
    <style:style style:name="T234" style:family="text">
      <style:text-properties fo:language="en" fo:country="US" officeooo:rsid="03597257"/>
    </style:style>
    <style:style style:name="T235" style:family="text">
      <style:text-properties fo:language="en" fo:country="US" officeooo:rsid="03e332aa"/>
    </style:style>
    <style:style style:name="T236" style:family="text">
      <style:text-properties fo:language="en" fo:country="US" officeooo:rsid="03e65356"/>
    </style:style>
    <style:style style:name="T237" style:family="text">
      <style:text-properties fo:language="en" fo:country="US" officeooo:rsid="03fa50dc"/>
    </style:style>
    <style:style style:name="T238" style:family="text">
      <style:text-properties fo:language="en" fo:country="US" officeooo:rsid="03fb4820"/>
    </style:style>
    <style:style style:name="T239" style:family="text">
      <style:text-properties officeooo:rsid="011e2908"/>
    </style:style>
    <style:style style:name="T240" style:family="text">
      <style:text-properties officeooo:rsid="0120cf33"/>
    </style:style>
    <style:style style:name="T241" style:family="text">
      <style:text-properties officeooo:rsid="0125745b"/>
    </style:style>
    <style:style style:name="T242" style:family="text">
      <style:text-properties officeooo:rsid="0127c0a0"/>
    </style:style>
    <style:style style:name="T243" style:family="text">
      <style:text-properties officeooo:rsid="013042a9"/>
    </style:style>
    <style:style style:name="T244" style:family="text">
      <style:text-properties officeooo:rsid="01314fd3"/>
    </style:style>
    <style:style style:name="T245" style:family="text">
      <style:text-properties officeooo:rsid="01327a68"/>
    </style:style>
    <style:style style:name="T246" style:family="text">
      <style:text-properties officeooo:rsid="0132ef5d"/>
    </style:style>
    <style:style style:name="T247" style:family="text">
      <style:text-properties officeooo:rsid="0135215b"/>
    </style:style>
    <style:style style:name="T248" style:family="text">
      <style:text-properties officeooo:rsid="0137026c"/>
    </style:style>
    <style:style style:name="T249" style:family="text">
      <style:text-properties officeooo:rsid="013a8537"/>
    </style:style>
    <style:style style:name="T250" style:family="text">
      <style:text-properties officeooo:rsid="01458ba0"/>
    </style:style>
    <style:style style:name="T251" style:family="text">
      <style:text-properties officeooo:rsid="0149110c"/>
    </style:style>
    <style:style style:name="T252" style:family="text">
      <style:text-properties officeooo:rsid="01513726"/>
    </style:style>
    <style:style style:name="T253" style:family="text">
      <style:text-properties officeooo:rsid="015deeee"/>
    </style:style>
    <style:style style:name="T254" style:family="text">
      <style:text-properties officeooo:rsid="015fd117"/>
    </style:style>
    <style:style style:name="T255" style:family="text">
      <style:text-properties officeooo:rsid="016197a2"/>
    </style:style>
    <style:style style:name="T256" style:family="text">
      <style:text-properties officeooo:rsid="016536b1"/>
    </style:style>
    <style:style style:name="T257" style:family="text">
      <style:text-properties officeooo:rsid="0167ee2d"/>
    </style:style>
    <style:style style:name="T258" style:family="text">
      <style:text-properties officeooo:rsid="01693abf"/>
    </style:style>
    <style:style style:name="T259" style:family="text">
      <style:text-properties officeooo:rsid="016bef15"/>
    </style:style>
    <style:style style:name="T260" style:family="text">
      <style:text-properties officeooo:rsid="016d48c7"/>
    </style:style>
    <style:style style:name="T261" style:family="text">
      <style:text-properties officeooo:rsid="0182f139"/>
    </style:style>
    <style:style style:name="T262" style:family="text">
      <style:text-properties officeooo:rsid="018b830b"/>
    </style:style>
    <style:style style:name="T263" style:family="text">
      <style:text-properties officeooo:rsid="018bcb40"/>
    </style:style>
    <style:style style:name="T264" style:family="text">
      <style:text-properties officeooo:rsid="018ee703"/>
    </style:style>
    <style:style style:name="T265" style:family="text">
      <style:text-properties officeooo:rsid="018fbbd2"/>
    </style:style>
    <style:style style:name="T266" style:family="text">
      <style:text-properties officeooo:rsid="01a340ae"/>
    </style:style>
    <style:style style:name="T267" style:family="text">
      <style:text-properties officeooo:rsid="01a70fa8"/>
    </style:style>
    <style:style style:name="T268" style:family="text">
      <style:text-properties officeooo:rsid="01a914ff"/>
    </style:style>
    <style:style style:name="T269" style:family="text">
      <style:text-properties fo:font-style="italic" fo:font-weight="bold" style:font-style-asian="italic" style:font-weight-asian="bold" style:font-style-complex="italic" style:font-weight-complex="bold"/>
    </style:style>
    <style:style style:name="T270" style:family="text">
      <style:text-properties fo:font-style="italic" fo:font-weight="bold" officeooo:rsid="0118445e" style:font-style-asian="italic" style:font-weight-asian="bold" style:font-style-complex="italic" style:font-weight-complex="bold"/>
    </style:style>
    <style:style style:name="T271" style:family="text">
      <style:text-properties fo:font-style="italic" fo:font-weight="bold" officeooo:rsid="03eb88ae" style:font-style-asian="italic" style:font-weight-asian="bold" style:font-style-complex="italic" style:font-weight-complex="bold"/>
    </style:style>
    <style:style style:name="T272" style:family="text">
      <style:text-properties fo:font-style="italic" officeooo:rsid="030c542f" style:font-style-asian="italic" style:font-style-complex="italic"/>
    </style:style>
    <style:style style:name="T273" style:family="text">
      <style:text-properties fo:font-weight="bold" officeooo:rsid="018ee703" style:font-weight-asian="bold" style:font-weight-complex="bold"/>
    </style:style>
    <style:style style:name="T274" style:family="text">
      <style:text-properties officeooo:rsid="01c9d372"/>
    </style:style>
    <style:style style:name="T275" style:family="text">
      <style:text-properties officeooo:rsid="01cb876f"/>
    </style:style>
    <style:style style:name="T276" style:family="text">
      <style:text-properties officeooo:rsid="01cc512b"/>
    </style:style>
    <style:style style:name="T277" style:family="text">
      <style:text-properties officeooo:rsid="01cdd957"/>
    </style:style>
    <style:style style:name="T278" style:family="text">
      <style:text-properties officeooo:rsid="01d07b47"/>
    </style:style>
    <style:style style:name="T279" style:family="text">
      <style:text-properties officeooo:rsid="01d10d2a"/>
    </style:style>
    <style:style style:name="T280" style:family="text">
      <style:text-properties officeooo:rsid="01d1d041"/>
    </style:style>
    <style:style style:name="T281" style:family="text">
      <style:text-properties officeooo:rsid="01d1fbc3"/>
    </style:style>
    <style:style style:name="T282" style:family="text">
      <style:text-properties fo:language="bg" fo:country="BG"/>
    </style:style>
    <style:style style:name="T283" style:family="text">
      <style:text-properties fo:language="bg" fo:country="BG" fo:background-color="transparent" loext:char-shading-value="0"/>
    </style:style>
    <style:style style:name="T284" style:family="text">
      <style:text-properties fo:language="bg" fo:country="BG" officeooo:rsid="01f4c18c" fo:background-color="transparent" loext:char-shading-value="0"/>
    </style:style>
    <style:style style:name="T285" style:family="text">
      <style:text-properties fo:language="bg" fo:country="BG" officeooo:rsid="01f95797" fo:background-color="transparent" loext:char-shading-value="0"/>
    </style:style>
    <style:style style:name="T286" style:family="text">
      <style:text-properties fo:language="bg" fo:country="BG" officeooo:rsid="01fcab99" fo:background-color="transparent" loext:char-shading-value="0"/>
    </style:style>
    <style:style style:name="T287" style:family="text">
      <style:text-properties fo:language="bg" fo:country="BG" officeooo:rsid="01fe7b53" fo:background-color="transparent" loext:char-shading-value="0"/>
    </style:style>
    <style:style style:name="T288" style:family="text">
      <style:text-properties fo:language="bg" fo:country="BG" officeooo:rsid="020252a4" fo:background-color="transparent" loext:char-shading-value="0"/>
    </style:style>
    <style:style style:name="T289" style:family="text">
      <style:text-properties fo:language="bg" fo:country="BG" officeooo:rsid="020572cc" fo:background-color="transparent" loext:char-shading-value="0"/>
    </style:style>
    <style:style style:name="T290" style:family="text">
      <style:text-properties fo:language="bg" fo:country="BG" officeooo:rsid="02301eed" fo:background-color="transparent" loext:char-shading-value="0"/>
    </style:style>
    <style:style style:name="T291" style:family="text">
      <style:text-properties fo:language="bg" fo:country="BG" officeooo:rsid="02316f69" fo:background-color="transparent" loext:char-shading-value="0"/>
    </style:style>
    <style:style style:name="T292" style:family="text">
      <style:text-properties fo:language="bg" fo:country="BG" officeooo:rsid="0232c982" fo:background-color="transparent" loext:char-shading-value="0"/>
    </style:style>
    <style:style style:name="T293" style:family="text">
      <style:text-properties fo:language="bg" fo:country="BG" officeooo:rsid="02341588" fo:background-color="transparent" loext:char-shading-value="0"/>
    </style:style>
    <style:style style:name="T294" style:family="text">
      <style:text-properties fo:language="bg" fo:country="BG" officeooo:rsid="02349ec8" fo:background-color="transparent" loext:char-shading-value="0"/>
    </style:style>
    <style:style style:name="T295" style:family="text">
      <style:text-properties fo:language="bg" fo:country="BG" officeooo:rsid="0237717f" fo:background-color="transparent" loext:char-shading-value="0"/>
    </style:style>
    <style:style style:name="T296" style:family="text">
      <style:text-properties fo:language="bg" fo:country="BG" officeooo:rsid="02394d68" fo:background-color="transparent" loext:char-shading-value="0"/>
    </style:style>
    <style:style style:name="T297" style:family="text">
      <style:text-properties fo:language="bg" fo:country="BG" officeooo:rsid="023af906" fo:background-color="transparent" loext:char-shading-value="0"/>
    </style:style>
    <style:style style:name="T298" style:family="text">
      <style:text-properties fo:language="bg" fo:country="BG" officeooo:rsid="023cb3eb" fo:background-color="transparent" loext:char-shading-value="0"/>
    </style:style>
    <style:style style:name="T299" style:family="text">
      <style:text-properties fo:language="bg" fo:country="BG" officeooo:rsid="02407147" fo:background-color="transparent" loext:char-shading-value="0"/>
    </style:style>
    <style:style style:name="T300" style:family="text">
      <style:text-properties fo:language="bg" fo:country="BG" officeooo:rsid="0243bddf" fo:background-color="transparent" loext:char-shading-value="0"/>
    </style:style>
    <style:style style:name="T301" style:family="text">
      <style:text-properties fo:language="bg" fo:country="BG" officeooo:rsid="02465153" fo:background-color="transparent" loext:char-shading-value="0"/>
    </style:style>
    <style:style style:name="T302" style:family="text">
      <style:text-properties fo:language="bg" fo:country="BG" officeooo:rsid="02467ba1" fo:background-color="transparent" loext:char-shading-value="0"/>
    </style:style>
    <style:style style:name="T303" style:family="text">
      <style:text-properties fo:language="bg" fo:country="BG" officeooo:rsid="0248c756" fo:background-color="transparent" loext:char-shading-value="0"/>
    </style:style>
    <style:style style:name="T304" style:family="text">
      <style:text-properties fo:language="bg" fo:country="BG" officeooo:rsid="024a6d7c" fo:background-color="transparent" loext:char-shading-value="0"/>
    </style:style>
    <style:style style:name="T305" style:family="text">
      <style:text-properties fo:language="bg" fo:country="BG" officeooo:rsid="024bb53f" fo:background-color="transparent" loext:char-shading-value="0"/>
    </style:style>
    <style:style style:name="T306" style:family="text">
      <style:text-properties fo:language="bg" fo:country="BG" officeooo:rsid="024d3423" fo:background-color="transparent" loext:char-shading-value="0"/>
    </style:style>
    <style:style style:name="T307" style:family="text">
      <style:text-properties fo:language="bg" fo:country="BG" officeooo:rsid="025b1d4b" fo:background-color="transparent" loext:char-shading-value="0"/>
    </style:style>
    <style:style style:name="T308" style:family="text">
      <style:text-properties fo:language="bg" fo:country="BG" officeooo:rsid="025bf00f" fo:background-color="transparent" loext:char-shading-value="0"/>
    </style:style>
    <style:style style:name="T309" style:family="text">
      <style:text-properties fo:language="bg" fo:country="BG" officeooo:rsid="025de409" fo:background-color="transparent" loext:char-shading-value="0"/>
    </style:style>
    <style:style style:name="T310" style:family="text">
      <style:text-properties fo:language="bg" fo:country="BG" officeooo:rsid="025f17c0" fo:background-color="transparent" loext:char-shading-value="0"/>
    </style:style>
    <style:style style:name="T311" style:family="text">
      <style:text-properties fo:language="bg" fo:country="BG" officeooo:rsid="02611361" fo:background-color="transparent" loext:char-shading-value="0"/>
    </style:style>
    <style:style style:name="T312" style:family="text">
      <style:text-properties fo:language="bg" fo:country="BG" officeooo:rsid="02647b4a" fo:background-color="transparent" loext:char-shading-value="0"/>
    </style:style>
    <style:style style:name="T313" style:family="text">
      <style:text-properties fo:language="bg" fo:country="BG" officeooo:rsid="0264a8fa" fo:background-color="transparent" loext:char-shading-value="0"/>
    </style:style>
    <style:style style:name="T314" style:family="text">
      <style:text-properties fo:language="bg" fo:country="BG" officeooo:rsid="0265a99f" fo:background-color="transparent" loext:char-shading-value="0"/>
    </style:style>
    <style:style style:name="T315" style:family="text">
      <style:text-properties fo:language="bg" fo:country="BG" officeooo:rsid="02806b7d" fo:background-color="transparent" loext:char-shading-value="0"/>
    </style:style>
    <style:style style:name="T316" style:family="text">
      <style:text-properties fo:language="bg" fo:country="BG" officeooo:rsid="02824caa" fo:background-color="transparent" loext:char-shading-value="0"/>
    </style:style>
    <style:style style:name="T317" style:family="text">
      <style:text-properties fo:language="bg" fo:country="BG" officeooo:rsid="0282e0e0" fo:background-color="transparent" loext:char-shading-value="0"/>
    </style:style>
    <style:style style:name="T318" style:family="text">
      <style:text-properties fo:language="bg" fo:country="BG" officeooo:rsid="028461dc" fo:background-color="transparent" loext:char-shading-value="0"/>
    </style:style>
    <style:style style:name="T319" style:family="text">
      <style:text-properties fo:language="bg" fo:country="BG" officeooo:rsid="02844bdf" fo:background-color="transparent" loext:char-shading-value="0"/>
    </style:style>
    <style:style style:name="T320" style:family="text">
      <style:text-properties fo:language="bg" fo:country="BG" officeooo:rsid="028c77b8" fo:background-color="transparent" loext:char-shading-value="0"/>
    </style:style>
    <style:style style:name="T321" style:family="text">
      <style:text-properties fo:language="bg" fo:country="BG" officeooo:rsid="028da3c2" fo:background-color="transparent" loext:char-shading-value="0"/>
    </style:style>
    <style:style style:name="T322" style:family="text">
      <style:text-properties fo:language="bg" fo:country="BG" officeooo:rsid="028ea244" fo:background-color="transparent" loext:char-shading-value="0"/>
    </style:style>
    <style:style style:name="T323" style:family="text">
      <style:text-properties fo:language="bg" fo:country="BG" officeooo:rsid="03e684b2" fo:background-color="transparent" loext:char-shading-value="0"/>
    </style:style>
    <style:style style:name="T324" style:family="text">
      <style:text-properties fo:language="bg" fo:country="BG" officeooo:rsid="03e69426" fo:background-color="transparent" loext:char-shading-value="0"/>
    </style:style>
    <style:style style:name="T325" style:family="text">
      <style:text-properties fo:language="bg" fo:country="BG" officeooo:rsid="01f6622d"/>
    </style:style>
    <style:style style:name="T326" style:family="text">
      <style:text-properties fo:language="bg" fo:country="BG" officeooo:rsid="020252a4"/>
    </style:style>
    <style:style style:name="T327" style:family="text">
      <style:text-properties fo:language="bg" fo:country="BG" officeooo:rsid="02257e6c"/>
    </style:style>
    <style:style style:name="T328" style:family="text">
      <style:text-properties fo:language="bg" fo:country="BG" officeooo:rsid="022f01b8"/>
    </style:style>
    <style:style style:name="T329" style:family="text">
      <style:text-properties fo:language="bg" fo:country="BG" officeooo:rsid="02301eed"/>
    </style:style>
    <style:style style:name="T330" style:family="text">
      <style:text-properties fo:language="bg" fo:country="BG" officeooo:rsid="02316f69"/>
    </style:style>
    <style:style style:name="T331" style:family="text">
      <style:text-properties fo:language="bg" fo:country="BG" officeooo:rsid="024292dc"/>
    </style:style>
    <style:style style:name="T332" style:family="text">
      <style:text-properties fo:language="bg" fo:country="BG" officeooo:rsid="024e3ff8"/>
    </style:style>
    <style:style style:name="T333" style:family="text">
      <style:text-properties fo:language="bg" fo:country="BG" officeooo:rsid="024f0d3a"/>
    </style:style>
    <style:style style:name="T334" style:family="text">
      <style:text-properties fo:language="bg" fo:country="BG" officeooo:rsid="025806a3"/>
    </style:style>
    <style:style style:name="T335"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36"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337"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338"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339"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340"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341"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342" style:family="text">
      <style:text-properties fo:language="bg" fo:country="BG" officeooo:rsid="02d1e734"/>
    </style:style>
    <style:style style:name="T343"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344"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345"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346" style:family="text">
      <style:text-properties fo:language="bg" fo:country="BG" officeooo:rsid="03e332aa"/>
    </style:style>
    <style:style style:name="T347" style:family="text">
      <style:text-properties fo:language="bg" fo:country="BG" officeooo:rsid="03e332aa" fo:background-color="#ffff00" loext:char-shading-value="0"/>
    </style:style>
    <style:style style:name="T348" style:family="text">
      <style:text-properties fo:language="bg" fo:country="BG" officeooo:rsid="03e65356" fo:background-color="#ffff00" loext:char-shading-value="0"/>
    </style:style>
    <style:style style:name="T349" style:family="text">
      <style:text-properties fo:language="bg" fo:country="BG" officeooo:rsid="03e65356"/>
    </style:style>
    <style:style style:name="T350" style:family="text">
      <style:text-properties fo:language="bg" fo:country="BG" officeooo:rsid="03ec7aed"/>
    </style:style>
    <style:style style:name="T351" style:family="text">
      <style:text-properties fo:language="bg" fo:country="BG" officeooo:rsid="03ecb466"/>
    </style:style>
    <style:style style:name="T352" style:family="text">
      <style:text-properties fo:language="bg" fo:country="BG" officeooo:rsid="03f400d2"/>
    </style:style>
    <style:style style:name="T353" style:family="text">
      <style:text-properties fo:language="bg" fo:country="BG" officeooo:rsid="03f48134"/>
    </style:style>
    <style:style style:name="T354" style:family="text">
      <style:text-properties fo:language="bg" fo:country="BG" officeooo:rsid="03f48b69"/>
    </style:style>
    <style:style style:name="T355" style:family="text">
      <style:text-properties fo:language="bg" fo:country="BG" officeooo:rsid="03f6211d"/>
    </style:style>
    <style:style style:name="T356" style:family="text">
      <style:text-properties fo:language="bg" fo:country="BG" officeooo:rsid="03f761a1"/>
    </style:style>
    <style:style style:name="T357" style:family="text">
      <style:text-properties fo:language="bg" fo:country="BG" officeooo:rsid="03f8f194"/>
    </style:style>
    <style:style style:name="T358" style:family="text">
      <style:text-properties fo:language="bg" fo:country="BG" officeooo:rsid="034e8eba"/>
    </style:style>
    <style:style style:name="T359" style:family="text">
      <style:text-properties fo:language="bg" fo:country="BG" officeooo:rsid="03fa50dc"/>
    </style:style>
    <style:style style:name="T360" style:family="text">
      <style:text-properties fo:language="bg" fo:country="BG" officeooo:rsid="03fb4820"/>
    </style:style>
    <style:style style:name="T361" style:family="text">
      <style:text-properties fo:language="bg" fo:country="BG" officeooo:rsid="03fc199d"/>
    </style:style>
    <style:style style:name="T362" style:family="text">
      <style:text-properties fo:language="bg" fo:country="BG" officeooo:rsid="02216c56"/>
    </style:style>
    <style:style style:name="T363" style:family="text">
      <style:text-properties fo:language="bg" fo:country="BG" officeooo:rsid="0221accc"/>
    </style:style>
    <style:style style:name="T364" style:family="text">
      <style:text-properties officeooo:rsid="020a01b5"/>
    </style:style>
    <style:style style:name="T365" style:family="text">
      <style:text-properties officeooo:rsid="020fa8f2"/>
    </style:style>
    <style:style style:name="T366" style:family="text">
      <style:text-properties officeooo:rsid="021014ed"/>
    </style:style>
    <style:style style:name="T367" style:family="text">
      <style:text-properties officeooo:rsid="02165299"/>
    </style:style>
    <style:style style:name="T368" style:family="text">
      <style:text-properties officeooo:rsid="021eab53"/>
    </style:style>
    <style:style style:name="T369" style:family="text">
      <style:text-properties officeooo:rsid="02226352"/>
    </style:style>
    <style:style style:name="T370" style:family="text">
      <style:text-properties officeooo:rsid="02257e6c"/>
    </style:style>
    <style:style style:name="T371" style:family="text">
      <style:text-properties officeooo:rsid="022ddc5f"/>
    </style:style>
    <style:style style:name="T372" style:family="text">
      <style:text-properties officeooo:rsid="022f01b8"/>
    </style:style>
    <style:style style:name="T373" style:family="text">
      <style:text-properties style:font-name="Times New Roman4" fo:language="bg" fo:country="BG" officeooo:rsid="024d3423" fo:background-color="transparent" loext:char-shading-value="0"/>
    </style:style>
    <style:style style:name="T374" style:family="text">
      <style:text-properties style:font-name="Times New Roman4" fo:language="bg" fo:country="BG" officeooo:rsid="02647b4a" fo:background-color="transparent" loext:char-shading-value="0"/>
    </style:style>
    <style:style style:name="T375" style:family="text">
      <style:text-properties style:font-name="Times New Roman" fo:language="bg" fo:country="BG" officeooo:rsid="024d3423" fo:background-color="transparent" loext:char-shading-value="0"/>
    </style:style>
    <style:style style:name="T376" style:family="text">
      <style:text-properties style:font-name="Times New Roman" fo:language="bg" fo:country="BG" officeooo:rsid="02647b4a" fo:background-color="transparent" loext:char-shading-value="0"/>
    </style:style>
    <style:style style:name="T377" style:family="text">
      <style:text-properties style:font-name="Times New Roman" fo:language="bg" fo:country="BG" officeooo:rsid="02669ddf" fo:background-color="transparent" loext:char-shading-value="0"/>
    </style:style>
    <style:style style:name="T378" style:family="text">
      <style:text-properties style:font-name="Times New Roman" fo:language="bg" fo:country="BG" officeooo:rsid="026838fc" fo:background-color="transparent" loext:char-shading-value="0"/>
    </style:style>
    <style:style style:name="T379" style:family="text">
      <style:text-properties style:font-name="Times New Roman" fo:language="bg" fo:country="BG" officeooo:rsid="0269e92a" fo:background-color="transparent" loext:char-shading-value="0"/>
    </style:style>
    <style:style style:name="T380" style:family="text">
      <style:text-properties style:font-name="Times New Roman" fo:language="bg" fo:country="BG" officeooo:rsid="026b2712" fo:background-color="transparent" loext:char-shading-value="0"/>
    </style:style>
    <style:style style:name="T381" style:family="text">
      <style:text-properties style:font-name="Times New Roman" fo:language="bg" fo:country="BG" officeooo:rsid="026dfc35" fo:background-color="transparent" loext:char-shading-value="0"/>
    </style:style>
    <style:style style:name="T382" style:family="text">
      <style:text-properties style:font-name="Times New Roman" fo:language="bg" fo:country="BG" officeooo:rsid="026fab51" fo:background-color="transparent" loext:char-shading-value="0"/>
    </style:style>
    <style:style style:name="T383" style:family="text">
      <style:text-properties style:font-name="Times New Roman" fo:language="bg" fo:country="BG" officeooo:rsid="02714d7a" fo:background-color="transparent" loext:char-shading-value="0"/>
    </style:style>
    <style:style style:name="T384" style:family="text">
      <style:text-properties style:font-name="Times New Roman" fo:language="bg" fo:country="BG" officeooo:rsid="03e84d50" fo:background-color="transparent" loext:char-shading-value="0"/>
    </style:style>
    <style:style style:name="T385" style:family="text">
      <style:text-properties style:font-name="Times New Roman" fo:language="bg" fo:country="BG" officeooo:rsid="03e9781e" fo:background-color="transparent" loext:char-shading-value="0"/>
    </style:style>
    <style:style style:name="T386" style:family="text">
      <style:text-properties style:font-name="Times New Roman" fo:language="bg" fo:country="BG" officeooo:rsid="0272886e" fo:background-color="#ffff00" loext:char-shading-value="0"/>
    </style:style>
    <style:style style:name="T387" style:family="text">
      <style:text-properties style:font-name="Times New Roman" fo:language="bg" fo:country="BG" officeooo:rsid="02a5e8ab" style:font-size-asian="10.5pt"/>
    </style:style>
    <style:style style:name="T388" style:family="text">
      <style:text-properties style:font-name="Times New Roman" fo:language="en" fo:country="US" officeooo:rsid="02714d7a" fo:background-color="transparent" loext:char-shading-value="0"/>
    </style:style>
    <style:style style:name="T389" style:family="text">
      <style:text-properties fo:font-variant="normal" fo:text-transform="none" style:text-position="0% 100%" fo:font-style="normal" style:text-underline-style="none" fo:font-weight="normal"/>
    </style:style>
    <style:style style:name="T390" style:family="text">
      <style:text-properties officeooo:rsid="0254f986"/>
    </style:style>
    <style:style style:name="T391"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92" style:family="text">
      <style:text-properties fo:color="#009933" fo:language="bg" fo:country="BG" officeooo:rsid="03e332aa" fo:background-color="#ffff00" loext:char-shading-value="0"/>
    </style:style>
    <style:style style:name="T393" style:family="text">
      <style:text-properties fo:color="#009933" officeooo:rsid="0296cb70"/>
    </style:style>
    <style:style style:name="T394" style:family="text">
      <style:text-properties fo:color="#009933" fo:language="ru" fo:country="RU" officeooo:rsid="0309e951" fo:background-color="transparent" loext:char-shading-value="0"/>
    </style:style>
    <style:style style:name="T395" style:family="text">
      <style:text-properties fo:color="#009933" officeooo:rsid="030c542f"/>
    </style:style>
    <style:style style:name="T396" style:family="text">
      <style:text-properties officeooo:rsid="028fdca1"/>
    </style:style>
    <style:style style:name="T397" style:family="text">
      <style:text-properties officeooo:rsid="029210c9"/>
    </style:style>
    <style:style style:name="T398" style:family="text">
      <style:text-properties officeooo:rsid="0294d9bb"/>
    </style:style>
    <style:style style:name="T399" style:family="text">
      <style:text-properties officeooo:rsid="0296cb70"/>
    </style:style>
    <style:style style:name="T400" style:family="text">
      <style:text-properties officeooo:rsid="02a5e8ab"/>
    </style:style>
    <style:style style:name="T401" style:family="text">
      <style:text-properties officeooo:rsid="02ae2b29"/>
    </style:style>
    <style:style style:name="T402" style:family="text">
      <style:text-properties officeooo:rsid="02ae4f30"/>
    </style:style>
    <style:style style:name="T403" style:family="text">
      <style:text-properties officeooo:rsid="02b0055a"/>
    </style:style>
    <style:style style:name="T404" style:family="text">
      <style:text-properties officeooo:rsid="02b74a49"/>
    </style:style>
    <style:style style:name="T405" style:family="text">
      <style:text-properties fo:font-style="normal" fo:font-weight="bold" style:font-style-asian="normal" style:font-weight-asian="bold" style:font-style-complex="normal" style:font-weight-complex="bold"/>
    </style:style>
    <style:style style:name="T406" style:family="text">
      <style:text-properties fo:font-style="normal" fo:font-weight="bold" officeooo:rsid="013a61e8" style:font-style-asian="normal" style:font-weight-asian="bold" style:font-style-complex="normal" style:font-weight-complex="bold"/>
    </style:style>
    <style:style style:name="T407" style:family="text">
      <style:text-properties fo:font-style="normal" fo:font-weight="bold" officeooo:rsid="02ba0ad9" style:font-style-asian="normal" style:font-weight-asian="bold" style:font-style-complex="normal" style:font-weight-complex="bold"/>
    </style:style>
    <style:style style:name="T408" style:family="text">
      <style:text-properties officeooo:rsid="02bc6748"/>
    </style:style>
    <style:style style:name="T409" style:family="text">
      <style:text-properties officeooo:rsid="02c36bef"/>
    </style:style>
    <style:style style:name="T410" style:family="text">
      <style:text-properties officeooo:rsid="02cec7d8"/>
    </style:style>
    <style:style style:name="T411" style:family="text">
      <style:text-properties officeooo:rsid="02cf3d48"/>
    </style:style>
    <style:style style:name="T412" style:family="text">
      <style:text-properties officeooo:rsid="02d0d77c"/>
    </style:style>
    <style:style style:name="T413" style:family="text">
      <style:text-properties officeooo:rsid="02d1e734"/>
    </style:style>
    <style:style style:name="T414" style:family="text">
      <style:text-properties officeooo:rsid="02d84c28"/>
    </style:style>
    <style:style style:name="T415" style:family="text">
      <style:text-properties officeooo:rsid="02dc6837"/>
    </style:style>
    <style:style style:name="T416" style:family="text">
      <style:text-properties officeooo:rsid="02dd60a1"/>
    </style:style>
    <style:style style:name="T417" style:family="text">
      <style:text-properties officeooo:rsid="030c542f"/>
    </style:style>
    <style:style style:name="T418" style:family="text">
      <style:text-properties officeooo:rsid="030ca7ce"/>
    </style:style>
    <style:style style:name="T419" style:family="text">
      <style:text-properties officeooo:rsid="030dda5f"/>
    </style:style>
    <style:style style:name="T420" style:family="text">
      <style:text-properties officeooo:rsid="037001e3"/>
    </style:style>
    <style:style style:name="T421" style:family="text">
      <style:text-properties officeooo:rsid="03727f09"/>
    </style:style>
    <style:style style:name="T422" style:family="text">
      <style:text-properties officeooo:rsid="0373efca"/>
    </style:style>
    <style:style style:name="T423" style:family="text">
      <style:text-properties officeooo:rsid="037538a4"/>
    </style:style>
    <style:style style:name="T424" style:family="text">
      <style:text-properties officeooo:rsid="0379c197"/>
    </style:style>
    <style:style style:name="T425" style:family="text">
      <style:text-properties officeooo:rsid="037dc8f9"/>
    </style:style>
    <style:style style:name="T426" style:family="text">
      <style:text-properties officeooo:rsid="038299cb"/>
    </style:style>
    <style:style style:name="T427" style:family="text">
      <style:text-properties officeooo:rsid="038bad68"/>
    </style:style>
    <style:style style:name="T428" style:family="text">
      <style:text-properties officeooo:rsid="038d644c"/>
    </style:style>
    <style:style style:name="T429" style:family="text">
      <style:text-properties officeooo:rsid="03bab988"/>
    </style:style>
    <style:style style:name="T430" style:family="text">
      <style:text-properties officeooo:rsid="03b22d9a"/>
    </style:style>
    <style:style style:name="T431" style:family="text">
      <style:text-properties officeooo:rsid="03daad5f"/>
    </style:style>
    <style:style style:name="T432" style:family="text">
      <style:text-properties officeooo:rsid="03dc6b3f"/>
    </style:style>
    <style:style style:name="T433" style:family="text">
      <style:text-properties officeooo:rsid="03de5f36"/>
    </style:style>
    <style:style style:name="T434" style:family="text">
      <style:text-properties officeooo:rsid="03df600c"/>
    </style:style>
    <style:style style:name="T435" style:family="text">
      <style:text-properties officeooo:rsid="03e18d7e"/>
    </style:style>
    <style:style style:name="T436" style:family="text">
      <style:text-properties officeooo:rsid="03e84d50"/>
    </style:style>
    <style:style style:name="T437" style:family="text">
      <style:text-properties officeooo:rsid="03ede201"/>
    </style:style>
    <style:style style:name="T438" style:family="text">
      <style:text-properties officeooo:rsid="03ef0d03"/>
    </style:style>
    <style:style style:name="T439" style:family="text">
      <style:text-properties officeooo:rsid="02216c56"/>
    </style:style>
    <style:style style:name="T440"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61633929" text:style-name="Thesis_5f_numbering">
        <text:list-item>
          <text:p text:style-name="P117"><text:bookmark-start text:name="__RefHeading__6520_970456079"/><text:bookmark-start text:name="__RefNumPara__33556_1854458412"/>Материали и методи<text:bookmark-end text:name="__RefHeading__6520_970456079"/><text:bookmark-end text:name="__RefNumPara__33556_1854458412"/></text:p>
          <text:list>
            <text:list-item>
              <text:p text:style-name="P116"><text:bookmark-start text:name="__RefHeading__12336_119404090"/>Експериментална постановка<text:bookmark-end text:name="__RefHeading__12336_119404090"/></text:p>
            </text:list-item>
          </text:list>
        </text:list-item>
      </text:list>
      <text:p text:style-name="Thesis_5f_body">Една от основните <text:span text:style-name="T252">задачи </text:span>на тази дисертация е <text:span text:style-name="T252">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99"><text:span text:style-name="T252">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252">беше разработена следната схема на пробонабиране</text:span><office:annotation office:name="__Fieldmark__13502_119404090"><dc:creator>K </dc:creator><dc:date>2015-12-14T14:28:00</dc:date><text:p>оправи картите!</text:p></office:annotation><text:span text:style-name="T252">.</text:span><office:annotation-end office:name="__Fieldmark__13502_119404090"/></text:p>
      <text:list xml:id="list174354784440075" text:continue-numbering="true" text:style-name="Thesis_5f_numbering">
        <text:list-item>
          <text:list>
            <text:list-item>
              <text:list>
                <text:list-item>
                  <text:p text:style-name="P114">Пилотно изследване в Созополски залив <text:span text:style-name="T254">(2012 г.)</text:span></text:p>
                </text:list-item>
              </text:list>
            </text:list-item>
          </text:list>
        </text:list-item>
      </text:list>
      <text:p text:style-name="Thesis_5f_body">През 2012 г. беше извършено пилотно изследване в Созополския залив. <text:span text:style-name="T259">И</text:span>зследвани <text:span text:style-name="T259">бяха </text:span>три полета от морски треви и съседните пясъчни субстрати. Станциите <text:span text:style-name="T260">на пробовзимане (</text:span><text:sequence-ref text:reference-format="category-and-value" text:ref-name="refФиг.0">Фиг. 1</text:sequence-ref><text:span text:style-name="T260">)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258">па</text:span>дни води, <text:span text:style-name="T253">за да се проследят промените в състава и структурата на зообентосните съобщества, изложени на въздействието му</text:span>.</text:p>
      <text:p text:style-name="Thesis_5f_body"><draw:frame draw:style-name="fr1" draw:name="Frame7" text:anchor-type="paragraph" svg:width="16.002cm" draw:z-index="3"><draw:text-box fo:min-height="11.996cm"><text:p text:style-name="Thesis_5f_caption">Фиг. <text:sequence text:ref-name="refФиг.0" text:name="Фиг." text:formula="ooow:Фиг.+1" style:num-format="1">1</text:sequence>. Станции <text:span text:style-name="T257">за пробонабиране </text:span>в Созополския залив (2012 г.). С червена стрелка е отбелязано местоположението на <text:span text:style-name="T274">източника на непречистени отпадни води</text:span> на град Созопол.</text:p></draw:text-box></draw:frame><text:soft-page-break/></text:p>
      <text:p text:style-name="P100"><text:span text:style-name="T275">В</text:span>ъв вътрешността на всяко <text:span text:style-name="T275">от трите</text:span> поле<text:span text:style-name="T275">та от морски треви от р. Zostera в залива</text:span> бяха избрани <text:span text:style-name="T276">по </text:span>две станции. <text:span text:style-name="T277">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74354403739687" text:continue-numbering="true" text:style-name="Thesis_5f_numbering">
        <text:list-item>
          <text:list>
            <text:list-item>
              <text:list>
                <text:list-item>
                  <text:p text:style-name="P114">Изследвания в Бургаския залив (2013-2014 г.)</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255">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Thesis_5f_body">Отново бяха <text:span text:style-name="T255">разгледани предните два типа местообитания в крайбрежната зона (морски треви и пясъци) (</text:span><text:span text:style-name="T43"><text:sequence-ref text:reference-format="category-and-value" text:ref-name="refФиг.1">Фиг. 2</text:sequence-ref></text:span><text:span text:style-name="T255">).</text:span></text:p>
      <text:p text:style-name="Thesis_5f_body"><draw:frame draw:style-name="fr1" draw:name="Frame6" text:anchor-type="paragraph" svg:width="16.002cm" draw:z-index="2"><draw:text-box fo:min-height="12.241cm"><text:p text:style-name="Thesis_5f_caption">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p>Ропотамо?</text:p></office:annotation>отбелязани<office:annotation-end office:name="__Fieldmark__1267_1284863287"/> станциите в полетата от морски треви, а в червено - станциите в пясъчното дъно.</text:p></draw:text-box></draw:frame><text:soft-page-break/></text:p>
      <text:p text:style-name="P10">Във всяко от полетата от морски треви беше избрана само по една станция, за да могат да бъдат <text:span text:style-name="T278">изследвани</text:span> повече полета. От станции Пода, Отманли и Градина бяха събрани <text:span text:style-name="T279">зообентосни </text:span>проби през 2013 и 2014 г.; от станция Ропотамо – <text:span text:style-name="T280">само </text:span>през 2013 г., а от станция Вромос – <text:span text:style-name="T280">само </text:span>през 2014 г.</text:p>
      <text:p text:style-name="P101">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256">а през 2014 г. - едно пробонабиране (юли)</text:span>.</text:p>
      <text:list xml:id="list174354171087009" text:continue-numbering="true" text:style-name="Thesis_5f_numbering">
        <text:list-item>
          <text:list>
            <text:list-item>
              <text:p text:style-name="P116">Полеви методи и лабораторна обработка на пробите</text:p>
            </text:list-item>
          </text:list>
        </text:list-item>
      </text:list>
      <text:p text:style-name="P25"><text:span text:style-name="T239">Полевите изследвания за тази дисертация бяха проведени в периода 2012-2014 г. Пробите бяха събирани в рамките на </text:span><text:span text:style-name="T40">проект </text:span><text:span text:style-name="T42">„</text:span><text:span text:style-name="T41">PERSEUS - </text:span>Стратегически изследвания на морската среда в южните европейски морета“, <text:span text:style-name="T251">ф</text:span>инансиран от Седма Рамкова програма на ЕС<text:span text:style-name="T40">.</text:span></text:p>
      <text:p text:style-name="P39">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text:p>
      <text:p text:style-name="P11">П<text:span text:style-name="T281">о време на пилотното изследване в Созополски залив п</text:span>рез 2012 г. <text:span text:style-name="T281">беше изпробвана методичната схема на пробонабиране</text:span>. <text:span text:style-name="T250">Събрани бяха зообентосни проби от полета </text:span><text:soft-page-break/><text:span text:style-name="T250">морски треви и от съседните пясъчни местообитания по схемата, описана в т. </text:span><text:span text:style-name="T250"><text:bookmark-ref text:reference-format="number" text:ref-name="__RefHeading__1723_913202925">Error: Reference source not found</text:bookmark-ref></text:span><text:span text:style-name="T39">.</text:span></text:p>
      <text:p text:style-name="Thesis_5f_body">През 2013-2014 г. <text:span text:style-name="T281">бяха събирани проби в рамките на Големия Бургаски залив от същите два типа местообитания по схемата, описана в т. </text:span><text:span text:style-name="T281"><text:bookmark-ref text:reference-format="number" text:ref-name="__RefHeading__1725_913202925">Error: Reference source not found</text:bookmark-ref></text:span><text:span text:style-name="T281">.</text:span></text:p>
      <text:p text:style-name="Thesis_5f_body"><text:span text:style-name="T239">Събрани и обработени бяха общо 134</text:span><text:span text:style-name="T40"> </text:span><text:span text:style-name="T239">количествени зообентосни проби от плитката крайбрежна зона (</text:span><office:annotation office:name="__Annotation__1836_1828351701"><dc:creator>Unknown Author</dc:creator><dc:date>2016-08-04T09:53:16</dc:date><text:p>Може би по някакъв друг начин да се каже, защото реално са 54 проби от пясък + 32 от треви + 48 от 2012 – и треви, и пясък..</text:p></office:annotation><text:span text:style-name="T239">56 от полетата от морски треви и 78 от пясъчните местообитания</text:span><office:annotation-end office:name="__Annotation__1836_1828351701"/><text:span text:style-name="T239">).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239">(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239">,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239">(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239">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239">(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239">.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239">(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239">. Тъй като това е основна задача на тази дисертация, използваният метод на пробонабиране е подходящ за целта.</text:span></text:p>
      <text:p text:style-name="Thesis_5f_body"><text:span text:style-name="T239">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240">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Thesis_5f_body">Макрозообентосните организми <text:span text:style-name="T368">бяха</text:span> отдел<text:span text:style-name="T368">яни</text:span> от седимента чрез промиване на малки порции от пробата през сито с диаметър на окото 0.5 mm, след което <text:span text:style-name="T368">бяха</text:span> фиксира<text:span text:style-name="T368">ни</text:span> с 10% разтвор на формалдехид в морска вода.</text:p>
      <text:p text:style-name="P26"><text:span text:style-name="T241">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41">(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41">,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41">(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41">,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41">(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41">,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41">(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41">.</text:span></text:p>
      <text:p text:style-name="Thesis_5f_body"><text:span text:style-name="T242">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242">.</text:span></text:p>
      <text:p text:style-name="Thesis_5f_body"><text:span text:style-name="T242">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242">(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242">. Биомасата на всеки вид също беше преизчислена за 1 m</text:span><text:span text:style-name="T2">2</text:span><text:span text:style-name="T242">.</text:span></text:p>
      <text:p text:style-name="P102"><text:span text:style-name="T439">Тези основни параметри на макрозообентосните съобщества </text:span><text:span text:style-name="T362">бяха</text:span><text:span text:style-name="T216"> използва</text:span><text:span text:style-name="T362">ни </text:span><text:span text:style-name="T216">за </text:span><text:span text:style-name="T362">характеризиране на тяхното биоразнообразие, както и за </text:span><text:span text:style-name="T216">изчисляването на индекси</text:span><text:span text:style-name="T362">те</text:span><text:span text:style-name="T216"> за екологично качество на средата.</text:span></text:p>
      <text:list xml:id="list174353061246143" text:continue-numbering="true" text:style-name="Thesis_5f_numbering">
        <text:list-item>
          <text:list>
            <text:list-item>
              <text:p text:style-name="P116"><text:soft-page-break/>Статистическа обработка и анализ на данните</text:p>
            </text:list-item>
          </text:list>
        </text:list-item>
      </text:list>
      <text:p text:style-name="P103"><text:span text:style-name="T28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63">зона; от друга – характеризиране на екологичното им състояние по смисъла на европейските директиви, свързани с морската околна среда. Различните статистически методи и анализи на събраните данни, позволяващи изпълнението на тези задачи, са описани по-долу.</text:span></text:p>
      <text:list xml:id="list174353288456711" text:continue-numbering="true" text:style-name="Thesis_5f_numbering">
        <text:list-item>
          <text:list>
            <text:list-item>
              <text:list>
                <text:list-item>
                  <text:p text:style-name="P114">Методи за характеристика на биоразнообразието на макрозообентосните съобщества</text:p>
                </text:list-item>
              </text:list>
            </text:list-item>
          </text:list>
        </text:list-item>
      </text:list>
      <text:p text:style-name="P12"><text:span text:style-name="T369">Върху събраните данни бяха приложени </text:span>обективни методи за оценка на биоразнообразието, <text:span text:style-name="T369">които </text:span>се използват <text:span text:style-name="T369">рутинно </text:span>в екологичните изследвания. Основната <text:span text:style-name="T431">им </text:span>цел е да се направи количествена оценка на състава и структурата на съобществата, която да позволи <text:span text:style-name="T432">сравнението на последните</text:span> в пространств<text:span text:style-name="T432">ено</text:span> <text:span text:style-name="T369">и/</text:span>или във време<text:span text:style-name="T432">в</text:span>о <text:span text:style-name="T432">отношение</text:span>. Терминът „разнообразие“ обикновено <text:span text:style-name="T365">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69">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8">Оценк<text:span text:style-name="T366">а</text:span>та на биоразнообразието се основава на 3 допускания. <text:span text:style-name="T404">Първото е, че </text:span>всички видове са равн<text:span text:style-name="T433">опоставени</text:span>: не се прави разлика между многобройните и редките видове, <text:span text:style-name="T434">а всички </text:span>имат еднаква тежест в изчисленията <text:span text:style-name="T369">на индексите</text:span>. Относителната пропорция (численост) на един вид в <text:span text:style-name="T364">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опоставе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text:span></text:p>
      <text:p text:style-name="P16"><text:span text:style-name="T435">От своя страна, и</text:span>ндексите за таксономично и функционално разнообразие <text:span text:style-name="T435">се различават по това, че </text:span>не <text:span text:style-name="T369">правят тези допускания: при тях таксономичната идентичност на </text:span>видове<text:span text:style-name="T369">те</text:span> <text:span text:style-name="T369">е от значение</text:span>.</text:p>
      <text:p text:style-name="P16"><text:span text:style-name="T404">Третото основн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text:p>
      <text:p text:style-name="P22"/>
      <text:p text:style-name="P7">Индекси за биоразнообразие</text:p>
      <text:p text:style-name="P57">Видовото богатство (<text:span text:style-name="T217">species richness, S</text:span>) може да се приеме като най-простия индекс за биоразнообразие. Представлява <text:span text:style-name="T370">общият брой различни видове в пробата или съобществото. Зависи силно от размера на пробата, както и от броя събрани проби. Съществуват индекси за видово богатство (напр. </text:span><text:span text:style-name="T230">d </text:span><text:span text:style-name="T327">на </text:span><text:span text:style-name="T230">Margalef</text:span><text:span text:style-name="T370">),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text:span><text:soft-page-break/><text:span text:style-name="T370">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Thesis_5f_body"><text:span text:style-name="T390">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78">индексът </text:span><text:span text:style-name="T79">на </text:span><text:span text:style-name="T231">Shannon</text:span><text:span text:style-name="T79">-</text:span><text:span text:style-name="T231">W</text:span><text:span text:style-name="T228">iene</text:span><text:span text:style-name="T227">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227">(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79">:</text:span></text:p>
      <text:p text:style-name="P31"/>
      <text:p text:style-name="P28"><draw:frame draw:style-name="fr5" draw:name="Object5" text:anchor-type="as-char" svg:y="-0.439cm" svg:width="3.886cm" svg:height="0.594cm" draw:z-index="4"><draw:object xlink:href="./Object 5" xlink:type="simple" xlink:show="embed" xlink:actuate="onLoad"/><draw:image xlink:href="./ObjectReplacements/Object 5" xlink:type="simple" xlink:show="embed" xlink:actuate="onLoad"/><svg:desc>formula</svg:desc></draw:frame></text:p>
      <text:p text:style-name="P56">където:</text:p>
      <text:p text:style-name="P27"><text:span text:style-name="T217">p</text:span><text:span text:style-name="T10">i</text:span><text:span text:style-name="T44"> = </text:span>n<text:span text:style-name="T9">i </text:span><text:span text:style-name="T44">/ </text:span>N<text:span text:style-name="T44"> – пропорция на индивидите от вида </text:span><text:span text:style-name="T217">i</text:span><text:span text:style-name="T44"> в пробата <text:line-break/></text:span><text:span text:style-name="T217">n</text:span><text:span text:style-name="T9">i</text:span><text:span text:style-name="T11"> </text:span><text:span text:style-name="T14">-</text:span><text:span text:style-name="T44"> брой индивиди от вида </text:span>i<text:span text:style-name="T44"> в пробата <text:line-break/></text:span><text:span text:style-name="T217">N</text:span><text:span text:style-name="T44"> </text:span><text:span text:style-name="T45">- </text:span><text:span text:style-name="T44">общ брой индивиди от всички видове в пробата</text:span></text:p>
      <text:p text:style-name="Thesis_5f_body"/>
      <text:p text:style-name="Thesis_5f_body"><text:span text:style-name="T328">В</text:span><text:span text:style-name="T325"> екологичните изследвания </text:span><text:span text:style-name="T77">най-често </text:span><text:span text:style-name="T44">се използва основа 2 </text:span><text:span text:style-name="T328">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28">(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4">; </text:span><text:span text:style-name="T77">тази основа е използвана и в настоящето изследване.</text:span></text:p>
      <text:p text:style-name="P32"><text:span text:style-name="T232">H’</text:span><text:span text:style-name="T371">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331">несигурността при</text:span><text:span text:style-name="T371">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1">(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1">. Това обаче затруднява интерпретацията му, тъй като той не представлява директна мярка за разнообразието на системата (каквато е например видовото богатство). </text:span><text:span text:style-name="T235">H’ </text:span><text:span text:style-name="T346">нараства с увеличаването на броя видове и теоретично може да достигне много високи стойности</text:span><text:span text:style-name="T349">, като теоретичният максимум е </text:span><text:span text:style-name="T236">log(S)</text:span><text:span text:style-name="T349">, където </text:span><text:span text:style-name="T236">S </text:span><text:span text:style-name="T349">е броят видове</text:span><text:span text:style-name="T346">. На практика обаче </text:span><text:span text:style-name="T347">в естествените морски екосистеми максималните </text:span><text:span text:style-name="T348">му </text:span><text:span text:style-name="T347">стойности са 4.5 – 5 (</text:span><text:span text:style-name="T392">РЕФ?</text:span><text:span text:style-name="T347">).</text:span></text:p>
      <text:p text:style-name="P37"><text:span text:style-name="T300">П</text:span><text:span text:style-name="T285">аралелно </text:span><text:span text:style-name="T300">с </text:span><text:span text:style-name="T223">H’ </text:span><text:span text:style-name="T300">често </text:span><text:span text:style-name="T285">се използва и индексът на </text:span><text:span text:style-name="T219">Pielou</text:span><text:span text:style-name="T51"> </text:span><text:span text:style-name="T219">J</text:span><text:span text:style-name="T51">’ </text:span><text:span text:style-name="T285">за изравненост на съобществата, който описва доминирането и кодоминирането на видовете:</text:span></text:p>
      <text:p text:style-name="P29"><draw:frame draw:style-name="fr5" draw:name="Object2" text:anchor-type="as-char" svg:y="-0.386cm" svg:width="2.828cm" svg:height="0.506cm" draw:z-index="7"><draw:object xlink:href="./Object 1" xlink:type="simple" xlink:show="embed" xlink:actuate="onLoad"/><draw:image xlink:href="./ObjectReplacements/Object 1" xlink:type="simple" xlink:show="embed" xlink:actuate="onLoad"/><svg:desc>formula</svg:desc></draw:frame></text:p>
      <text:p text:style-name="P37"><text:span text:style-name="T52">където S e</text:span><text:span text:style-name="T51"> бро</text:span><text:span text:style-name="T52">ят</text:span><text:span text:style-name="T51"> видове в пробата, </text:span><text:span text:style-name="T52">а </text:span><text:span text:style-name="T51">Н’ – индекс</text:span><text:span text:style-name="T52">ът на </text:span><text:span text:style-name="T219">Shannon</text:span><text:span text:style-name="T51">. </text:span><text:span text:style-name="T219">J</text:span><text:span text:style-name="T51">’ варира от 0 (неравномерно съобщество, </text:span><text:span text:style-name="T284">в което </text:span><text:span text:style-name="T51">един или няколко вида силно доминират </text:span><text:span text:style-name="T284">по численост</text:span><text:span text:style-name="T51">) до 1 (напълно равномерно съобщество — нито един вид не доминира; видовете се срещат в равни пропорции).</text:span></text:p>
      <text:p text:style-name="P40"/>
      <text:p text:style-name="P5">Ефективно разнообразие (ефективен брой видове)</text:p>
      <text:p text:style-name="Thesis_5f_body"><text:span text:style-name="T372">Трудностите в интерпретацията на </text:span><text:span text:style-name="T233">H’</text:span><text:span text:style-name="T372"> могат да се избегнат чрез превръщането на индекса </text:span><text:span text:style-name="T329">в </text:span><text:span text:style-name="T334">ефективно разнообразие или </text:span><text:span text:style-name="T329">ефективен брой видове – </text:span><text:span text:style-name="T287">броят </text:span><text:span text:style-name="T291">еднакви по честота </text:span><text:span text:style-name="T287">видове, </text:span><text:span text:style-name="T291">които трябва да присъстват в едно теоретично</text:span><text:span text:style-name="T287"> съобщество, </text:span><text:span text:style-name="T291">за да има то</text:span><text:span text:style-name="T287"> същата стойност на индекса за биоразнообразие като изучаваното</text:span><text:span text:style-name="T290">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90">(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86">. </text:span><text:span text:style-name="T287">Ефективният брой видове е познат също така като </text:span><text:span text:style-name="T289">едно от </text:span><text:span text:style-name="T287">числ</text:span><text:span text:style-name="T289">ата</text:span><text:span text:style-name="T287"> на </text:span><text:span text:style-name="T220">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20">(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29">. </text:span><text:span text:style-name="T326">Целта на тези числа е да свържат компонентите видово богатство и изравненост на съобществата. </text:span><text:span text:style-name="T330">Те също представляват ентропия (несигурност) и се и</text:span><text:span text:style-name="T326">зчисляват по формулата:</text:span></text:p>
      <text:p text:style-name="P24"><text:soft-page-break/><draw:frame draw:style-name="fr5" draw:name="Object6" text:anchor-type="as-char" svg:y="-0.527cm" svg:width="3.263cm" svg:height="0.956cm" draw:z-index="8"><draw:object xlink:href="./Object 6" xlink:type="simple" xlink:show="embed" xlink:actuate="onLoad"/><draw:image xlink:href="./ObjectReplacements/Object 6" xlink:type="simple" xlink:show="embed" xlink:actuate="onLoad"/><svg:desc>formula</svg:desc></draw:frame></text:p>
      <text:p text:style-name="P13">където:</text:p>
      <text:p text:style-name="P33"><text:span text:style-name="T217">p</text:span><text:span text:style-name="T9">i </text:span><text:span text:style-name="T15">= </text:span><text:span text:style-name="T22">пропорционална численост на вид </text:span><text:span text:style-name="T23">i</text:span><text:span text:style-name="T16"> </text:span><text:span text:style-name="T23">в пробата</text:span></text:p>
      <text:p text:style-name="P34"><text:span text:style-name="T20">q</text:span><text:span text:style-name="T15"> = </text:span><text:span text:style-name="T21">„порядък“ на индекса; </text:span><text:span text:style-name="T25">о</text:span><text:span text:style-name="T21">бозначава зависимостта на индекса </text:span><text:span text:style-name="T24">от</text:span><text:span text:style-name="T21"> редките видове</text:span><text:span text:style-name="T24">. </text:span></text:p>
      <text:p text:style-name="P55"/>
      <text:p text:style-name="Thesis_5f_body"><text:span text:style-name="T25">Параметърът </text:span><text:span text:style-name="T29">q</text:span><text:span text:style-name="T17"> </text:span><text:span text:style-name="T25">и честотата </text:span><text:span text:style-name="T30">(пропорцията от общата численост)</text:span><text:span text:style-name="T25">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7">В</text:span><text:span text:style-name="T28">сички стойности на </text:span><text:span text:style-name="T19">q</text:span><text:span text:style-name="T28"> </text:span><text:span text:style-name="T18">&lt; 1 </text:span><text:span text:style-name="T28">отдават по-голяма тежест на редките видове, а стойностите на </text:span><text:span text:style-name="T19">q</text:span><text:span text:style-name="T28"> </text:span><text:span text:style-name="T18">&gt; 1 </text:span><text:span text:style-name="T28">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8">(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8">.</text:span></text:p>
      <text:p text:style-name="P35"><text:span text:style-name="T26">В настоящето изследване е използвано е</text:span><text:span text:style-name="T25">фективното разнообразие от порядък 1, <text:s/></text:span><text:span text:style-name="T26">което </text:span><text:span text:style-name="T25">отговаря на експоненциала на индекса на </text:span><text:span text:style-name="T17">Shannon, </text:span><text:span text:style-name="T25">и </text:span><text:span text:style-name="T288">разглежда </text:span><text:span text:style-name="T295">редките и обичайните </text:span><text:span text:style-name="T296">видове </text:span><text:span text:style-name="T288">като </text:span><text:span text:style-name="T295">напълно </text:span><text:span text:style-name="T288">еквивалентни, </text:span><text:span text:style-name="T295">утежнени само от собствената си честота в </text:span><text:span text:style-name="T297">съобществото</text:span><text:span text:style-name="T288">. </text:span><text:span text:style-name="T298">Това свойство обуславя и централната роля, която индексът </text:span><text:span text:style-name="T222">H’ </text:span><text:span text:style-name="T298">играе в биологичните изследвания.</text:span></text:p>
      <text:p text:style-name="P36"><text:span text:style-name="T299">Ефективното разнообразие е лесно за интерпретация, тъй като </text:span><text:span text:style-name="T294">варира линейно и пропорционално при промяна в разнообразието на съобществат</text:span><text:span text:style-name="T299">а </text:span><text:span text:style-name="T307">и позволява директно сравнение на две съобщества</text:span><text:span text:style-name="T299">. Също така </text:span><text:span text:style-name="T323">от тях може да се получи и информация за изравнеността на съобществата: </text:span><text:span text:style-name="T299">к</text:span><text:span text:style-name="T292">огато в изучаваното съобщество има силно доминиране на един или няколко вида над останалите, ефективният брой видове за </text:span><text:span text:style-name="T221">H’ </text:span><text:span text:style-name="T292">ще е по-малък от действителния брой видове (видовото богатство) на съобществото; </text:span><text:span text:style-name="T293">колкото по-голяма е разликата, толкова по-силно е доминирането.</text:span></text:p>
      <text:p text:style-name="P14"/>
      <text:p text:style-name="P14">Таксономични индекси</text:p>
      <text:p text:style-name="P38"><text:span text:style-name="T283">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301">Ако две съобщества имат еднакъв брой видове и идентично разпределение на численостите </text:span><text:span text:style-name="T303">им</text:span><text:span text:style-name="T301">, но се различават по </text:span><text:span text:style-name="T308">набора</text:span><text:span text:style-name="T301">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304">Изчисляването </text:span><text:span text:style-name="T301">на таксономични индекси е възможно, когато таксономичната резолюция на данните е достатъчно висока.</text:span></text:p>
      <text:p text:style-name="Thesis_5f_body"><text:span text:style-name="T305">В настоящето изследване </text:span><text:span text:style-name="T306">са</text:span><text:span text:style-name="T305"> приложен</text:span><text:span text:style-name="T306">и</text:span><text:span text:style-name="T305"> </text:span><text:span text:style-name="T302">индекс</text:span><text:span text:style-name="T306">и</text:span><text:span text:style-name="T302">т</text:span><text:span text:style-name="T306">е</text:span><text:span text:style-name="T302"> за таксономична разлика на </text:span><text:span text:style-name="T224">Warwick </text:span><text:span text:style-name="T302">и </text:span><text:span text:style-name="T224">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224">(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51">: </text:span><text:span text:style-name="T305">таксономично разнообразие (</text:span><text:span text:style-name="T373">Δ</text:span><text:span text:style-name="T305">) и таксономична разлика (</text:span><text:span text:style-name="T373">Δ</text:span><text:span text:style-name="T375">*</text:span><text:span text:style-name="T305">).</text:span></text:p>
      <text:p text:style-name="Thesis_5f_body"><text:span text:style-name="T305">Т</text:span><text:span text:style-name="T306">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309">Когато разпределението на видовете между надвидовите таксони е по-равномерно, стойността на индекса е по-висока. </text:span><text:span text:style-name="T306">Разстоянието може да се изрази като дължината на „клоните“ на филогенетичното дърво, свързващи тези организми. </text:span><text:span text:style-name="T312">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text:span><text:span text:style-name="T324">та</text:span><text:span text:style-name="T312"> възможност, която 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322">при „изкачване“ в </text:span><text:soft-page-break/><text:span text:style-name="T322">таксономичната йерархия</text:span><text:span text:style-name="T312">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312">(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313">.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5">Таксономичната разлика представлява средната дължина на „клоните“, свързващи два произволно избрани, но таксономично различни организми; т.<text:span text:style-name="T436">е.</text:span> това е мярка изключително на таксономичната свързаност на видовете в съобществото.</text:p>
      <text:p text:style-name="P58"><text:span text:style-name="T309">Ако</text:span><text:span text:style-name="T306"> </text:span><text:span text:style-name="T309">количествените </text:span><text:span text:style-name="T306">данни се </text:span><text:span text:style-name="T310">превърнат в</text:span><text:span text:style-name="T306"> присъствие/отсъствие, двата предишни индекса се свеждат до един и същ индекс - </text:span><text:span text:style-name="T373">Δ</text:span><text:span text:style-name="T3">+</text:span><text:span text:style-name="T305"> , </text:span><text:span text:style-name="T306">който може да се разглежда като средната таксономична разлика между които и да е два произволни вида </text:span><text:span text:style-name="T311">в съобществото, </text:span><text:span text:style-name="T312">и чието стандартно отклонение може да бъде изчислено</text:span><text:span text:style-name="T306">. </text:span><text:span text:style-name="T314">Така този индекс по същество представлява мярка за таксономичния обхват на пробата.</text:span></text:p>
      <text:p text:style-name="P59"><text:span text:style-name="T312">На базата на </text:span><text:span text:style-name="T373">Δ</text:span><text:span text:style-name="T3">+ <text:s/></text:span><text:span text:style-name="T31">м</text:span><text:span text:style-name="T312">оже също така да се изчисли индексът на вариация на таксономичната разлика </text:span><text:span text:style-name="T374">Λ</text:span><text:span text:style-name="T4">+</text:span><text:span text:style-name="T376">, </text:span><text:span text:style-name="T377">който изразява неравномерността в таксономичната структура.</text:span></text:p>
      <text:p text:style-name="P95"><text:span text:style-name="T377">За да се тества разликата </text:span><text:span text:style-name="T378">между</text:span><text:span text:style-name="T377"> </text:span><text:span text:style-name="T378">таксономичното разнообразие на </text:span><text:span text:style-name="T377">изучаваните съобщества </text:span><text:span text:style-name="T378">и</text:span><text:span text:style-name="T377"> „очакван</text:span><text:span text:style-name="T378">о</text:span><text:span text:style-name="T377">т</text:span><text:span text:style-name="T378">о</text:span><text:span text:style-name="T377">“ </text:span><text:span text:style-name="T378">разнообразие в района на изследване </text:span><text:span text:style-name="T377">е възможно да се построят вероятностни „фунии“ </text:span><text:span text:style-name="T380">(95 % доверителен интервал на индексите) </text:span><text:span text:style-name="T377">на базата на максимално пълен видов списък на фауната на </text:span><text:span text:style-name="T378">този </text:span><text:span text:style-name="T377">район. Видовете, намерени в проба </text:span><text:span text:style-name="T380">от даден</text:span><text:span text:style-name="T384">а станция</text:span><text:span text:style-name="T380"> в района на изследване</text:span><text:span text:style-name="T377">, се считат за </text:span><text:span text:style-name="T380">случайна извадка</text:span><text:span text:style-name="T378"> от </text:span><text:span text:style-name="T385">пълния</text:span><text:span text:style-name="T378"> набор видове. </text:span><text:span text:style-name="T385">Затова </text:span><text:span text:style-name="T33">се очаква </text:span><text:span text:style-name="T385">с</text:span><text:span text:style-name="T379">редната таксономична разлика </text:span><text:span text:style-name="T373">Δ</text:span><text:span text:style-name="T3">+</text:span><text:span text:style-name="T33"> да е еднаква както за извадката (</text:span><text:span text:style-name="T36">пробата от </text:span><text:span text:style-name="T33">изучаваното съобщество), така и за пълния видов списък за района. Така последната се разглежда като „очакваната“ стойност на </text:span><text:span text:style-name="T38">Δ</text:span><text:span text:style-name="T3">+</text:span><text:span text:style-name="T32"> </text:span><text:span text:style-name="T36">и</text:span><text:span text:style-name="T33"> едно намаляване на стойността </text:span><text:span text:style-name="T34">на </text:span><text:span text:style-name="T38">Δ</text:span><text:span text:style-name="T3">+ </text:span><text:span text:style-name="T33">на дадено място по време на изследването би могл</text:span><text:span text:style-name="T34">о</text:span><text:span text:style-name="T33"> да се дълж</text:span><text:span text:style-name="T34">и</text:span><text:span text:style-name="T33"> на намаляване на биоразнообразието </text:span><text:span text:style-name="T37">там</text:span><text:span text:style-name="T33">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3">(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3">.</text:span></text:p>
      <text:p text:style-name="P63"><text:span text:style-name="T33">В </text:span><text:span text:style-name="T35">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89">(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77">, </text:span><text:span text:style-name="T381">а също и </text:span><text:span text:style-name="T382">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2">(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77">, </text:span><text:span text:style-name="T383">T</text:span><text:span text:style-name="T388">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88">(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77">, </text:span><office:annotation office:name="__Annotation__6407_1416121077"><dc:creator>Unknown Author</dc:creator><dc:date>2016-08-05T13:51:24</dc:date><text:p>Намери и добави! </text:p></office:annotation><text:span text:style-name="T386">доклад натура...</text:span><office:annotation-end office:name="__Annotation__6407_1416121077"/></text:p>
      <text:p text:style-name="P60"><text:span text:style-name="T396">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396">матрица, отговаряща на </text:span>таксономична йерархия, <text:span text:style-name="T396">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96">(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96">.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6">(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6">.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61">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397">при многомерните анализи</text:span> <office:annotation office:name="__Fieldmark__3945_1543247252"><dc:creator>K </dc:creator><dc:date>2016-08-08T13:08:32</dc:date><text:p>в точка … някоя? </text:p></office:annotation>по-долу<office:annotation-end office:name="__Fieldmark__3945_1543247252"/>.</text:p>
      <text:p text:style-name="Thesis_5f_body"><text:soft-page-break/></text:p>
      <text:p text:style-name="Thesis_5f_body"><text:span text:style-name="T270">Г</text:span><text:span text:style-name="T269">рафични методи за характеризиране на </text:span><text:span text:style-name="T271">разнообразиетио на </text:span><text:span text:style-name="T269">съобществата</text:span></text:p>
      <text:p text:style-name="P70">За допълнително характеризиране на биоразнообразието на зообентосните съобщества бяха приложени също така <text:span text:style-name="T415">г</text:span>рафични аналитични методи.</text:p>
      <text:p text:style-name="P69"><text:span text:style-name="T332">Графичните методи</text:span><text:span text:style-name="T44"> </text:span><text:span text:style-name="T333">могат </text:span><text:span text:style-name="T44">да се определят като междинни между едно- и многомерните методи. Главното </text:span><text:span text:style-name="T93">им</text:span><text:span text:style-name="T44">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93">отколкото при </text:span><text:span text:style-name="T350">останалите методи за анализ</text:span><text:span text:style-name="T44">.</text:span></text:p>
      <text:p text:style-name="P69"><text:span text:style-name="T46">Един </text:span><text:span text:style-name="T44">от най-широко използваните </text:span><text:span text:style-name="T46">графични </text:span><text:span text:style-name="T44">методи за сравнение на биоразнообразието са </text:span><text:span text:style-name="T217">k</text:span><text:span text:style-name="T44">-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4">(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4">. </text:span><text:span text:style-name="T46">Те </text:span><text:span text:style-name="T44">се получават по следния начин: относителната численост на </text:span><text:span text:style-name="T80">всеки</text:span><text:span text:style-name="T44"> вид се представя като процент от общата численост в пробата, </text:span><text:span text:style-name="T80">след което всички видове се подреждат в низходящ ред и получават </text:span><text:span text:style-name="T44">ранг </text:span><text:span text:style-name="T217">k: </text:span><text:span text:style-name="T44">най-многобройният вид </text:span><text:span text:style-name="T80">е с </text:span><text:span text:style-name="T44">ранг 1, следващият – ранг 2, и т. н. </text:span><text:span text:style-name="T80">На графиката п</text:span><text:span text:style-name="T44">о </text:span><text:span text:style-name="T80">оста </text:span><text:span text:style-name="T217">y</text:span><text:span text:style-name="T44"> се представя % кумулативна численост, </text:span><text:span text:style-name="T80">а </text:span><text:span text:style-name="T44">по </text:span><text:span text:style-name="T80">оста </text:span><text:span text:style-name="T217">x</text:span><text:span text:style-name="T44"> – ранг</text:span><text:span text:style-name="T81">а</text:span><text:span text:style-name="T44"> </text:span><text:span text:style-name="T80">на вида </text:span><text:span text:style-name="T44">в логаритмична скала. Получените криви дават представа за биоразнообразието: </text:span><text:span text:style-name="T48">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44">робите с по-високо разнообразие </text:span><text:span text:style-name="T48">и по-голяма изравненост </text:span><text:span text:style-name="T44">са разположени по-ниско от пробите с по-малко разнообразие </text:span><text:span text:style-name="T47">(</text:span><text:span text:style-name="T44"><text:sequence-ref text:reference-format="category-and-value" text:ref-name="refФиг.2">Фиг. 3</text:sequence-ref></text:span><text:span text:style-name="T47">)</text:span><text:span text:style-name="T44">.</text:span></text:p>
      <text:p text:style-name="Thesis_5f_body"><draw:frame draw:style-name="fr2" draw:name="Frame2" text:anchor-type="paragraph" svg:width="16.073cm" draw:z-index="1"><draw:text-box fo:min-height="9.366cm"><text:p text:style-name="P1">Фиг. <text:sequence text:ref-name="refФиг.2" text:name="Фиг." text:formula="ooow:Фиг.+1" style:num-format="1">3</text:sequence>. k-доминантни криви за зообентосни проби от морски интертидални пясъ<text:span text:style-name="T245">ц</text:span>и; всяка крива се базира на средните числености от 4 репликата. <text:span text:style-name="T244">Всяка крива отговаря на</text:span> определена комбинация от мрежа на ситото и площ на пробонабиране <text:span text:style-name="T243">(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243">).</text:span> </text:p></draw:text-box></draw:frame></text:p>
      <text:p text:style-name="P65"><text:span text:style-name="T217">ABC</text:span><text:span text:style-name="T44"> (</text:span><text:span text:style-name="T217">abundance</text:span><text:span text:style-name="T44">-</text:span><text:span text:style-name="T217">biomass</text:span><text:span text:style-name="T44"> </text:span><text:span text:style-name="T217">comparison</text:span><text:span text:style-name="T44">)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4">(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4"> </text:span><text:span text:style-name="T82">представляват р</text:span><text:span text:style-name="T44">азширение на този метод: на една графика се представят </text:span><text:span text:style-name="T217">k</text:span><text:span text:style-name="T44">-доминантните криви на биомасата и числеността, като взаимните им позиции показват ефекти</text:span><text:span text:style-name="T49">те</text:span><text:span text:style-name="T44"> </text:span><text:span text:style-name="T49">от</text:span><text:span text:style-name="T44"> евентуално </text:span><text:span text:style-name="T351">увреждане на съобществата</text:span><text:span text:style-name="T44"> </text:span><text:span text:style-name="T50">(</text:span><text:span text:style-name="T50"><text:sequence-ref text:reference-format="category-and-value" text:ref-name="refФиг.3">Фиг. 4</text:sequence-ref></text:span><text:span text:style-name="T50">). При нормални условия (</text:span><text:span text:style-name="T50"><text:sequence-ref text:reference-format="category-and-value" text:ref-name="refФиг.3">Фиг. 4</text:sequence-ref></text:span><text:span text:style-name="T50">а) в съобществата доминират консервативни видове, с големи размери и </text:span><text:span text:style-name="T53">обикновено </text:span><text:span text:style-name="T50">малка численост – затова кривата на биомасата се намира над тази на числеността. При </text:span><text:span text:style-name="T54">средно въздействие</text:span><text:span text:style-name="T50"> (</text:span><text:span text:style-name="T50"><text:sequence-ref text:reference-format="category-and-value" text:ref-name="refФиг.3">Фиг. 4</text:sequence-ref></text:span><text:span text:style-name="T218">b</text:span><text:span text:style-name="T50">) опортюнистичните видове с малки </text:span><text:soft-page-break/><text:span text:style-name="T50">размери, но </text:span><text:span text:style-name="T54">развиващи се в</text:span><text:span text:style-name="T50"> голяма численост, започват да</text:span><text:span text:style-name="T44"> изместват най-чувствителните видове – кривите на биомасата и числеността са близо разположени и/или се пресичат </text:span><text:span text:style-name="T84">един или няколко пъти</text:span><text:span text:style-name="T44">. Когато въздействие</text:span><text:span text:style-name="T83">то</text:span><text:span text:style-name="T44"> </text:span><text:span text:style-name="T85">е много силно</text:span><text:span text:style-name="T44">, в съобществата </text:span><text:span text:style-name="T83">започват да </text:span><text:span text:style-name="T44">доминират само един или няколко </text:span><text:span text:style-name="T85">от тези </text:span><text:span text:style-name="T44">малки </text:span><text:span text:style-name="T83">по размери </text:span><text:span text:style-name="T44">вид</text:span><text:span text:style-name="T83">ове-</text:span><text:span text:style-name="T85">опортюнисти</text:span><text:span text:style-name="T44"> (</text:span><text:span text:style-name="T44"><text:sequence-ref text:reference-format="category-and-value" text:ref-name="refФиг.3">Фиг. 4</text:sequence-ref></text:span><text:span text:style-name="T217">c</text:span><text:span text:style-name="T44">), </text:span><text:span text:style-name="T83">а</text:span><text:span text:style-name="T44"> кривата на числеността се намира над тази на биомасата </text:span><text:span text:style-name="T84">по цялата си дължина</text:span><text:span text:style-name="T44">.</text:span></text:p>
      <text:p text:style-name="Thesis_5f_body"><draw:frame draw:style-name="fr3" draw:name="Frame3" text:anchor-type="as-char" svg:width="15.498cm" draw:z-index="9"><draw:text-box fo:min-height="5.002cm"><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246">(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246">(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246">).</text:span></text:p></draw:text-box></draw:frame></text:p>
      <text:p text:style-name="P66"/>
      <text:p text:style-name="P96"><text:span text:style-name="T400">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0">(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0">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215">–</text:span><text:span text:style-name="T400">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387">пресичат.</text:span></text:p>
      <text:p text:style-name="Thesis_5f_body">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402">изчислението на </text:span>тези криви <text:span text:style-name="T402">се </text:span><text:s/><text:span text:style-name="T402">пресмята </text:span>относителния дял от числеността и<text:span text:style-name="T403">ли</text:span> биомасата <text:span text:style-name="T402">на всеки вид от числеността или биомасата на следващите по ранг, като</text:span> <text:span text:style-name="T402">се изключва </text:span>п<text:span text:style-name="T402">редишния </text:span>вид <text:span text:style-name="T402">с по-висок ранг.</text:span> <text:span text:style-name="T402">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437">а </text:span>кривата на числеността е сравнително гладка. При повлияни <text:span text:style-name="T438">или увредени </text:span>съобщества отново има смяна на позициите на кривите на числеността и биомасата, <text:span text:style-name="T438">а </text:span>кривата на числеността е много по-неравномерна, <text:span text:style-name="T401">тъй като </text:span>негативното въздействие засяга всички видове в съобществото.</text:p>
      <text:p text:style-name="P72"><text:span text:style-name="T416">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office:annotation><text:span text:style-name="T416">таксономичното сходство между видовете</text:span><office:annotation-end office:name="__Fieldmark__4479_1038233140"/><text:span text:style-name="T416">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16">(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16">. Тези профили представят „отпечатък“ на структурата на съобществата. В основата им са същите уравнения за обща ентропия като числата на Hill. Принципът </text:span><text:soft-page-break/><text:span text:style-name="T416">им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труктура на изучаваните съобщества.</text:span></text:p>
      <text:p text:style-name="P76">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text:p>
      <text:p text:style-name="Thesis_5f_body"/>
      <text:p text:style-name="P3"><text:span text:style-name="T247">М</text:span>ногомерни <text:span text:style-name="T249">статистически </text:span>методи</text:p>
      <text:p text:style-name="P73"><text:span text:style-name="T96">Бяха приложени методи на многомерната статистика, за да </text:span><text:span text:style-name="T97">се анализира </text:span><text:span text:style-name="T352">по-</text:span><text:span text:style-name="T97">задълбочено сходството между макрозообентосните съобщества на изследваните станции, както и </text:span><text:span text:style-name="T44">на </text:span><text:span text:style-name="T97">всяка</text:span><text:span text:style-name="T44"> станция </text:span><text:span text:style-name="T97">във</text:span><text:span text:style-name="T68"> </text:span><text:span text:style-name="T44">време</text:span><text:span text:style-name="T97">то</text:span><text:span text:style-name="T44">. Многомерните методи се използват рутинно за анализ на бентосните съобщества </text:span><text:span text:style-name="T94">в съвременните изследвания</text:span><text:span text:style-name="T44">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4">(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4"> благодарение на разработката на </text:span><text:span text:style-name="T97">достатъчно </text:span><text:span text:style-name="T95">бързи компютри и </text:span><text:span text:style-name="T44">лесен за употреба статистически софтуер, </text:span><text:span text:style-name="T95">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44">. </text:span><text:span text:style-name="T96">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6">(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6">.</text:span></text:p>
      <text:p text:style-name="Thesis_5f_body"><text:span text:style-name="T97">М</text:span><text:span text:style-name="T44">ногомерните методи взимат предвид идентичността на видовете и </text:span><text:span text:style-name="T97">с</text:span><text:span text:style-name="T44">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4">(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4">. Те обаче </text:span><text:span text:style-name="T98">са </text:span><text:span text:style-name="T44">по-сложни са от другите методи, тъй като изискват значителна предварителна обработка на данните. </text:span><text:span text:style-name="T98">Най-често суровите данни се </text:span><text:span text:style-name="T44">трансфор</text:span><text:span text:style-name="T98">мират</text:span><text:span text:style-name="T44">, </text:span><text:span text:style-name="T98">за да </text:span><text:span text:style-name="T99">се намали приносът на доминиращите видове и да се увеличи този на редките </text:span><text:span text:style-name="T100">видове</text:span><text:span text:style-name="T44">. </text:span><text:span text:style-name="T100">От м</text:span><text:span text:style-name="T44">атрицата </text:span><text:span text:style-name="T98">със зообентосни</text:span><text:span text:style-name="T44"> данни също понякога </text:span><text:span text:style-name="T98">се </text:span><text:span text:style-name="T44">премахва</text:span><text:span text:style-name="T98">т</text:span><text:span text:style-name="T44"> на</text:span><text:span text:style-name="T98">й-</text:span><text:span text:style-name="T44">редките видове </text:span><text:span text:style-name="T98">(например т.нар. singletons — видове, срещащи се само </text:span><text:span text:style-name="T353">с </text:span><text:span text:style-name="T354">един</text:span><text:span text:style-name="T353"> екземпляр </text:span><text:span text:style-name="T98">в една проба от целия набор данни, които рядко допринасят значителна информация)</text:span><text:span text:style-name="T44">; или пък </text:span><text:span text:style-name="T98">се </text:span><text:span text:style-name="T44">превръща </text:span><text:span text:style-name="T98">от</text:span><text:span text:style-name="T44"> числени данни в матрица на присъствие и отсъствие на видовете.</text:span></text:p>
      <text:p text:style-name="P75"><text:span text:style-name="T101">Върху макрозообентосните данни от настоящата дисертация бяха приложени </text:span><text:span text:style-name="T44">два</text:span><text:span text:style-name="T101">та</text:span><text:span text:style-name="T44"> </text:span><text:span text:style-name="T101">основни </text:span><text:span text:style-name="T44">типа </text:span><text:span text:style-name="T101">многомерни анализи </text:span><text:span text:style-name="T44">– класификация и ординация (</text:span><text:span text:style-name="T44"><text:sequence-ref text:reference-format="category-and-value" text:ref-name="refФиг.4">Фиг. 5</text:sequence-ref></text:span><text:span text:style-name="T44">). </text:span><text:span text:style-name="T103">Д</text:span><text:span text:style-name="T44">анните </text:span><text:span text:style-name="T101">бяха </text:span><text:span text:style-name="T44">трансформира</text:span><text:span text:style-name="T101">ни чрез </text:span><text:span text:style-name="T103">взимане на </text:span><text:span text:style-name="T101">четвърт</text:span><text:span text:style-name="T103">и</text:span><text:span text:style-name="T102"> корен, </text:span><text:span text:style-name="T103">след което </text:span><text:span text:style-name="T101">беше</text:span><text:span text:style-name="T44"> определ</text:span><text:span text:style-name="T101">ено</text:span><text:span text:style-name="T44"> сходството</text:span><text:span text:style-name="T101">то</text:span><text:span text:style-name="T44"> </text:span><text:span text:style-name="T101">по</text:span><text:span text:style-name="T44"> </text:span><text:span text:style-name="T217">Bray</text:span><text:span text:style-name="T44">-</text:span><text:span text:style-name="T217">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217">(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4"> между всички проби две по две. </text:span><text:span text:style-name="T101">Това е н</text:span><text:span text:style-name="T44">ай-често използваният </text:span><text:span text:style-name="T101">в екологични изследвания </text:span><text:span text:style-name="T44">коефициент за прилика; изчислява </text:span><text:span text:style-name="T101">се </text:span><text:span text:style-name="T44">като съотношението на броя видове, открити само в едната или другата от </text:span><text:soft-page-break/><text:span text:style-name="T44">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03">затова и е необходима предварителната трансформация на данните</text:span><text:span text:style-name="T44">.</text:span></text:p>
      <text:p text:style-name="Thesis_5f_body"><draw:frame draw:style-name="fr1" draw:name="Frame4" text:anchor-type="paragraph" svg:width="16.002cm" draw:z-index="0"><draw:text-box fo:min-height="7.01cm"><text:p text:style-name="P2">Фиг. <text:sequence text:ref-name="refФиг.4" text:name="Фиг." text:formula="ooow:Фиг.+1" style:num-format="1">5</text:sequence>. Етапи на многомерния анализ <text:span text:style-name="T248">(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248">(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248">).</text:span></text:p></draw:text-box></draw:frame> </text:p>
      <text:p text:style-name="P75"><text:span text:style-name="T44">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217">hierarchical</text:span><text:span text:style-name="T44"> </text:span><text:span text:style-name="T217">agglomerative</text:span><text:span text:style-name="T44"> </text:span><text:span text:style-name="T217">clustering</text:span><text:span text:style-name="T44">),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217">Bray</text:span><text:span text:style-name="T44">-</text:span><text:span text:style-name="T217">Curtis</text:span><text:span text:style-name="T44"> като мярка за сходство. Крайният резултат се представя като една обща дендрограма.</text:span></text:p>
      <text:p text:style-name="P75"><text:span text:style-name="T44">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4">(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4">. </text:span><text:span text:style-name="T355">К</text:span><text:span text:style-name="T44">ласификацията е необратима — веднъж поставена в една група, пробата губи „идентичността” си; дендрограмите налагат организация в отделни класове — т.е. накъсват серии, които в действителност са непрекъснати; последователността на групиране е произволна — две съседни проби, принадлежащи на различни клъстери, не са непременно най-сходните. <text:s text:c="2"/></text:span></text:p>
      <text:p text:style-name="P77"><text:span text:style-name="T44">Целта на ординацията е да представи станциите в пространство с </text:span><text:span text:style-name="T217">n</text:span><text:span text:style-name="T44">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text:span></text:p>
      <text:p text:style-name="P74"><text:span text:style-name="T355">За настоящето изследване б</text:span><text:span text:style-name="T117">еше </text:span><text:span text:style-name="T145">направена</text:span><text:span text:style-name="T117"> </text:span><text:span text:style-name="T123">не</text:span><text:span text:style-name="T145">метрична многомерна ординация (non-metric multidimensional scaling, </text:span><text:span text:style-name="T104">n</text:span><text:span text:style-name="T217">MDS</text:span><text:span text:style-name="T234">)</text:span><text:span text:style-name="T44"> </text:span><text:span text:style-name="T117">на </text:span><text:span text:style-name="T145">базата на </text:span><text:span text:style-name="T117">макрозообентосните данни. Този анализ </text:span><text:span text:style-name="T44">съставя „карта” на станциите/пробите, на която две проби </text:span><text:span text:style-name="T105">са толкова </text:span><text:span text:style-name="T44">по-близо </text:span><text:span text:style-name="T76">една до друга, </text:span><text:span text:style-name="T105">колкото по-сходна е структурата на съобществата им</text:span><text:span text:style-name="T44">.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text:span></text:p>
      <text:p text:style-name="P84"><text:soft-page-break/><text:span text:style-name="T146">З</text:span><text:span text:style-name="T44">а </text:span><text:span text:style-name="T146">да се установи </text:span><text:span text:style-name="T44">връзката на </text:span><text:span text:style-name="T118">наблюдаваното разпределение на пробите/станциите </text:span><text:span text:style-name="T146">(промените в </text:span><text:span text:style-name="T44">структурата на </text:span><text:span text:style-name="T146">макрозообентосните </text:span><text:span text:style-name="T44">съобщества</text:span><text:span text:style-name="T146">)</text:span><text:span text:style-name="T44"> с </text:span><text:span text:style-name="T149">параметрите</text:span><text:span text:style-name="T44"> на околната среда, които </text:span><text:span text:style-name="T146">биха </text:span><text:span text:style-name="T44">мог</text:span><text:span text:style-name="T146">ли</text:span><text:span text:style-name="T44"> да </text:span><text:span text:style-name="T146">го </text:span><text:span text:style-name="T44">обяснят</text:span><text:span text:style-name="T118">,</text:span><text:span text:style-name="T44"> </text:span><text:span text:style-name="T67">беше използвана функцията envfit от пакета vegan към R</text:span><text:span text:style-name="T50">.</text:span><text:span text:style-name="T44"> </text:span><text:span text:style-name="T127">Тази функция налага върху ординацията вектори</text:span><text:span text:style-name="T128">, </text:span><text:span text:style-name="T129">чиято посока показва посоката на увеличаване на градиента и чиято дължина е пропорционална на корелацията </text:span><text:span text:style-name="T130">между променливата и ординацията. </text:span><text:span text:style-name="T148">Ако </text:span><text:span text:style-name="T356">променливата е</text:span><text:span text:style-name="T148"> качествена, </text:span><text:span text:style-name="T149">функцията изчислява </text:span><text:span text:style-name="T108">средната стойност на </text:span><text:span text:style-name="T109">ординационните координати за всяко ниво на променливата</text:span><text:span text:style-name="T150">.</text:span><text:span text:style-name="T149"> </text:span><text:span text:style-name="T131">Тъй като осите на nMDS ординацията </text:span><text:span text:style-name="T132">са произволни, не може да се говори за директна корелация </text:span><text:span text:style-name="T147">на позициите на станциите </text:span><text:span text:style-name="T133">с векторите, както е например при PCA; </text:span><text:span text:style-name="T147">в случая проекцията на станциите върху </text:span><text:span text:style-name="T148">всеки </text:span><text:span text:style-name="T147">вектор </text:span><text:span text:style-name="T148">е максимално корелирана със съответния </text:span><text:span text:style-name="T150">параметър</text:span><text:span text:style-name="T148"> на средата</text:span><text:span text:style-name="T133">.</text:span></text:p>
      <text:p text:style-name="P83"><text:span text:style-name="T149">„Значимостта“ на напаснатите вектори или фактори се </text:span><text:span text:style-name="T150">определя чрез пермутации</text:span><text:span text:style-name="T149"> </text:span><text:span text:style-name="T150">на параметрите на средата; </text:span><text:span text:style-name="T151">степента й се определя от квадратен коефициент на корелация (r</text:span><text:span text:style-name="T7">2</text:span><text:span text:style-name="T151">)</text:span><text:span text:style-name="T150">.</text:span></text:p>
      <text:p text:style-name="P97"><text:span text:style-name="T152">Тъй като </text:span><text:span text:style-name="T137">ординация</text:span><text:span text:style-name="T152">та е</text:span><text:span text:style-name="T137"> </text:span><text:span text:style-name="T107">неограничена</text:span><text:span text:style-name="T137"> (unconstrained</text:span><text:span text:style-name="T152">)</text:span><text:span text:style-name="T137"> </text:span><text:span text:style-name="T134">няма причина да се предполага, че </text:span><text:span text:style-name="T152">параметрите на средата</text:span><text:span text:style-name="T134"> варират линейно </text:span><text:span text:style-name="T137">на </text:span><text:span text:style-name="T144">ординационната </text:span><text:span text:style-name="T137">графика, </text:span><text:span text:style-name="T135">т. е. </text:span><text:span text:style-name="T136">векторът най-често не дава най-добрата представа за реалния градиент </text:span><text:span text:style-name="T357">от стойности на променливата</text:span><text:span text:style-name="T132">. </text:span><text:span text:style-name="T138">Затова беше приложена друга процедура — ordisurf, която </text:span><text:span text:style-name="T358">напасва</text:span><text:span text:style-name="T138"> повърхности, изчисл</text:span><text:span text:style-name="T144">ени</text:span><text:span text:style-name="T138"> чрез генерализиран адитивен модел (generalized additive model, GAM), </text:span><text:span text:style-name="T144">които </text:span><text:span text:style-name="T138">отговаря</text:span><text:span text:style-name="T144">т</text:span><text:span text:style-name="T138"> на промяната на всеки фактор. </text:span><text:span text:style-name="T142">Целта е максимално добре да се представи </text:span><text:span text:style-name="T141">вариацията в стойностите на фактора на средата на станциите на изследване</text:span><text:span text:style-name="T140"> </text:span><text:span text:style-name="T144">спрямо</text:span><text:span text:style-name="T140"> промените във видовия състав, </text:span><text:span text:style-name="T145">наблюдавани на</text:span><text:span text:style-name="T140"> </text:span><text:span text:style-name="T143">о</text:span><text:span text:style-name="T140">рдинацията</text:span><text:span text:style-name="T139">. </text:span><text:span text:style-name="T138">На ординационната графика тази повърхност се </text:span><text:span text:style-name="T143">представя чрез изолинии.</text:span></text:p>
      <text:p text:style-name="P97"><text:span text:style-name="T359">В рамките на настоящето изследване бяха изчислени </text:span><text:span text:style-name="T237">o</text:span><text:span text:style-name="T153">rdisurf повърхности само за параметрите на средата, определени като значими от envfit, тъй като те </text:span><text:span text:style-name="T359">най-вероятно </text:span><text:span text:style-name="T153">обясняват най-добре наблюдаваните промени в структурата на съобществата.</text:span></text:p>
      <text:p text:style-name="P98"><text:span text:style-name="T166">Следващата логична стъпка в анализа на структурата на съобществата е определянето на видовете, които </text:span><text:span text:style-name="T44">допринасят най-много за </text:span><text:span text:style-name="T166">наблюдаваното </text:span><text:span text:style-name="T44">разделяне на станциите. </text:span><text:span text:style-name="T166">Най-често се прилага Analysis of Similarities (ANOSIM) анализ, за да се провери статистическата значимост на наблюдаваното групиране на станциите или пробите; най-силно допринасящите видове</text:span><text:span text:style-name="T44"> се определят чрез </text:span><text:span text:style-name="T360">анализа </text:span><text:span text:style-name="T238">S</text:span><text:span text:style-name="T44">imilarity </text:span><text:span text:style-name="T238">P</text:span><text:span text:style-name="T44">ercentages (SIMPER</text:span><text:span text:style-name="T360">)</text:span><text:span text:style-name="T44">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4">(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4">). </text:span><text:span text:style-name="T166">Тези анализи обаче се базират на </text:span><office:annotation office:name="__Fieldmark__7095_614782620"><dc:creator>K </dc:creator><dc:date>2016-08-15T13:40:55</dc:date><text:p>nMDS също е distance-based — защо е запазен в анализите, а другите не са?? - може би защото <text:s/></text:p></office:annotation><text:span text:style-name="T166">матрицата от разстояния</text:span><office:annotation-end office:name="__Fieldmark__7095_614782620"/><text:span text:style-name="T166">, изчислена по-рано, т. 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167">Обобщаването на многомерния масив данни (числености на видовете, записани за различните места) </text:span><text:span text:style-name="T168">улеснява изчисленията, но</text:span><text:span text:style-name="T167"> не </text:span><text:span text:style-name="T168">взима предвид едно от най-важните свойства на този тип данни — връзката между средните стойности </text:span><text:span text:style-name="T170">(локацията) </text:span><text:span text:style-name="T168">и </text:span><text:span text:style-name="T169">дисперсията</text:span><text:span text:style-name="T168"> на видовете. </text:span><text:span text:style-name="T175">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p>фиг. 1 - Warton et al 2012</text:p></office:annotation><text:span text:style-name="T175">….</text:span><office:annotation-end office:name="__Fieldmark__4219_614782620"/><text:span text:style-name="T175">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171">.</text:span></text:p>
      <text:p text:style-name="Thesis_5f_body"><text:span text:style-name="T171">Когато се тества </text:span><text:span text:style-name="T172">за </text:span><text:span text:style-name="T171">разлика между </text:span><text:span text:style-name="T172">групи от многомерни наблюдения, различаваме </text:span><text:span text:style-name="T173">два типа ефекти: на локацията (ефект върху средната численост на някои видове) и на дисперсията (ефект върху </text:span><text:span text:style-name="T361">изменч</text:span><office:annotation office:name="__Fieldmark__4034_614782620"><dc:creator>K </dc:creator><dc:date>2016-08-15T12:38:16</dc:date><text:p>variability??</text:p></office:annotation><text:span text:style-name="T174">ивостта</text:span><office:annotation-end office:name="__Fieldmark__4034_614782620"/><text:span text:style-name="T173">)</text:span><text:span text:style-name="T171">. </text:span><text:span text:style-name="T174">Връзката между тези две характеристики обаче </text:span><text:span text:style-name="T176">предполага, че промяна в средната стойност винаги ще води и до съответна промяна в дисперсията; затова по-скоро трябва да се говори за </text:span><text:span text:style-name="T177">ефекти на дисперсията, </text:span><text:soft-page-break/><text:span text:style-name="T177">които не могат да бъдат обяснени от връзката средна-дисперсия на многомерните данни. </text:span><text:span text:style-name="T178">Повечето от методите, разработени за откриване на разлики между групи, </text:span><text:span text:style-name="T180">обаче </text:span><text:span text:style-name="T178">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178">(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178">, </text:span><text:span text:style-name="T179">което</text:span><text:span text:style-name="T178"> </text:span><text:span text:style-name="T179">може да доведе до погрешна интерпретация на резултатите от анализите </text:span><text:span text:style-name="T181">или да „маскира“ </text:span><text:span text:style-name="T182">тенденции в структурата на данните</text:span><text:span text:style-name="T179">. </text:span><text:span text:style-name="T183">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184">ANOSIM и PERMANOVA не успяват да открият значима разлика между групите, освен ако тя не е при видове </text:span><text:span text:style-name="T185">със </text:span><text:span text:style-name="T184">с</text:span><text:span text:style-name="T185">равнително</text:span><text:span text:style-name="T184">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184">(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184">.</text:span></text:p>
      <text:p text:style-name="P90"><text:span text:style-name="T186">Едно възможно решение на тези проблеми е да се приложи тестов </text:span><text:span text:style-name="T187">метод</text:span><text:span text:style-name="T186">, ко</text:span><text:span text:style-name="T187">й</text:span><text:span text:style-name="T186">то е съобразен с тези характеристики на данните. </text:span><text:span text:style-name="T187">Такъв метод са</text:span><text:span text:style-name="T186"> </text:span><text:span text:style-name="T187">например </text:span><text:span text:style-name="T110">генерализираните линейни модели</text:span><text:span text:style-name="T187"> (generalized linear models, GLM) </text:span><text:span text:style-name="T188">и техните многомерни модификации</text:span><text:span text:style-name="T187">. </text:span><text:span text:style-name="T189">Например GLM, </text:span><text:span text:style-name="T190">комбиниран</text:span><text:span text:style-name="T189"> </text:span><text:span text:style-name="T190">със сходния </text:span><text:span text:style-name="T189">метод отрицателна биномиална регресия, </text:span><text:span text:style-name="T192">прави приложима</text:span><text:span text:style-name="T190"> </text:span><text:span text:style-name="T191">линейната регресия </text:span><text:span text:style-name="T192">и за случая, когато </text:span><text:span text:style-name="T193">формата на </text:span><text:span text:style-name="T192">mean-variance </text:span><text:span text:style-name="T193">функцията</text:span><text:span text:style-name="T192"> на данните </text:span><text:span text:style-name="T193">е</text:span><text:span text:style-name="T192"> </text:span><text:span text:style-name="T193">известна</text:span><text:span text:style-name="T192">. </text:span><text:span text:style-name="T194">Отрицателната биномиална регресия е </text:span><text:span text:style-name="T195">особено подходяща за данните от екологични изследвания (матрици от числености на голям брой видове), </text:span><text:span text:style-name="T196">защото функцията, описваща тяхната mean-variance връзка, е по-скоро квадратна, отколкото линейна</text:span><text:span text:style-name="T195">.</text:span></text:p>
      <text:p text:style-name="P91">Така проблемът за определянето на видовете, които най-силно допринасят за разликите между групите станции, се опростява значително: <text:span text:style-name="T429">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20"><text:span text:style-name="T195">М</text:span><text:span text:style-name="T44">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02">Основните въпроси, които най-често се задават, са:</text:span></text:p>
      <text:p text:style-name="P21"><text:span text:style-name="T202">- има ли промяна </text:span><text:span text:style-name="T203">в структурата на съобществата на макрозообентоса?</text:span></text:p>
      <text:p text:style-name="P50">- каква е промяната?</text:p>
      <text:p text:style-name="P50"><text:tab/>- има ли интеракция със станциите?</text:p>
      <text:p text:style-name="P50"><text:tab/>- при кои видове се наблюдава ефектът?</text:p>
      <text:p text:style-name="P50"><text:tab/>- как се променя числеността на тези видове?</text:p>
      <text:p text:style-name="P92"><text:span text:style-name="T111">М</text:span><text:span text:style-name="T115">оделни</text:span><text:span text:style-name="T112">я</text:span><text:span text:style-name="T115">т подход за анализа на </text:span><text:span text:style-name="T112">многомерни данни за численост, и особено генерализираните линейни модели </text:span><text:span text:style-name="T113">(generalized linear models, GLMs)</text:span><text:span text:style-name="T112">, </text:span><text:span text:style-name="T114">се счита за </text:span><text:span text:style-name="T197">най-подходящия метод за анализ </text:span><text:span text:style-name="T198">на </text:span><office:annotation office:name="__Fieldmark__10536_614782620"><dc:creator>K </dc:creator><dc:date>2016-08-15T15:53:27</dc:date><text:p>count data? </text:p></office:annotation><text:span text:style-name="T198">числови данни</text:span><office:annotation-end office:name="__Fieldmark__10536_614782620"/><text:span text:style-name="T199">, </text:span><text:span text:style-name="T200">тъй </text:span><text:span text:style-name="T199">като </text:span><text:span text:style-name="T200">при прилагането им трябва да се прецизира връзката на средния отговор с </text:span><text:span text:style-name="T201">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01">mean-variance relationship</text:span><office:annotation-end office:name="__Fieldmark__10831_614782620"/><text:span text:style-name="T201">)</text:span><text:span text:style-name="T198">.</text:span></text:p>
      <text:p text:style-name="P93"><text:span text:style-name="T205">Най-разпространените, </text:span><text:span text:style-name="T44">„</text:span><text:span text:style-name="T205">к</text:span><text:span text:style-name="T44">ласически“ методи за анализ на многомерни данни като PERMANOVA, ANOSIM, CCA </text:span><text:span text:style-name="T204">са създадени, </text:span><text:span text:style-name="T205">за да откриват дали даден параметър има ефект върху съобществата, но не са предназначени да отгов</text:span><text:span text:style-name="T206">о</text:span><text:span text:style-name="T205">рят на въпроса какъв е този ефект. Т</text:span><text:span text:style-name="T206">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07">числени </text:span><text:span text:style-name="T206">данни едновременно, </text:span><text:span text:style-name="T207">те работят чрез първоначалното й редуциране</text:span><text:span text:style-name="T205"> </text:span><text:span text:style-name="T207">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08">но не могат да открият </text:span><text:soft-page-break/><text:span text:style-name="T208">разлики при тези с малка дисперсия. Предварителната трансформация на изходните данни подобрява </text:span><text:span text:style-name="T209">статистическата мощност на класическите методи </text:span><text:span text:style-name="T208">до известна степен, </text:span><text:span text:style-name="T209">но не решава изцяло проблема.</text:span></text:p>
      <text:p text:style-name="P94"><text:span text:style-name="T207">Т</text:span><text:span text:style-name="T44">ова се случва </text:span><text:span text:style-name="T210">заради характеристиките на данните. Типичните многомерни числени данни в екологичните изследвания се състоят от голям брой корелирани променливи (видовете, всеки със своята численост). </text:span><text:span text:style-name="T212">С</text:span><text:span text:style-name="T210">ъщо така, </text:span><text:span text:style-name="T212">при тях се наблюдава</text:span><text:span text:style-name="T210"> много силна връзка между средната и дисперсията </text:span><text:span text:style-name="T211">(mean-variance relationship) </text:span><text:span text:style-name="T210">заради големия брой редки видове. </text:span><text:span text:style-name="T214">Поради тази причина,</text:span><text:span text:style-name="T212"> когато средната численост се увеличи, дисперсията също се увеличава, като често размахът й е много голям </text:span><text:span text:style-name="T213">(</text:span><text:span text:style-name="T116">ФИГ</text:span><text:span text:style-name="T213">)</text:span><text:span text:style-name="T210">.</text:span></text:p>
      <text:p text:style-name="P51"><text:s/></text:p>
      <text:p text:style-name="P52"><text:span text:style-name="T430">Т</text:span>естването на многомерни хипотези в екологичните изследвания може да стане чрез прилагането на моделен подход.</text:p>
      <text:p text:style-name="P51"/>
      <text:p text:style-name="P64"><text:span text:style-name="T343">Ф</text:span><text:span text:style-name="T344">ункционално разнообразие </text:span><text:span text:style-name="T345">на съобществата</text:span></text:p>
      <text:p text:style-name="P64"><text:span text:style-name="T335">Загубата на биоразнообразие в резултат </text:span><text:span text:style-name="T338">на</text:span><text:span text:style-name="T335">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335">(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335">(</text:span><text:span text:style-name="T336">+ </text:span><text:span text:style-name="T391">РЕФ?</text:span><text:span text:style-name="T335">). </text:span><text:span text:style-name="T339">Основната цел на РДМС е да запази функционирането на морските и крайбрежни екосистеми </text:span><text:span text:style-name="T340">(екосистемен подход </text:span><text:span text:style-name="T341">към опазването на морската среда</text:span><text:span text:style-name="T340">)</text:span><text:span text:style-name="T339">; </text:span><text:span text:style-name="T338">п</text:span><text:span text:style-name="T339">оради тази причина, изучаването, описанието и оценката на функционалното разнообразие на съобществата са актуални проблеми. </text:span><text:span text:style-name="T335">Връзката между структурното биоразнообразие и функционирането на екосистемите е </text:span><text:span text:style-name="T338">сложна и е </text:span><text:span text:style-name="T335">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337">, като </text:span><text:span text:style-name="T338">фокусът на повечето е върху т.нар. функционални черти на организмите</text:span><text:span text:style-name="T335">.</text:span></text:p>
      <text:p text:style-name="P17">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64"><text:span text:style-name="T320">Ф</text:span><text:span text:style-name="T315">ункционалният анализ </text:span><text:span text:style-name="T320">представлява</text:span><text:span text:style-name="T315">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315">видове</text:span><office:annotation-end office:name="__Annotation__9836_1416121077"/><text:span text:style-name="T315">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315">(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315">. </text:span><text:span text:style-name="T320">Най-ч</text:span><text:span text:style-name="T316">есто </text:span><text:span text:style-name="T320">разполагаме</text:span><text:span text:style-name="T316"> и </text:span><text:span text:style-name="T320">с </text:span><text:span text:style-name="T316">трета матрица с параметри на околната среда, </text:span><text:span text:style-name="T320">измерени</text:span><text:span text:style-name="T316"> </text:span><text:span text:style-name="T320">н</text:span><text:span text:style-name="T316">а изследваните </text:span><office:annotation office:name="__Annotation__8729_1416121077"><dc:creator>Unknown Author</dc:creator><dc:date>2016-08-05T16:24:15</dc:date><text:p>Схема...</text:p></office:annotation><text:span text:style-name="T316">места</text:span><office:annotation-end office:name="__Annotation__8729_1416121077"/><text:span text:style-name="T316">. Целта на анализа е да опише как численостите на видовете се променят между различните места - </text:span><text:span text:style-name="T320">от една страна </text:span><text:span text:style-name="T316">спрямо измерените там параметри на средата, </text:span><text:span text:style-name="T320">а от друга - </text:span><text:span text:style-name="T316">спрямо чертите на видовете. </text:span><text:span text:style-name="T317">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316">Този проблем е известен като „четвърти ъгъл“ (</text:span><text:span text:style-name="T225">fourth corner problem, </text:span><text:span text:style-name="T226">Legendre et al.</text:span><text:span text:style-name="T225">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225">(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17">)</text:span><text:span text:style-name="T226">, </text:span><text:span text:style-name="T317">заради това, че </text:span><text:span text:style-name="T321">се </text:span><text:span text:style-name="T317">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64"><text:span text:style-name="T317">Т</text:span><text:span text:style-name="T319">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318">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31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318">.</text:span></text:p>
      <text:p text:style-name="P80"><text:soft-page-break/><text:span text:style-name="T398">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98">(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98">, допълнени с други литературни източници (</text:span><text:span text:style-name="T393">РЕФ</text:span><text:span text:style-name="T399">).</text:span></text:p>
      <text:p text:style-name="P80"/>
      <text:p text:style-name="P78"><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120">Статистически а</text:span><text:span text:style-name="T119">нализи на параметрите на околната среда</text:span><office:annotation-end office:name="__Fieldmark__6013_826624822"/></text:p>
      <text:p text:style-name="P78">В рамките на тази дисертация бяха събирани също данни за параметрите на околната среда на станциите на пробовзимане.</text:p>
      <text:p text:style-name="P78"><text:span text:style-name="T418">На всяка станция бяха измервани параметри на </text:span>водния стълб: <text:span text:style-name="T417">концентрации на биогенни елементи: нитрати (NO</text:span><text:span text:style-name="T12">3</text:span><text:span text:style-name="T5">-</text:span><text:span text:style-name="T417">), нитрити (NO</text:span><text:span text:style-name="T13">2</text:span><text:span text:style-name="T5">-</text:span><text:span text:style-name="T417">), амоний (NH</text:span><text:span text:style-name="T13">4</text:span><text:span text:style-name="T6">+</text:span><text:span text:style-name="T417">), общ азот, неорганичен азот, фосфати (PO</text:span><text:span text:style-name="T12">4</text:span><text:span text:style-name="T5">-3</text:span><text:span text:style-name="T417">), хлорофил-</text:span><text:span text:style-name="T272">а</text:span><text:span text:style-name="T417">,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95">реф – дисертация Митко</text:span><text:span text:style-name="T417">). Дългосрочни данни на повечето станции има за следните параметри: биогенни елементи, хлорофил-</text:span><text:span text:style-name="T272">а</text:span><text:span text:style-name="T417">,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82">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79"><text:span text:style-name="T419">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19">imputation</text:span><office:annotation-end office:name="__Fieldmark__4387_826624822"/><text:span text:style-name="T419">). Тъй като </text:span><office:annotation office:name="__Fieldmark__3642_826624822"><dc:creator>K </dc:creator><dc:date>2016-08-10T12:49:16</dc:date><text:p>фигура...</text:p></office:annotation><text:span text:style-name="T419">липсващите стойности</text:span><office:annotation-end office:name="__Fieldmark__3642_826624822"/><text:span text:style-name="T419">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8">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8">(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8">.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text:span></text:p>
      <text:p text:style-name="P23"><text:soft-page-break/>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p>
      <text:p text:style-name="P81"><text:span text:style-name="T121">В</text:span><text:span text:style-name="T106">ърху параметрите на околната среда на станциите на изследване </text:span><text:span text:style-name="T121">б</text:span><text:span text:style-name="T106">еше приложен </text:span><text:span text:style-name="T121">анализ на главните компоненти (Principal Component Analysis, </text:span><text:span text:style-name="T106">PCA</text:span><text:span text:style-name="T121">)</text:span><text:span text:style-name="T106"> </text:span><text:span text:style-name="T55">с цел </text:span><text:span text:style-name="T56">определяне на </text:span><text:span text:style-name="T57">факторите, които </text:span><text:span text:style-name="T61">най-добре обясняват разликите между станциите, а съответно </text:span><text:span text:style-name="T57">вероятно оказват </text:span><text:span text:style-name="T58">най-голямо влияние върху макрозообентосните съобщества и </text:span><text:span text:style-name="T60">е най-рационално</text:span><text:span text:style-name="T58"> да бъдат използвани в последващите анализи</text:span><text:span text:style-name="T56">. </text:span><text:span text:style-name="T62">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63">т</text:span><text:span text:style-name="T62"> част от тези компоненти, които </text:span><text:span text:style-name="T63">най-</text:span><text:span text:style-name="T62">д</text:span><text:span text:style-name="T63">обре</text:span><text:span text:style-name="T62"> </text:span><text:span text:style-name="T63">могат да</text:span><text:span text:style-name="T62"> обясн</text:span><text:span text:style-name="T63">ят</text:span><text:span text:style-name="T62"> </text:span><text:span text:style-name="T63">наблюдаваното разпределение</text:span><text:span text:style-name="T62"> на зависимата променлива (станциите). </text:span><text:span text:style-name="T64">Обикновено се избират компонентите с най-гол</text:span><text:span text:style-name="T65">е</text:span><text:span text:style-name="T64">м</text:span><text:span text:style-name="T65">ите единични стойности</text:span><text:span text:style-name="T64">, тъй като се приема, че </text:span><text:span text:style-name="T65">пространството, определено от тях, обяснява по-голямата част от наблюдаваната вариация и следователно </text:span><text:span text:style-name="T66">успява да представи повечето от характеристиките на набора данни</text:span><text:span text:style-name="T65">.</text:span></text:p>
      <text:p text:style-name="P81"><text:span text:style-name="T58">Параметрите на средата бяха </text:span><office:annotation office:name="__Fieldmark__6146_826624822"><dc:creator>K </dc:creator><dc:date>2016-08-10T17:11:51</dc:date><text:p>кое кое е? и така ли се казват? </text:p></office:annotation><text:span text:style-name="T58">нормализирани и стандартизирани</text:span><office:annotation-end office:name="__Fieldmark__6146_826624822"/><text:span text:style-name="T58"> преди факторния анализ чрез изваждане на средната стойност и разделяне на стандартното отклонение</text:span><text:span text:style-name="T59">, тъй като се измерват в различни мерни единици (</text:span><text:span text:style-name="T394">РЕФ?</text:span><text:span text:style-name="T59">)</text:span><text:span text:style-name="T58">.</text:span><text:span text:style-name="T106"> </text:span><text:span text:style-name="T122">Беше проверена корелацията между различните параметри и от анализа бяха изключени най-силно корелираните (</text:span><text:span text:style-name="T126">Pearson's </text:span><text:span text:style-name="T122">r &gt; 0.</text:span><text:span text:style-name="T124">75</text:span><text:span text:style-name="T122">), тъй като това изкривява крайния резултат, придавайки изкуствено по-голяма тежест на първите няколко главни компоненти, </text:span><text:span text:style-name="T125">а реално не допринася за целта на анализа — редуцирането на измеренията</text:span><text:span text:style-name="T122">.</text:span></text:p>
      <text:p text:style-name="P85"><text:span text:style-name="T122">Б</text:span><text:span text:style-name="T44">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44">отделни</text:span><office:annotation-end office:name="__Fieldmark__5884_826624822"/><text:span text:style-name="T44"> набора параметри: на водния стълб, на седиментите и на тежките метали в седиментите.</text:span></text:p>
      <text:p text:style-name="P86"><text:span text:style-name="T44">Най-добре корелираните с осите на PC </text:span><text:span text:style-name="T154">п</text:span><text:span text:style-name="T44">араметри на средата бяха </text:span><text:span text:style-name="T154">използвани в последващите допълнителни анализи.</text:span></text:p>
      <text:p text:style-name="P86"/>
      <text:p text:style-name="P53"><text:span text:style-name="T427">Land Use Simplified Index (</text:span>LUSI<text:span text:style-name="T427">)</text:span></text:p>
      <text:p text:style-name="Thesis_5f_body"><text:span text:style-name="T157">С цел </text:span><text:span text:style-name="T164">да се оцени</text:span><text:span text:style-name="T157"> </text:span><text:span text:style-name="T164">количествено </text:span><text:span text:style-name="T157">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57">(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57">.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44">Индексът LUSI <text:span text:style-name="T428">комбинира в една проста числова оценка натиските от различни типове въздейтвия върху едно водно тяло в крайбрежната зона.</text:span></text:p>
      <text:p text:style-name="P44"><text:span text:style-name="T428">LUSI може да </text:span>се базира <text:span text:style-name="T422">както </text:span>на <text:span text:style-name="T423">официални</text:span> количествени статистически данни за населението и икономиката, <text:span text:style-name="T422">така </text:span>и на сателитни снимки, <text:span text:style-name="T422">на</text:span> които може да се различи типа земеползване в даден район <text:span text:style-name="T420">и да се изчисли заеманата от него площ</text:span>. <text:span text:style-name="T426">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26"> CORINE Land Cover (CLC) (2012)</text:span><office:annotation-end office:name="__Fieldmark__7692_1101223808"/><text:span text:style-name="T426">.</text:span></text:p>
      <text:p text:style-name="P46"><text:soft-page-break/>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43"><text:span text:style-name="T421">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21">1.5 km</text:span><office:annotation-end office:name="__Fieldmark__5117_1101223808"/><text:span text:style-name="T421"> към вътрешността на сушата. Всеки от тези натиски получава оценка от 0 до 3 в зависимост от заеманата от него площ в тази зона (</text:span><text:span text:style-name="T421"><text:sequence-ref text:reference-format="category-and-value" text:ref-name="refТаблица0">Таблица 1</text:sequence-ref></text:span><text:span text:style-name="T421">).</text:span></text:p>
      <text:p text:style-name="Thesis_5f_caption">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110">Градове</text:p>
          </table:table-cell>
          <table:table-cell table:style-name="Table1.A1" office:value-type="string">
            <text:p text:style-name="P110">Земеделие (напоително)</text:p>
          </table:table-cell>
          <table:table-cell table:style-name="Table1.A1" office:value-type="string">
            <text:p text:style-name="P110">Индустри<text:span text:style-name="T424">я</text:span></text:p>
          </table:table-cell>
          <table:table-cell table:style-name="Table1.A1" office:value-type="string">
            <text:p text:style-name="P110">Реки (тип)</text:p>
          </table:table-cell>
          <table:table-cell table:style-name="Table1.E1" office:value-type="string">
            <text:p text:style-name="P110">Оценка</text:p>
          </table:table-cell>
        </table:table-row>
        <table:table-row>
          <table:table-cell table:style-name="Table1.A2" office:value-type="string">
            <text:p text:style-name="P106"/>
          </table:table-cell>
          <table:table-cell table:style-name="Table1.A2" office:value-type="string">
            <text:p text:style-name="P104">&lt; 10 %</text:p>
          </table:table-cell>
          <table:table-cell table:style-name="Table1.A2" office:value-type="string">
            <text:p text:style-name="P105">&lt; 10 %</text:p>
          </table:table-cell>
          <table:table-cell table:style-name="Table1.A2" office:value-type="string">
            <text:p text:style-name="P105">тип III</text:p>
          </table:table-cell>
          <table:table-cell table:style-name="Table1.E2" office:value-type="string">
            <text:p text:style-name="P105">0</text:p>
          </table:table-cell>
        </table:table-row>
        <table:table-row>
          <table:table-cell table:style-name="Table1.A2" office:value-type="string">
            <text:p text:style-name="P105">&lt; 33 %</text:p>
          </table:table-cell>
          <table:table-cell table:style-name="Table1.A2" office:value-type="string">
            <text:p text:style-name="P105">10 – 40 %</text:p>
          </table:table-cell>
          <table:table-cell table:style-name="Table1.A2" office:value-type="string">
            <text:p text:style-name="P105">&gt; 10 %</text:p>
          </table:table-cell>
          <table:table-cell table:style-name="Table1.A2" office:value-type="string">
            <text:p text:style-name="P105">тип II</text:p>
          </table:table-cell>
          <table:table-cell table:style-name="Table1.E2" office:value-type="string">
            <text:p text:style-name="P105">1</text:p>
          </table:table-cell>
        </table:table-row>
        <table:table-row>
          <table:table-cell table:style-name="Table1.A2" office:value-type="string">
            <text:p text:style-name="P105">33 – 66 %</text:p>
          </table:table-cell>
          <table:table-cell table:style-name="Table1.A2" office:value-type="string">
            <text:p text:style-name="P105">&gt; 40 %</text:p>
          </table:table-cell>
          <table:table-cell table:style-name="Table1.A2" office:value-type="string">
            <text:p text:style-name="P107"/>
          </table:table-cell>
          <table:table-cell table:style-name="Table1.A2" office:value-type="string">
            <text:p text:style-name="P105">тип I</text:p>
          </table:table-cell>
          <table:table-cell table:style-name="Table1.E2" office:value-type="string">
            <text:p text:style-name="P105">2</text:p>
          </table:table-cell>
        </table:table-row>
        <table:table-row>
          <table:table-cell table:style-name="Table1.A2" office:value-type="string">
            <text:p text:style-name="P105">&gt; 66 % </text:p>
          </table:table-cell>
          <table:table-cell table:style-name="Table1.A2" office:value-type="string">
            <text:p text:style-name="P106"/>
          </table:table-cell>
          <table:table-cell table:style-name="Table1.A2" office:value-type="string">
            <text:p text:style-name="P107"/>
          </table:table-cell>
          <table:table-cell table:style-name="Table1.A2" office:value-type="string">
            <text:p text:style-name="P105"/>
          </table:table-cell>
          <table:table-cell table:style-name="Table1.E2" office:value-type="string">
            <text:p text:style-name="P105">3</text:p>
          </table:table-cell>
        </table:table-row>
      </table:table>
      <text:p text:style-name="P47"><text:s/></text:p>
      <text:p text:style-name="P45">Оценките на типовете земеползване за всяко водно тяло се събират; сумата се коригира спрямо морфологията на бреговата линия <text:span text:style-name="T425">(</text:span><text:sequence-ref text:reference-format="category-and-value" text:ref-name="refТаблица1">Таблица 2</text:sequence-ref><text:span text:style-name="T425">)</text:span>.</text:p>
      <text:p text:style-name="Thesis_5f_caption">Таблица <text:sequence text:ref-name="refТаблица1" text:name="Таблица" text:formula="ooow:Таблица+1" style:num-format="1">2</text:sequence>. Корекци<text:span text:style-name="T425">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109">Брегова линия</text:p>
          </table:table-cell>
          <table:table-cell table:style-name="Table2.B1" office:value-type="string">
            <text:p text:style-name="P109">Корекция</text:p>
          </table:table-cell>
        </table:table-row>
        <table:table-row>
          <table:table-cell table:style-name="Table2.A2" office:value-type="string">
            <text:p text:style-name="P108">вдлъбната</text:p>
          </table:table-cell>
          <table:table-cell table:style-name="Table2.B2" office:value-type="string">
            <text:p text:style-name="P108">1.25</text:p>
          </table:table-cell>
        </table:table-row>
        <table:table-row>
          <table:table-cell table:style-name="Table2.A2" office:value-type="string">
            <text:p text:style-name="P108">права</text:p>
          </table:table-cell>
          <table:table-cell table:style-name="Table2.B2" office:value-type="string">
            <text:p text:style-name="P108">1</text:p>
          </table:table-cell>
        </table:table-row>
        <table:table-row>
          <table:table-cell table:style-name="Table2.A2" office:value-type="string">
            <text:p text:style-name="P108">изпъкнала</text:p>
          </table:table-cell>
          <table:table-cell table:style-name="Table2.B2" office:value-type="string">
            <text:p text:style-name="P108">0.75</text:p>
          </table:table-cell>
        </table:table-row>
      </table:table>
      <text:p text:style-name="P45"><text:s/></text:p>
      <text:p text:style-name="P88"><text:span text:style-name="T158">Тъй като </text:span><text:span text:style-name="T159">и други </text:span><text:span text:style-name="T160">фактори</text:span><text:span text:style-name="T159">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159">модификация</text:span><office:annotation-end office:name="__Fieldmark__6399_1101223808"/><text:span text:style-name="T159"> на LUSI, </text:span><text:span text:style-name="T160">при която се добавя оценка и за тях </text:span><text:span text:style-name="T163">(</text:span><text:span text:style-name="T160"><text:sequence-ref text:reference-format="category-and-value" text:ref-name="refТаблица2">Таблица 3</text:sequence-ref></text:span><text:span text:style-name="T163">)</text:span><text:span text:style-name="T160">.</text:span></text:p>
      <text:p text:style-name="Thesis_5f_caption">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113">Фактор</text:p>
          </table:table-cell>
          <table:table-cell table:style-name="Table3.B1" office:value-type="string">
            <text:p text:style-name="P113">Оценка</text:p>
          </table:table-cell>
        </table:table-row>
        <table:table-row>
          <table:table-cell table:style-name="Table3.A2" office:value-type="string">
            <text:p text:style-name="P62">реки, канали и влажни зони</text:p>
          </table:table-cell>
          <table:table-cell table:style-name="Table3.B2" office:value-type="string">
            <text:p text:style-name="P111">1</text:p>
          </table:table-cell>
        </table:table-row>
        <table:table-row>
          <table:table-cell table:style-name="Table3.A2" office:value-type="string">
            <text:p text:style-name="P111">пристанища</text:p>
          </table:table-cell>
          <table:table-cell table:style-name="Table3.B2" office:value-type="string">
            <text:p text:style-name="P111">1</text:p>
          </table:table-cell>
        </table:table-row>
        <table:table-row>
          <table:table-cell table:style-name="Table3.A2" office:value-type="string">
            <text:p text:style-name="P112">влияние от съседни водни тела</text:p>
          </table:table-cell>
          <table:table-cell table:style-name="Table3.B2" office:value-type="string">
            <text:p text:style-name="P111">1</text:p>
          </table:table-cell>
        </table:table-row>
      </table:table>
      <text:p text:style-name="P48"><text:soft-page-break/></text:p>
      <text:p text:style-name="P89"><text:span text:style-name="T165">Така крайната формула за изчисляване на </text:span><text:span text:style-name="T161">LUSI </text:span><text:span text:style-name="T165">е</text:span><text:span text:style-name="T161">:</text:span></text:p>
      <text:p text:style-name="P49"/>
      <text:p text:style-name="P30"><text:span text:style-name="T162">LUSI = (оценка градове + оценка земеделие + оценка индустрия + оценка реки + оценки допълнителни въздействия) * корекция брегова линия</text:span><text:span text:style-name="T161"> </text:span><text:span text:style-name="T160"><text:s/></text:span></text:p>
      <text:p text:style-name="P54"><text:s/></text:p>
      <text:list xml:id="list174354139537071" text:continue-numbering="true" text:style-name="Thesis_5f_numbering">
        <text:list-item>
          <text:list>
            <text:list-item>
              <text:list>
                <text:list-item>
                  <text:p text:style-name="P114"><text:span text:style-name="T406">Б</text:span><text:span text:style-name="T405">иотични индекси за оценка на </text:span><text:span text:style-name="T407">екологичното </text:span><text:span text:style-name="T405">състояние </text:span><text:span text:style-name="T407">на съобществата</text:span></text:p>
                </text:list-item>
              </text:list>
            </text:list-item>
          </text:list>
        </text:list-item>
      </text:list>
      <text:p text:style-name="P87">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08">и съответно могат да служат за първоначална индикация за влошаване на екологичното състояние на съобществата</text:span>. <text:span text:style-name="T408">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Thesis_5f_body"><text:span text:style-name="T69">В рамките на настоящ</text:span><text:span text:style-name="T155">е</text:span><text:span text:style-name="T69">т</text:span><text:span text:style-name="T155">о</text:span><text:span text:style-name="T69"> </text:span><text:span text:style-name="T155">изследване</text:span><text:span text:style-name="T69"> са приложени няколко различни биотични индекси, </text:span><text:span text:style-name="T86">разработени за целите на директивите на ЕС, </text:span><text:span text:style-name="T87">чиято цел е да дадат числена оценка на състоянието на съобществата, както и на тенденциите в </text:span><text:span text:style-name="T155">евентуалнте промени на това състояние</text:span><text:span text:style-name="T87">.</text:span></text:p>
      <text:p text:style-name="P67"><text:span text:style-name="T87">Беше </text:span><text:span text:style-name="T69">провер</text:span><text:span text:style-name="T87">ена</text:span><text:span text:style-name="T69"> чувствителност</text:span><text:span text:style-name="T87">та на избраните индекси</text:span><text:span text:style-name="T69"> към промените в състава и структурата на зообентосните съобщества, изложени на антропогенно въздействие, в плитката крайбрежна зона </text:span><text:span text:style-name="T87">на българското Черно море</text:span><text:span text:style-name="T69">. </text:span><text:span text:style-name="T74">Сравнено</text:span><text:span text:style-name="T69"> </text:span><text:span text:style-name="T87">беше</text:span><text:span text:style-name="T69"> функционирането на методите от националния екологичен мониторинг </text:span><text:span text:style-name="T74">(H', AMBI и M-AMBI)</text:span><text:span text:style-name="T69">, както и това на индекс, разработен и прилаган в </text:span><text:span text:style-name="T88">източната част на </text:span><text:span text:style-name="T69">Средиземно море.</text:span></text:p>
      <text:p text:style-name="P67"><text:span text:style-name="T70">По-долу </text:span><text:span text:style-name="T75">накратко са </text:span><text:span text:style-name="T70">описани особеностите на </text:span><text:span text:style-name="T72">сравн</text:span><text:span text:style-name="T73">ява</text:span><text:span text:style-name="T72">ните</text:span><text:span text:style-name="T71"> </text:span><text:span text:style-name="T70">биотични индекси.</text:span></text:p>
      <text:p text:style-name="P41"/>
      <text:p text:style-name="P6">Индекс на Shannon-Wiener H'</text:p>
      <text:p text:style-name="P68"><text:span text:style-name="T342">Характеристиките на H' са описани подробно в т. </text:span><text:span text:style-name="T342"><text:bookmark-ref text:reference-format="number" text:ref-name="__RefHeading__13188_1543247252">Error: Reference source not found</text:bookmark-ref></text:span><text:span text:style-name="T342">. </text:span>H’ <text:span text:style-name="T413">е един от най-широко прилаганите в екологичния мониторинг индекси, който се използва и </text:span><text:span text:style-name="T282">като индикатор за промяна в съобществата, подложени на антропогенен или естествен натиск. </text:span><text:span text:style-name="T342">Въпреки това, свойствата на този индекс, споменати по-горе, затрудняват употребата и интерпретацията му. </text:span><text:span text:style-name="T44">Редица изследвания показват, че H' не реагира монотонно на промени </text:span><text:span text:style-name="T89">в съобществата, подложени на въздействие </text:span><text:span text:style-name="T44">— стойностите му </text:span><text:span text:style-name="T282">имат тенденция да </text:span><text:span text:style-name="T44">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44">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4">(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4">.</text:span></text:p>
      <text:p text:style-name="P68"><office:annotation office:name="__Fieldmark__13925_1543247252"><dc:creator>K </dc:creator><dc:date>2016-08-08T16:52:01</dc:date><text:p>може би не в м&amp;м...</text:p></office:annotation><text:span text:style-name="T91">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68"><text:span text:style-name="T90">При прилагането на този индекс е добре да се </text:span><text:span text:style-name="T92">имат предвид неговите особености, а най-добре е </text:span><text:span text:style-name="T156">винаги</text:span><text:span text:style-name="T92"> да се използва в комбинация с други индекси.</text:span><office:annotation-end office:name="__Fieldmark__13925_1543247252"/></text:p>
      <text:p text:style-name="P42"/>
      <text:p text:style-name="P4"><text:span text:style-name="T70">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70">(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Thesis_5f_body"><text:soft-page-break/>Индексът AMBI се базира на класифицирането на <text:span text:style-name="T409">макро</text:span>зообентосните видове в 5 групи по чувствителност:</text:p>
      <text:list xml:id="list2224724694" text:style-name="L1">
        <text:list-item>
          <text:p text:style-name="P115">група I – <text:span text:style-name="T262">силно чувствителни видове, присъстващи и доминиращи в съобществата при нормални и референтни условия.</text:span></text:p>
        </text:list-item>
        <text:list-item>
          <text:p text:style-name="P115">група II – <text:span text:style-name="T262">безразлични видове, които присъстват в съобществата винаги, но с малка численост.</text:span></text:p>
        </text:list-item>
        <text:list-item>
          <text:p text:style-name="P115">група III – <text:span text:style-name="T262">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15">група IV – <text:span text:style-name="T262">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262"> редуцирани седименти</text:span><office:annotation-end office:name="__Fieldmark__3566_1101223808"/><text:span text:style-name="T262">.</text:span></text:p>
        </text:list-item>
        <text:list-item>
          <text:p text:style-name="P115">група V – <text:span text:style-name="T262">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71">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Thesis_5f_body"><text:span text:style-name="T261">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261">(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261">.</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10">възникне при</text:span> класификацията на видовете в екологичните групи <text:span text:style-name="T411">по чувствителност</text:span>, която трябва да се съобрази с евентуални местни вариации в техните екологични особености и предпочитания.</text:p>
      <text:p text:style-name="P9"/>
      <text:p text:style-name="P3"><text:span text:style-name="T263">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263">(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Thesis_5f_body"><text:span text:style-name="T412">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12">(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12">.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Thesis_5f_body">BENTIX също изпитва колебания, когато броят видове <text:span text:style-name="T265">и индивиди </text:span>в пробата е ограничен; това може също така да влоши ефекта от евентуална погрешна класификация на видовете.</text:p>
      <text:p text:style-name="Thesis_5f_body"/>
      <text:p text:style-name="P8"><text:span text:style-name="T273">M-AMBI </text:span><text:span text:style-name="T229">(multivariate AMBI)</text:span><text:span text:style-name="T273">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273">(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Thesis_5f_body">Индексът <text:span text:style-name="T264">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text:span><text:soft-page-break/><text:span text:style-name="T264">индекс AMBI. M-AMBI успешно се прилага в мониторинговите програми по Водната директива на няколко европейски държави, включително България.</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367">от Европейския Съюз</text:span>. <text:span text:style-name="T267">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3488_1854458412" field:type=""/><text:span text:style-name="T267">гранични стойности</text:span><field:fieldmark-end/><text:span text:style-name="T267"><office:annotation office:name="__Fieldmark__24304_119404090"><dc:creator>K </dc:creator><dc:date>2015-12-14T17:22:52</dc:date><text:p text:style-name="P118"><text:span text:style-name="T440">старите стойности – за сравнение с оценките на БД?</text:span></text:p></office:annotation></text:span><text:span text:style-name="T267">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266">на екологичните класове за качество (като EQR) </text:span>са посочени в <text:sequence-ref text:reference-format="category-and-value" text:ref-name="refТаблица3">Таблица 4</text:sequence-ref>.</text:p>
      <text:p text:style-name="Thesis_5f_body"><draw:frame draw:style-name="fr4" draw:name="Frame8" text:anchor-type="as-char" svg:y="-2.611cm" svg:width="14.739cm" draw:z-index="5"><draw:text-box fo:min-height="5.329cm"><text:p text:style-name="Thesis_5f_caption"><draw:frame draw:style-name="fr6" draw:name="Object3" text:anchor-type="paragraph" svg:x="0cm" svg:y="1.953cm" svg:width="14.739cm" style:rel-width="100%" svg:height="3.679cm" style:rel-height="scale" draw:z-index="6"><draw:object xlink:href="./Object 3" xlink:type="simple" xlink:show="embed" xlink:actuate="onLoad"/><draw:image xlink:href="./ObjectReplacements/Object 3" xlink:type="simple" xlink:show="embed" xlink:actuate="onLoad"/></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268">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268">(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268">; </text:span><office:annotation office:name="__Fieldmark__14038_1543247252"><dc:creator>K </dc:creator><dc:date>2016-08-08T16:54:35</dc:date><text:p>без MEDOCC!</text:p></office:annotation><text:span text:style-name="T268">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268">(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268">;</text:span><office:annotation-end office:name="__Fieldmark__14038_1543247252"/><text:span text:style-name="T268">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268">(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Thesis_5f_body"/>
      <text:p text:style-name="Thesis_5f_body"/>
      <text:p text:style-name="Thesis_5f_body"><text:span text:style-name="T414">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14">(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14">.</text:span></text:p>
      <text:p text:style-name="P19">таблица нови стойности + защо в анализите старите – басейнова дирекция ит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Normal_20__28_Web_29_" style:display-name="Normal (Web)" style:family="paragraph" style:parent-style-name="Standard">
      <style:paragraph-properties fo:margin-top="0.176cm" fo:margin-bottom="0.254cm" loext:contextual-spacing="false" fo:line-height="120%" fo:hyphenation-ladder-count="no-limit"/>
      <style:text-properties style:font-name="Times New Roman5" fo:font-family="'Times New Roman'" style:font-family-generic="roman" style:font-pitch="variable" style:letter-kerning="true" style:font-name-asian="Times New Roman5" style:font-family-asian="'Times New Roman'" style:font-family-generic-asian="roman" style:font-pitch-asian="variable" style:font-name-complex="Times New Roman5" style:font-family-complex="'Times New Roman'" style:font-family-generic-complex="roman" style:font-pitch-complex="variable" style:language-complex="ar" style:country-complex="SA" fo:hyphenate="true" fo:hyphenation-remain-char-count="2" fo:hyphenation-push-char-count="2"/>
    </style:style>
    <style:style style:name="Table_20_Contents" style:display-name="Table Contents" style:family="paragraph" style:parent-style-name="Standard" style:class="extra"/>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Thesis_5f_headerRight"><text:bookmark-ref text:reference-format="number" text:ref-name="__RefNumPara__33556_1854458412">1</text:bookmark-ref>. <text:bookmark-ref text:reference-format="text" text:ref-name="__RefNumPara__33556_1854458412">Материали и методи</text:bookmark-ref></text:p>
      </style:header>
      <style:footer>
        <text:p text:style-name="Thesis_5f_footer"><text:page-number text:select-page="current">21</text:page-number></text:p>
      </style:footer>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3DT10H46M56S</meta:editing-duration>
    <meta:editing-cycles>647</meta:editing-cycles>
    <meta:generator>LibreOffice/5.3.2.2$Linux_X86_64 LibreOffice_project/6cd4f1ef626f15116896b1d8e1398b56da0d0ee1</meta:generator>
    <meta:initial-creator>K </meta:initial-creator>
    <dc:date>2017-04-25T17:43:52.530001023</dc:date>
    <dc:creator>K</dc:creator>
    <meta:document-statistic meta:table-count="3" meta:image-count="0" meta:object-count="4" meta:page-count="21" meta:paragraph-count="204" meta:word-count="8043" meta:character-count="55857" meta:non-whitespace-character-count="47928"/>
    <meta:user-defined meta:name="ZOTERO_PREF_1">&lt;data data-version="3" zotero-version="4.0.29.11"&gt;&lt;session id="GlEqxorD"/&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4:53:12.0064042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